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text-align="center" fo:margin-bottom="0in" fo:line-height="100%"/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3" style:parent-style-name="Normal" style:family="paragraph">
      <style:paragraph-properties fo:margin-bottom="0in" fo:line-height="115%"/>
      <style:text-properties style:font-name="Times New Roman" style:font-name-complex="Times New Roman" fo:font-size="14pt" style:font-size-asian="14pt" style:font-size-complex="14pt"/>
    </style:style>
    <style:style style:name="P44" style:parent-style-name="Normal" style:family="paragraph">
      <style:paragraph-properties fo:margin-bottom="0in" fo:line-height="115%"/>
      <style:text-properties style:font-name="Times New Roman" style:font-name-complex="Times New Roman" fo:font-size="14pt" style:font-size-asian="14pt" style:font-size-complex="14pt"/>
    </style:style>
    <style:style style:name="P45" style:parent-style-name="Normal" style:family="paragraph">
      <style:paragraph-properties fo:margin-bottom="0in" fo:line-height="115%"/>
    </style:style>
    <style:style style:name="T46" style:parent-style-name="Hyperlink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Normal" style:family="paragraph">
      <style:paragraph-properties fo:margin-bottom="0in" fo:line-height="115%"/>
      <style:text-properties style:font-name="Times New Roman" style:font-name-complex="Times New Roman" fo:font-size="14pt" style:font-size-asian="14pt" style:font-size-complex="14pt"/>
    </style:style>
    <style:style style:name="P49" style:parent-style-name="ListParagraph" style:list-style-name="LFO1" style:family="paragraph">
      <style:paragraph-properties fo:margin-bottom="0in" fo:line-height="115%"/>
    </style:style>
    <style:style style:name="T50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2" style:parent-style-name="ListParagraph" style:list-style-name="LFO1" style:family="paragraph">
      <style:paragraph-properties fo:margin-bottom="0in" fo:line-height="115%"/>
    </style:style>
    <style:style style:name="T5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5" style:parent-style-name="ListParagraph" style:list-style-name="LFO1" style:family="paragraph">
      <style:paragraph-properties fo:margin-bottom="0in" fo:line-height="115%"/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8" style:parent-style-name="ListParagraph" style:list-style-name="LFO1" style:family="paragraph">
      <style:paragraph-properties fo:margin-bottom="0in" fo:line-height="115%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1" style:parent-style-name="ListParagraph" style:list-style-name="LFO1" style:family="paragraph">
      <style:paragraph-properties fo:margin-bottom="0in" fo:line-height="115%"/>
    </style:style>
    <style:style style:name="T6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4" style:parent-style-name="ListParagraph" style:list-style-name="LFO1" style:family="paragraph">
      <style:paragraph-properties fo:margin-bottom="0in" fo:line-height="115%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7" style:parent-style-name="ListParagraph" style:list-style-name="LFO1" style:family="paragraph">
      <style:paragraph-properties fo:margin-bottom="0in" fo:line-height="115%"/>
    </style:style>
    <style:style style:name="T6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0" style:parent-style-name="ListParagraph" style:list-style-name="LFO1" style:family="paragraph">
      <style:paragraph-properties fo:margin-bottom="0in" fo:line-height="115%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74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75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76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77" style:parent-style-name="Normal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7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6" style:parent-style-name="ListParagraph" style:list-style-name="LFO2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" style:parent-style-name="ListParagraph" style:list-style-name="LFO3" style:family="paragraph">
      <style:paragraph-properties fo:margin-bottom="0in" fo:line-height="100%"/>
    </style:style>
    <style:style style:name="T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9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94" style:parent-style-name="ListParagraph" style:list-style-name="LFO3" style:family="paragraph">
      <style:paragraph-properties fo:margin-bottom="0in" fo:line-height="100%"/>
    </style:style>
    <style:style style:name="T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9" style:parent-style-name="ListParagraph" style:list-style-name="LFO3" style:family="paragraph">
      <style:paragraph-properties fo:margin-bottom="0in" fo:line-height="100%"/>
    </style:style>
    <style:style style:name="T1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3" style:parent-style-name="ListParagraph" style:list-style-name="LFO3" style:family="paragraph">
      <style:paragraph-properties fo:margin-bottom="0in" fo:line-height="100%"/>
    </style:style>
    <style:style style:name="T1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0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09" style:parent-style-name="ListParagraph" style:list-style-name="LFO3" style:family="paragraph">
      <style:paragraph-properties fo:margin-bottom="0in" fo:line-height="100%"/>
    </style:style>
    <style:style style:name="T1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" style:parent-style-name="ListParagraph" style:list-style-name="LFO3" style:family="paragraph">
      <style:paragraph-properties fo:margin-bottom="0in" fo:line-height="100%"/>
    </style:style>
    <style:style style:name="T1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" style:parent-style-name="ListParagraph" style:list-style-name="LFO3" style:family="paragraph">
      <style:paragraph-properties fo:margin-bottom="0in" fo:line-height="100%"/>
    </style:style>
    <style:style style:name="T1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25" style:parent-style-name="ListParagraph" style:list-style-name="LFO3" style:family="paragraph">
      <style:paragraph-properties fo:margin-bottom="0in" fo:line-height="100%"/>
    </style:style>
    <style:style style:name="T1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2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" style:parent-style-name="ListParagraph" style:list-style-name="LFO3" style:family="paragraph">
      <style:paragraph-properties fo:margin-bottom="0in" fo:line-height="100%"/>
    </style:style>
    <style:style style:name="T1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35" style:parent-style-name="ListParagraph" style:list-style-name="LFO3" style:family="paragraph">
      <style:paragraph-properties fo:margin-bottom="0in" fo:line-height="100%"/>
    </style:style>
    <style:style style:name="T1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39" style:parent-style-name="ListParagraph" style:list-style-name="LFO3" style:family="paragraph">
      <style:paragraph-properties fo:margin-bottom="0in" fo:line-height="100%"/>
    </style:style>
    <style:style style:name="T1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2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43" style:parent-style-name="ListParagraph" style:list-style-name="LFO3" style:family="paragraph">
      <style:paragraph-properties fo:margin-bottom="0in" fo:line-height="100%"/>
    </style:style>
    <style:style style:name="T1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6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47" style:parent-style-name="ListParagraph" style:list-style-name="LFO3" style:family="paragraph">
      <style:paragraph-properties fo:margin-bottom="0in" fo:line-height="100%"/>
    </style:style>
    <style:style style:name="T1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5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52" style:parent-style-name="ListParagraph" style:list-style-name="LFO3" style:family="paragraph">
      <style:paragraph-properties fo:margin-bottom="0in" fo:line-height="100%"/>
    </style:style>
    <style:style style:name="T1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5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56" style:parent-style-name="ListParagraph" style:list-style-name="LFO3" style:family="paragraph">
      <style:paragraph-properties fo:margin-bottom="0in" fo:line-height="100%"/>
    </style:style>
    <style:style style:name="T1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5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60" style:parent-style-name="ListParagraph" style:list-style-name="LFO3" style:family="paragraph">
      <style:paragraph-properties fo:margin-bottom="0in" fo:line-height="100%"/>
    </style:style>
    <style:style style:name="T1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63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64" style:parent-style-name="ListParagraph" style:list-style-name="LFO3" style:family="paragraph">
      <style:paragraph-properties fo:margin-bottom="0in" fo:line-height="100%"/>
    </style:style>
    <style:style style:name="T1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67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68" style:parent-style-name="ListParagraph" style:list-style-name="LFO3" style:family="paragraph">
      <style:paragraph-properties fo:margin-bottom="0in" fo:line-height="100%"/>
    </style:style>
    <style:style style:name="T1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7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72" style:parent-style-name="ListParagraph" style:list-style-name="LFO3" style:family="paragraph">
      <style:paragraph-properties fo:margin-bottom="0in" fo:line-height="100%"/>
    </style:style>
    <style:style style:name="T1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7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76" style:parent-style-name="ListParagraph" style:list-style-name="LFO3" style:family="paragraph">
      <style:paragraph-properties fo:margin-bottom="0in" fo:line-height="100%"/>
    </style:style>
    <style:style style:name="T1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80" style:parent-style-name="ListParagraph" style:family="paragraph">
      <style:paragraph-properties fo:margin-bottom="0in" fo:line-height="100%"/>
    </style:style>
    <style:style style:name="P181" style:parent-style-name="ListParagraph" style:list-style-name="LFO3" style:family="paragraph">
      <style:paragraph-properties fo:margin-bottom="0in" fo:line-height="100%"/>
    </style:style>
    <style:style style:name="T1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8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86" style:parent-style-name="ListParagraph" style:list-style-name="LFO3" style:family="paragraph">
      <style:paragraph-properties fo:margin-bottom="0in" fo:line-height="100%"/>
    </style:style>
    <style:style style:name="T1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90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91" style:parent-style-name="ListParagraph" style:list-style-name="LFO3" style:family="paragraph">
      <style:paragraph-properties fo:margin-bottom="0in" fo:line-height="100%"/>
    </style:style>
    <style:style style:name="T1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9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95" style:parent-style-name="ListParagraph" style:list-style-name="LFO3" style:family="paragraph">
      <style:paragraph-properties fo:margin-bottom="0in" fo:line-height="100%"/>
    </style:style>
    <style:style style:name="T1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9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99" style:parent-style-name="ListParagraph" style:list-style-name="LFO3" style:family="paragraph">
      <style:paragraph-properties fo:margin-bottom="0in" fo:line-height="100%"/>
    </style:style>
    <style:style style:name="T2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02" style:parent-style-name="ListParagraph" style:list-style-name="LFO3" style:family="paragraph">
      <style:paragraph-properties fo:margin-bottom="0in" fo:line-height="100%"/>
    </style:style>
    <style:style style:name="T2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0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06" style:parent-style-name="ListParagraph" style:list-style-name="LFO3" style:family="paragraph">
      <style:paragraph-properties fo:margin-bottom="0in" fo:line-height="100%"/>
    </style:style>
    <style:style style:name="T2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0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10" style:parent-style-name="ListParagraph" style:list-style-name="LFO3" style:family="paragraph">
      <style:paragraph-properties fo:margin-bottom="0in" fo:line-height="100%"/>
    </style:style>
    <style:style style:name="T2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13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14" style:parent-style-name="ListParagraph" style:list-style-name="LFO3" style:family="paragraph">
      <style:paragraph-properties fo:margin-bottom="0in" fo:line-height="100%"/>
    </style:style>
    <style:style style:name="T2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17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18" style:parent-style-name="ListParagraph" style:list-style-name="LFO3" style:family="paragraph">
      <style:paragraph-properties fo:margin-bottom="0in" fo:line-height="100%"/>
    </style:style>
    <style:style style:name="T2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2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22" style:parent-style-name="ListParagraph" style:list-style-name="LFO3" style:family="paragraph">
      <style:paragraph-properties fo:margin-bottom="0in" fo:line-height="100%"/>
    </style:style>
    <style:style style:name="T2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2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26" style:parent-style-name="ListParagraph" style:list-style-name="LFO3" style:family="paragraph">
      <style:paragraph-properties fo:margin-bottom="0in" fo:line-height="100%"/>
    </style:style>
    <style:style style:name="T2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2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2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30" style:parent-style-name="ListParagraph" style:list-style-name="LFO3" style:family="paragraph">
      <style:paragraph-properties fo:margin-bottom="0in" fo:line-height="100%"/>
    </style:style>
    <style:style style:name="T2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3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35" style:parent-style-name="ListParagraph" style:list-style-name="LFO3" style:family="paragraph">
      <style:paragraph-properties fo:margin-bottom="0in" fo:line-height="100%"/>
    </style:style>
    <style:style style:name="T2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3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39" style:parent-style-name="ListParagraph" style:list-style-name="LFO3" style:family="paragraph">
      <style:paragraph-properties fo:margin-bottom="0in" fo:line-height="100%"/>
    </style:style>
    <style:style style:name="T2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42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43" style:parent-style-name="ListParagraph" style:list-style-name="LFO3" style:family="paragraph">
      <style:paragraph-properties fo:margin-bottom="0in" fo:line-height="100%"/>
    </style:style>
    <style:style style:name="T2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46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47" style:parent-style-name="ListParagraph" style:list-style-name="LFO3" style:family="paragraph">
      <style:paragraph-properties fo:margin-bottom="0in" fo:line-height="100%"/>
    </style:style>
    <style:style style:name="T2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4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5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52" style:parent-style-name="ListParagraph" style:list-style-name="LFO3" style:family="paragraph">
      <style:paragraph-properties fo:margin-bottom="0in" fo:line-height="100%"/>
    </style:style>
    <style:style style:name="T2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5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56" style:parent-style-name="ListParagraph" style:list-style-name="LFO3" style:family="paragraph">
      <style:paragraph-properties fo:margin-bottom="0in" fo:line-height="100%"/>
    </style:style>
    <style:style style:name="T2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5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ListParagraph" style:list-style-name="LFO3" style:family="paragraph">
      <style:paragraph-properties fo:margin-bottom="0in" fo:line-height="100%"/>
    </style:style>
    <style:style style:name="T2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63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64" style:parent-style-name="ListParagraph" style:list-style-name="LFO3" style:family="paragraph">
      <style:paragraph-properties fo:margin-bottom="0in" fo:line-height="100%"/>
    </style:style>
    <style:style style:name="T2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6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67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68" style:parent-style-name="ListParagraph" style:list-style-name="LFO3" style:family="paragraph">
      <style:paragraph-properties fo:margin-bottom="0in" fo:line-height="100%"/>
    </style:style>
    <style:style style:name="T2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7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72" style:parent-style-name="ListParagraph" style:list-style-name="LFO3" style:family="paragraph">
      <style:paragraph-properties fo:margin-bottom="0in" fo:line-height="100%"/>
    </style:style>
    <style:style style:name="T2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7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ListParagraph" style:list-style-name="LFO3" style:family="paragraph">
      <style:paragraph-properties fo:margin-bottom="0in" fo:line-height="100%"/>
    </style:style>
    <style:style style:name="T2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7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2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281" style:parent-style-name="ListParagraph" style:list-style-name="LFO3" style:family="paragraph">
      <style:paragraph-properties fo:margin-bottom="0in" fo:line-height="100%"/>
    </style:style>
    <style:style style:name="T2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8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85" style:parent-style-name="ListParagraph" style:list-style-name="LFO3" style:family="paragraph">
      <style:paragraph-properties fo:margin-bottom="0in" fo:line-height="100%"/>
    </style:style>
    <style:style style:name="T2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8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8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89" style:parent-style-name="ListParagraph" style:list-style-name="LFO3" style:family="paragraph">
      <style:paragraph-properties fo:margin-bottom="0in" fo:line-height="100%"/>
    </style:style>
    <style:style style:name="T2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92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93" style:parent-style-name="ListParagraph" style:list-style-name="LFO3" style:family="paragraph">
      <style:paragraph-properties fo:margin-bottom="0in" fo:line-height="100%"/>
    </style:style>
    <style:style style:name="T2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296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297" style:parent-style-name="ListParagraph" style:list-style-name="LFO3" style:family="paragraph">
      <style:paragraph-properties fo:margin-bottom="0in" fo:line-height="100%"/>
    </style:style>
    <style:style style:name="T2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9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0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01" style:parent-style-name="ListParagraph" style:list-style-name="LFO3" style:family="paragraph">
      <style:paragraph-properties fo:margin-bottom="0in" fo:line-height="100%"/>
    </style:style>
    <style:style style:name="T3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0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305" style:parent-style-name="ListParagraph" style:list-style-name="LFO3" style:family="paragraph">
      <style:paragraph-properties fo:margin-bottom="0in" fo:line-height="100%"/>
    </style:style>
    <style:style style:name="T3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0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0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309" style:parent-style-name="ListParagraph" style:list-style-name="LFO3" style:family="paragraph">
      <style:paragraph-properties fo:margin-bottom="0in" fo:line-height="100%"/>
    </style:style>
    <style:style style:name="T3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12" style:parent-style-name="ListParagraph" style:list-style-name="LFO3" style:family="paragraph">
      <style:paragraph-properties fo:margin-bottom="0in" fo:line-height="100%"/>
    </style:style>
    <style:style style:name="T3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15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16" style:parent-style-name="ListParagraph" style:list-style-name="LFO3" style:family="paragraph">
      <style:paragraph-properties fo:margin-bottom="0in" fo:line-height="100%"/>
    </style:style>
    <style:style style:name="T3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1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19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20" style:parent-style-name="ListParagraph" style:list-style-name="LFO3" style:family="paragraph">
      <style:paragraph-properties fo:margin-bottom="0in" fo:line-height="100%"/>
    </style:style>
    <style:style style:name="T3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3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2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325" style:parent-style-name="ListParagraph" style:list-style-name="LFO3" style:family="paragraph">
      <style:paragraph-properties fo:margin-bottom="0in" fo:line-height="100%"/>
    </style:style>
    <style:style style:name="T3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2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28" style:parent-style-name="ListParagraph" style:list-style-name="LFO3" style:family="paragraph">
      <style:paragraph-properties fo:margin-bottom="0in" fo:line-height="100%"/>
    </style:style>
    <style:style style:name="T3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31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2" style:parent-style-name="ListParagraph" style:list-style-name="LFO3" style:family="paragraph">
      <style:paragraph-properties fo:margin-bottom="0in" fo:line-height="100%"/>
    </style:style>
    <style:style style:name="T3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35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36" style:parent-style-name="ListParagraph" style:list-style-name="LFO3" style:family="paragraph">
      <style:paragraph-properties fo:margin-bottom="0in" fo:line-height="100%"/>
    </style:style>
    <style:style style:name="T3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3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3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40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341" style:parent-style-name="ListParagraph" style:list-style-name="LFO3" style:family="paragraph">
      <style:paragraph-properties fo:margin-bottom="0in" fo:line-height="100%"/>
    </style:style>
    <style:style style:name="T3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44" style:parent-style-name="ListParagraph" style:list-style-name="LFO3" style:family="paragraph">
      <style:paragraph-properties fo:margin-bottom="0in" fo:line-height="100%"/>
    </style:style>
    <style:style style:name="T3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4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47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48" style:parent-style-name="ListParagraph" style:list-style-name="LFO3" style:family="paragraph">
      <style:paragraph-properties fo:margin-bottom="0in" fo:line-height="100%"/>
    </style:style>
    <style:style style:name="T3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51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2" style:parent-style-name="ListParagraph" style:list-style-name="LFO3" style:family="paragraph">
      <style:paragraph-properties fo:margin-bottom="0in" fo:line-height="100%"/>
    </style:style>
    <style:style style:name="T3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3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56" style:parent-style-name="ListParagraph" style:list-style-name="LFO3" style:family="paragraph">
      <style:paragraph-properties fo:margin-bottom="0in" fo:line-height="100%"/>
    </style:style>
    <style:style style:name="T3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5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59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60" style:parent-style-name="ListParagraph" style:list-style-name="LFO3" style:family="paragraph">
      <style:paragraph-properties fo:margin-bottom="0in" fo:line-height="100%"/>
    </style:style>
    <style:style style:name="T3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3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6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365" style:parent-style-name="ListParagraph" style:list-style-name="LFO3" style:family="paragraph">
      <style:paragraph-properties fo:margin-bottom="0in" fo:line-height="100%"/>
    </style:style>
    <style:style style:name="T3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6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6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369" style:parent-style-name="ListParagraph" style:list-style-name="LFO3" style:family="paragraph">
      <style:paragraph-properties fo:margin-bottom="0in" fo:line-height="100%"/>
    </style:style>
    <style:style style:name="T3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72" style:parent-style-name="ListParagraph" style:list-style-name="LFO3" style:family="paragraph">
      <style:paragraph-properties fo:margin-bottom="0in" fo:line-height="100%"/>
    </style:style>
    <style:style style:name="T3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75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76" style:parent-style-name="ListParagraph" style:list-style-name="LFO3" style:family="paragraph">
      <style:paragraph-properties fo:margin-bottom="0in" fo:line-height="100%"/>
    </style:style>
    <style:style style:name="T3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7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3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80" style:parent-style-name="ListParagraph" style:list-style-name="LFO3" style:family="paragraph">
      <style:paragraph-properties fo:margin-bottom="0in" fo:line-height="100%"/>
    </style:style>
    <style:style style:name="T3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83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84" style:parent-style-name="ListParagraph" style:list-style-name="LFO3" style:family="paragraph">
      <style:paragraph-properties fo:margin-bottom="0in" fo:line-height="100%"/>
    </style:style>
    <style:style style:name="T3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8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3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388" style:parent-style-name="ListParagraph" style:list-style-name="LFO3" style:family="paragraph">
      <style:paragraph-properties fo:margin-bottom="0in" fo:line-height="100%"/>
    </style:style>
    <style:style style:name="T3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9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91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2" style:parent-style-name="ListParagraph" style:list-style-name="LFO3" style:family="paragraph">
      <style:paragraph-properties fo:margin-bottom="0in" fo:line-height="100%"/>
    </style:style>
    <style:style style:name="T3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9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395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96" style:parent-style-name="ListParagraph" style:list-style-name="LFO3" style:family="paragraph">
      <style:paragraph-properties fo:margin-bottom="0in" fo:line-height="100%"/>
    </style:style>
    <style:style style:name="T3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9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3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00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01" style:parent-style-name="ListParagraph" style:list-style-name="LFO3" style:family="paragraph">
      <style:paragraph-properties fo:margin-bottom="0in" fo:line-height="100%"/>
    </style:style>
    <style:style style:name="T4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04" style:parent-style-name="ListParagraph" style:list-style-name="LFO3" style:family="paragraph">
      <style:paragraph-properties fo:margin-bottom="0in" fo:line-height="100%"/>
    </style:style>
    <style:style style:name="T4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0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07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08" style:parent-style-name="ListParagraph" style:list-style-name="LFO3" style:family="paragraph">
      <style:paragraph-properties fo:margin-bottom="0in" fo:line-height="100%"/>
    </style:style>
    <style:style style:name="T4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11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2" style:parent-style-name="ListParagraph" style:list-style-name="LFO3" style:family="paragraph">
      <style:paragraph-properties fo:margin-bottom="0in" fo:line-height="100%"/>
    </style:style>
    <style:style style:name="T4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15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16" style:parent-style-name="ListParagraph" style:list-style-name="LFO3" style:family="paragraph">
      <style:paragraph-properties fo:margin-bottom="0in" fo:line-height="100%"/>
    </style:style>
    <style:style style:name="T4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1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4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20" style:parent-style-name="ListParagraph" style:list-style-name="LFO3" style:family="paragraph">
      <style:paragraph-properties fo:margin-bottom="0in" fo:line-height="100%"/>
    </style:style>
    <style:style style:name="T4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23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4" style:parent-style-name="ListParagraph" style:list-style-name="LFO3" style:family="paragraph">
      <style:paragraph-properties fo:margin-bottom="0in" fo:line-height="100%"/>
    </style:style>
    <style:style style:name="T4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2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27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28" style:parent-style-name="ListParagraph" style:list-style-name="LFO3" style:family="paragraph">
      <style:paragraph-properties fo:margin-bottom="0in" fo:line-height="100%"/>
    </style:style>
    <style:style style:name="T4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3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32" style:parent-style-name="ListParagraph" style:list-style-name="LFO3" style:family="paragraph">
      <style:paragraph-properties fo:margin-bottom="0in" fo:line-height="100%"/>
    </style:style>
    <style:style style:name="T4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3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36" style:parent-style-name="ListParagraph" style:list-style-name="LFO3" style:family="paragraph">
      <style:paragraph-properties fo:margin-bottom="0in" fo:line-height="100%"/>
    </style:style>
    <style:style style:name="T4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3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3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40" style:parent-style-name="ListParagraph" style:list-style-name="LFO3" style:family="paragraph">
      <style:paragraph-properties fo:margin-bottom="0in" fo:line-height="100%"/>
    </style:style>
    <style:style style:name="T4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43" style:parent-style-name="ListParagraph" style:list-style-name="LFO3" style:family="paragraph">
      <style:paragraph-properties fo:margin-bottom="0in" fo:line-height="100%"/>
    </style:style>
    <style:style style:name="T4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46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47" style:parent-style-name="ListParagraph" style:list-style-name="LFO3" style:family="paragraph">
      <style:paragraph-properties fo:margin-bottom="0in" fo:line-height="100%"/>
    </style:style>
    <style:style style:name="T4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4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50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51" style:parent-style-name="ListParagraph" style:list-style-name="LFO3" style:family="paragraph">
      <style:paragraph-properties fo:margin-bottom="0in" fo:line-height="100%"/>
    </style:style>
    <style:style style:name="T4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5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4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5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56" style:parent-style-name="ListParagraph" style:list-style-name="LFO3" style:family="paragraph">
      <style:paragraph-properties fo:margin-bottom="0in" fo:line-height="100%"/>
    </style:style>
    <style:style style:name="T4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5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59" style:parent-style-name="ListParagraph" style:list-style-name="LFO3" style:family="paragraph">
      <style:paragraph-properties fo:margin-bottom="0in" fo:line-height="100%"/>
    </style:style>
    <style:style style:name="T4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62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3" style:parent-style-name="ListParagraph" style:list-style-name="LFO3" style:family="paragraph">
      <style:paragraph-properties fo:margin-bottom="0in" fo:line-height="100%"/>
    </style:style>
    <style:style style:name="T4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66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467" style:parent-style-name="ListParagraph" style:list-style-name="LFO3" style:family="paragraph">
      <style:paragraph-properties fo:margin-bottom="0in" fo:line-height="100%"/>
    </style:style>
    <style:style style:name="T4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6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70" style:parent-style-name="Normal" style:family="paragraph">
      <style:paragraph-properties fo:margin-bottom="0in" fo:line-height="100%"/>
    </style:style>
    <style:style style:name="P471" style:parent-style-name="ListParagraph" style:list-style-name="LFO3" style:family="paragraph">
      <style:paragraph-properties fo:margin-bottom="0in" fo:line-height="100%"/>
    </style:style>
    <style:style style:name="T4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7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75" style:parent-style-name="ListParagraph" style:list-style-name="LFO3" style:family="paragraph">
      <style:paragraph-properties fo:margin-bottom="0in" fo:line-height="100%"/>
    </style:style>
    <style:style style:name="T4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7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7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79" style:parent-style-name="ListParagraph" style:list-style-name="LFO3" style:family="paragraph">
      <style:paragraph-properties fo:margin-bottom="0in" fo:line-height="100%"/>
    </style:style>
    <style:style style:name="T4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82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83" style:parent-style-name="ListParagraph" style:list-style-name="LFO3" style:family="paragraph">
      <style:paragraph-properties fo:margin-bottom="0in" fo:line-height="100%"/>
    </style:style>
    <style:style style:name="T4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86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87" style:parent-style-name="ListParagraph" style:list-style-name="LFO3" style:family="paragraph">
      <style:paragraph-properties fo:margin-bottom="0in" fo:line-height="100%"/>
    </style:style>
    <style:style style:name="T4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8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90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91" style:parent-style-name="ListParagraph" style:list-style-name="LFO3" style:family="paragraph">
      <style:paragraph-properties fo:margin-bottom="0in" fo:line-height="100%"/>
    </style:style>
    <style:style style:name="T4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9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95" style:parent-style-name="ListParagraph" style:list-style-name="LFO3" style:family="paragraph">
      <style:paragraph-properties fo:margin-bottom="0in" fo:line-height="100%"/>
    </style:style>
    <style:style style:name="T4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9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498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499" style:parent-style-name="ListParagraph" style:list-style-name="LFO3" style:family="paragraph">
      <style:paragraph-properties fo:margin-bottom="0in" fo:line-height="100%"/>
    </style:style>
    <style:style style:name="T5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02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503" style:parent-style-name="ListParagraph" style:list-style-name="LFO3" style:family="paragraph">
      <style:paragraph-properties fo:margin-bottom="0in" fo:line-height="100%"/>
    </style:style>
    <style:style style:name="T5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0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5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07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508" style:parent-style-name="ListParagraph" style:list-style-name="LFO3" style:family="paragraph">
      <style:paragraph-properties fo:margin-bottom="0in" fo:line-height="100%"/>
    </style:style>
    <style:style style:name="T5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1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512" style:parent-style-name="ListParagraph" style:list-style-name="LFO3" style:family="paragraph">
      <style:paragraph-properties fo:margin-bottom="0in" fo:line-height="100%"/>
    </style:style>
    <style:style style:name="T5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15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516" style:parent-style-name="ListParagraph" style:list-style-name="LFO3" style:family="paragraph">
      <style:paragraph-properties fo:margin-bottom="0in" fo:line-height="100%"/>
    </style:style>
    <style:style style:name="T5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1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1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520" style:parent-style-name="ListParagraph" style:list-style-name="LFO3" style:family="paragraph">
      <style:paragraph-properties fo:margin-bottom="0in" fo:line-height="100%"/>
    </style:style>
    <style:style style:name="T5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23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524" style:parent-style-name="ListParagraph" style:list-style-name="LFO3" style:family="paragraph">
      <style:paragraph-properties fo:margin-bottom="0in" fo:line-height="100%"/>
    </style:style>
    <style:style style:name="T5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2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27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528" style:parent-style-name="ListParagraph" style:list-style-name="LFO3" style:family="paragraph">
      <style:paragraph-properties fo:margin-bottom="0in" fo:line-height="100%"/>
    </style:style>
    <style:style style:name="T5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3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3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4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4" style:parent-style-name="ListParagraph" style:list-style-name="LFO2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5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56" style:parent-style-name="ListParagraph" style:list-style-name="LFO26" style:family="paragraph">
      <style:paragraph-properties fo:margin-bottom="0in" fo:line-height="100%"/>
    </style:style>
    <style:style style:name="T5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5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60" style:parent-style-name="Normal" style:family="paragraph">
      <style:paragraph-properties fo:margin-bottom="0in" fo:line-height="100%"/>
    </style:style>
    <style:style style:name="P561" style:parent-style-name="ListParagraph" style:list-style-name="LFO26" style:family="paragraph">
      <style:paragraph-properties fo:margin-bottom="0in" fo:line-height="100%"/>
    </style:style>
    <style:style style:name="T5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65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66" style:parent-style-name="ListParagraph" style:list-style-name="LFO26" style:family="paragraph">
      <style:paragraph-properties fo:margin-bottom="0in" fo:line-height="100%"/>
    </style:style>
    <style:style style:name="T5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6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7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1" style:parent-style-name="ListParagraph" style:list-style-name="LFO26" style:family="paragraph">
      <style:paragraph-properties fo:margin-bottom="0in" fo:line-height="100%"/>
    </style:style>
    <style:style style:name="T5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74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75" style:parent-style-name="ListParagraph" style:list-style-name="LFO26" style:family="paragraph">
      <style:paragraph-properties fo:margin-bottom="0in" fo:line-height="100%"/>
    </style:style>
    <style:style style:name="T5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7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79" style:parent-style-name="Normal" style:family="paragraph">
      <style:paragraph-properties fo:margin-bottom="0in" fo:line-height="100%"/>
    </style:style>
    <style:style style:name="P580" style:parent-style-name="ListParagraph" style:list-style-name="LFO26" style:family="paragraph">
      <style:paragraph-properties fo:margin-bottom="0in" fo:line-height="100%"/>
    </style:style>
    <style:style style:name="T5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8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85" style:parent-style-name="ListParagraph" style:list-style-name="LFO26" style:family="paragraph">
      <style:paragraph-properties fo:margin-bottom="0in" fo:line-height="100%"/>
    </style:style>
    <style:style style:name="T5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8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0" style:parent-style-name="ListParagraph" style:list-style-name="LFO26" style:family="paragraph">
      <style:paragraph-properties fo:margin-bottom="0in" fo:line-height="100%"/>
    </style:style>
    <style:style style:name="T5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9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595" style:parent-style-name="ListParagraph" style:list-style-name="LFO26" style:family="paragraph">
      <style:paragraph-properties fo:margin-bottom="0in" fo:line-height="100%"/>
    </style:style>
    <style:style style:name="T5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599" style:parent-style-name="ListParagraph" style:list-style-name="LFO26" style:family="paragraph">
      <style:paragraph-properties fo:margin-bottom="0in" fo:line-height="100%"/>
    </style:style>
    <style:style style:name="T6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0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04" style:parent-style-name="ListParagraph" style:list-style-name="LFO26" style:family="paragraph">
      <style:paragraph-properties fo:margin-bottom="0in" fo:line-height="100%"/>
    </style:style>
    <style:style style:name="T6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0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08" style:parent-style-name="Normal" style:family="paragraph">
      <style:paragraph-properties fo:margin-bottom="0in" fo:line-height="100%"/>
    </style:style>
    <style:style style:name="P609" style:parent-style-name="ListParagraph" style:list-style-name="LFO26" style:family="paragraph">
      <style:paragraph-properties fo:margin-bottom="0in" fo:line-height="100%"/>
    </style:style>
    <style:style style:name="T6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1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4" style:parent-style-name="ListParagraph" style:list-style-name="LFO26" style:family="paragraph">
      <style:paragraph-properties fo:margin-bottom="0in" fo:line-height="100%"/>
    </style:style>
    <style:style style:name="T6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1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1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19" style:parent-style-name="ListParagraph" style:list-style-name="LFO26" style:family="paragraph">
      <style:paragraph-properties fo:margin-bottom="0in" fo:line-height="100%"/>
    </style:style>
    <style:style style:name="T6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23" style:parent-style-name="Normal" style:family="paragraph">
      <style:paragraph-properties fo:margin-bottom="0in" fo:line-height="100%" fo:margin-left="0.25in">
        <style:tab-stops/>
      </style:paragraph-properties>
    </style:style>
    <style:style style:name="P624" style:parent-style-name="ListParagraph" style:list-style-name="LFO26" style:family="paragraph">
      <style:paragraph-properties fo:margin-bottom="0in" fo:line-height="100%"/>
    </style:style>
    <style:style style:name="T6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2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2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29" style:parent-style-name="ListParagraph" style:list-style-name="LFO26" style:family="paragraph">
      <style:paragraph-properties fo:margin-bottom="0in" fo:line-height="100%"/>
    </style:style>
    <style:style style:name="T6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3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34" style:parent-style-name="ListParagraph" style:list-style-name="LFO26" style:family="paragraph">
      <style:paragraph-properties fo:margin-bottom="0in" fo:line-height="100%"/>
    </style:style>
    <style:style style:name="T6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3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38" style:parent-style-name="Normal" style:family="paragraph">
      <style:paragraph-properties fo:margin-bottom="0in" fo:line-height="100%"/>
    </style:style>
    <style:style style:name="P639" style:parent-style-name="ListParagraph" style:list-style-name="LFO26" style:family="paragraph">
      <style:paragraph-properties fo:margin-bottom="0in" fo:line-height="100%"/>
    </style:style>
    <style:style style:name="T6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43" style:parent-style-name="Normal" style:family="paragraph">
      <style:paragraph-properties fo:margin-bottom="0in" fo:line-height="100%"/>
    </style:style>
    <style:style style:name="P644" style:parent-style-name="ListParagraph" style:list-style-name="LFO26" style:family="paragraph">
      <style:paragraph-properties fo:margin-bottom="0in" fo:line-height="100%"/>
    </style:style>
    <style:style style:name="T6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4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4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49" style:parent-style-name="ListParagraph" style:list-style-name="LFO26" style:family="paragraph">
      <style:paragraph-properties fo:margin-bottom="0in" fo:line-height="100%"/>
    </style:style>
    <style:style style:name="T6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53" style:parent-style-name="Normal" style:family="paragraph">
      <style:paragraph-properties fo:margin-bottom="0in" fo:line-height="100%"/>
    </style:style>
    <style:style style:name="P654" style:parent-style-name="ListParagraph" style:list-style-name="LFO26" style:family="paragraph">
      <style:paragraph-properties fo:margin-bottom="0in" fo:line-height="100%"/>
    </style:style>
    <style:style style:name="T6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5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5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59" style:parent-style-name="ListParagraph" style:list-style-name="LFO26" style:family="paragraph">
      <style:paragraph-properties fo:margin-bottom="0in" fo:line-height="100%"/>
    </style:style>
    <style:style style:name="T6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6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65" style:parent-style-name="ListParagraph" style:list-style-name="LFO26" style:family="paragraph">
      <style:paragraph-properties fo:margin-bottom="0in" fo:line-height="100%"/>
    </style:style>
    <style:style style:name="T6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6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6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0" style:parent-style-name="ListParagraph" style:list-style-name="LFO26" style:family="paragraph">
      <style:paragraph-properties fo:margin-bottom="0in" fo:line-height="100%"/>
    </style:style>
    <style:style style:name="T6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7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75" style:parent-style-name="ListParagraph" style:list-style-name="LFO26" style:family="paragraph">
      <style:paragraph-properties fo:margin-bottom="0in" fo:line-height="100%"/>
    </style:style>
    <style:style style:name="T6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7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7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680" style:parent-style-name="ListParagraph" style:list-style-name="LFO26" style:family="paragraph">
      <style:paragraph-properties fo:margin-bottom="0in" fo:line-height="100%"/>
    </style:style>
    <style:style style:name="T6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8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685" style:parent-style-name="ListParagraph" style:list-style-name="LFO26" style:family="paragraph">
      <style:paragraph-properties fo:margin-bottom="0in" fo:line-height="100%"/>
    </style:style>
    <style:style style:name="T6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8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8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690" style:parent-style-name="ListParagraph" style:list-style-name="LFO26" style:family="paragraph">
      <style:paragraph-properties fo:margin-bottom="0in" fo:line-height="100%"/>
    </style:style>
    <style:style style:name="T6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9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695" style:parent-style-name="ListParagraph" style:list-style-name="LFO26" style:family="paragraph">
      <style:paragraph-properties fo:margin-bottom="0in" fo:line-height="100%"/>
    </style:style>
    <style:style style:name="T6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9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699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00" style:parent-style-name="ListParagraph" style:list-style-name="LFO26" style:family="paragraph">
      <style:paragraph-properties fo:margin-bottom="0in" fo:line-height="100%"/>
    </style:style>
    <style:style style:name="T7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04" style:parent-style-name="Normal" style:family="paragraph">
      <style:paragraph-properties fo:margin-bottom="0in" fo:line-height="100%" fo:margin-left="0.25in">
        <style:tab-stops/>
      </style:paragraph-properties>
    </style:style>
    <style:style style:name="P705" style:parent-style-name="ListParagraph" style:list-style-name="LFO26" style:family="paragraph">
      <style:paragraph-properties fo:margin-bottom="0in" fo:line-height="100%"/>
    </style:style>
    <style:style style:name="T7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0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09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710" style:parent-style-name="ListParagraph" style:list-style-name="LFO26" style:family="paragraph">
      <style:paragraph-properties fo:margin-bottom="0in" fo:line-height="100%"/>
    </style:style>
    <style:style style:name="T7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1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15" style:parent-style-name="ListParagraph" style:list-style-name="LFO26" style:family="paragraph">
      <style:paragraph-properties fo:margin-bottom="0in" fo:line-height="100%"/>
    </style:style>
    <style:style style:name="T7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1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1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20" style:parent-style-name="ListParagraph" style:list-style-name="LFO26" style:family="paragraph">
      <style:paragraph-properties fo:margin-bottom="0in" fo:line-height="100%"/>
    </style:style>
    <style:style style:name="T7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24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725" style:parent-style-name="ListParagraph" style:list-style-name="LFO26" style:family="paragraph">
      <style:paragraph-properties fo:margin-bottom="0in" fo:line-height="100%"/>
    </style:style>
    <style:style style:name="T7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2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2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730" style:parent-style-name="ListParagraph" style:list-style-name="LFO26" style:family="paragraph">
      <style:paragraph-properties fo:margin-bottom="0in" fo:line-height="100%"/>
    </style:style>
    <style:style style:name="T7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3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735" style:parent-style-name="ListParagraph" style:list-style-name="LFO26" style:family="paragraph">
      <style:paragraph-properties fo:margin-bottom="0in" fo:line-height="100%"/>
    </style:style>
    <style:style style:name="T7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3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3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40" style:parent-style-name="ListParagraph" style:list-style-name="LFO26" style:family="paragraph">
      <style:paragraph-properties fo:margin-bottom="0in" fo:line-height="100%"/>
    </style:style>
    <style:style style:name="T7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4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745" style:parent-style-name="ListParagraph" style:list-style-name="LFO26" style:family="paragraph">
      <style:paragraph-properties fo:margin-bottom="0in" fo:line-height="100%"/>
    </style:style>
    <style:style style:name="T7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4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49" style:parent-style-name="ListParagraph" style:list-style-name="LFO26" style:family="paragraph">
      <style:paragraph-properties fo:margin-bottom="0in" fo:line-height="100%"/>
    </style:style>
    <style:style style:name="T7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53" style:parent-style-name="Normal" style:family="paragraph">
      <style:paragraph-properties fo:margin-bottom="0in" fo:line-height="100%"/>
    </style:style>
    <style:style style:name="P754" style:parent-style-name="ListParagraph" style:list-style-name="LFO26" style:family="paragraph">
      <style:paragraph-properties fo:margin-bottom="0in" fo:line-height="100%"/>
    </style:style>
    <style:style style:name="T7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5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58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759" style:parent-style-name="ListParagraph" style:list-style-name="LFO26" style:family="paragraph">
      <style:paragraph-properties fo:margin-bottom="0in" fo:line-height="100%"/>
    </style:style>
    <style:style style:name="T7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7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76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65" style:parent-style-name="ListParagraph" style:list-style-name="LFO26" style:family="paragraph">
      <style:paragraph-properties fo:margin-bottom="0in" fo:line-height="100%"/>
    </style:style>
    <style:style style:name="T7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6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6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0" style:parent-style-name="ListParagraph" style:list-style-name="LFO26" style:family="paragraph">
      <style:paragraph-properties fo:margin-bottom="0in" fo:line-height="100%"/>
    </style:style>
    <style:style style:name="T7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7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75" style:parent-style-name="ListParagraph" style:list-style-name="LFO26" style:family="paragraph">
      <style:paragraph-properties fo:margin-bottom="0in" fo:line-height="100%"/>
    </style:style>
    <style:style style:name="T7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7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7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0" style:parent-style-name="ListParagraph" style:list-style-name="LFO26" style:family="paragraph">
      <style:paragraph-properties fo:margin-bottom="0in" fo:line-height="100%"/>
    </style:style>
    <style:style style:name="T7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8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85" style:parent-style-name="ListParagraph" style:list-style-name="LFO26" style:family="paragraph">
      <style:paragraph-properties fo:margin-bottom="0in" fo:line-height="100%"/>
    </style:style>
    <style:style style:name="T7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8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8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790" style:parent-style-name="ListParagraph" style:list-style-name="LFO26" style:family="paragraph">
      <style:paragraph-properties fo:margin-bottom="0in" fo:line-height="100%"/>
    </style:style>
    <style:style style:name="T7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94" style:parent-style-name="Normal" style:family="paragraph">
      <style:paragraph-properties fo:margin-bottom="0in" fo:line-height="100%"/>
    </style:style>
    <style:style style:name="P795" style:parent-style-name="ListParagraph" style:list-style-name="LFO26" style:family="paragraph">
      <style:paragraph-properties fo:margin-bottom="0in" fo:line-height="100%"/>
    </style:style>
    <style:style style:name="T7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79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799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00" style:parent-style-name="ListParagraph" style:list-style-name="LFO26" style:family="paragraph">
      <style:paragraph-properties fo:margin-bottom="0in" fo:line-height="100%"/>
    </style:style>
    <style:style style:name="T8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0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04" style:parent-style-name="Normal" style:family="paragraph">
      <style:paragraph-properties fo:margin-bottom="0in" fo:line-height="100%"/>
    </style:style>
    <style:style style:name="P805" style:parent-style-name="ListParagraph" style:list-style-name="LFO26" style:family="paragraph">
      <style:paragraph-properties fo:margin-bottom="0in" fo:line-height="100%"/>
    </style:style>
    <style:style style:name="T8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0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09" style:parent-style-name="ListParagraph" style:list-style-name="LFO26" style:family="paragraph">
      <style:paragraph-properties fo:margin-bottom="0in" fo:line-height="100%"/>
    </style:style>
    <style:style style:name="T8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1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13" style:parent-style-name="Normal" style:family="paragraph">
      <style:paragraph-properties fo:margin-bottom="0in" fo:line-height="100%"/>
    </style:style>
    <style:style style:name="P814" style:parent-style-name="ListParagraph" style:list-style-name="LFO26" style:family="paragraph">
      <style:paragraph-properties fo:margin-bottom="0in" fo:line-height="100%"/>
    </style:style>
    <style:style style:name="T8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1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1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19" style:parent-style-name="ListParagraph" style:list-style-name="LFO26" style:family="paragraph">
      <style:paragraph-properties fo:margin-bottom="0in" fo:line-height="100%"/>
    </style:style>
    <style:style style:name="T8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2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2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24" style:parent-style-name="ListParagraph" style:list-style-name="LFO26" style:family="paragraph">
      <style:paragraph-properties fo:margin-bottom="0in" fo:line-height="100%"/>
    </style:style>
    <style:style style:name="T8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2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28" style:parent-style-name="Normal" style:family="paragraph">
      <style:paragraph-properties fo:margin-bottom="0in" fo:line-height="100%"/>
    </style:style>
    <style:style style:name="P829" style:parent-style-name="ListParagraph" style:list-style-name="LFO26" style:family="paragraph">
      <style:paragraph-properties fo:margin-bottom="0in" fo:line-height="100%"/>
    </style:style>
    <style:style style:name="T8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3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3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34" style:parent-style-name="ListParagraph" style:list-style-name="LFO26" style:family="paragraph">
      <style:paragraph-properties fo:margin-bottom="0in" fo:line-height="100%"/>
    </style:style>
    <style:style style:name="T8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3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855" style:parent-style-name="ListParagraph" style:list-style-name="LFO2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5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57" style:parent-style-name="ListParagraph" style:list-style-name="LFO27" style:family="paragraph">
      <style:paragraph-properties fo:margin-bottom="0in" fo:line-height="100%"/>
    </style:style>
    <style:style style:name="T8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5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60" style:parent-style-name="Normal" style:family="paragraph">
      <style:paragraph-properties fo:margin-bottom="0in" fo:line-height="100%"/>
    </style:style>
    <style:style style:name="P861" style:parent-style-name="ListParagraph" style:list-style-name="LFO27" style:family="paragraph">
      <style:paragraph-properties fo:margin-bottom="0in" fo:line-height="100%"/>
    </style:style>
    <style:style style:name="T8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6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6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66" style:parent-style-name="ListParagraph" style:list-style-name="LFO27" style:family="paragraph">
      <style:paragraph-properties fo:margin-bottom="0in" fo:line-height="100%"/>
    </style:style>
    <style:style style:name="T8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6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6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0" style:parent-style-name="ListParagraph" style:list-style-name="LFO27" style:family="paragraph">
      <style:paragraph-properties fo:margin-bottom="0in" fo:line-height="100%"/>
    </style:style>
    <style:style style:name="T8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7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7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4" style:parent-style-name="ListParagraph" style:list-style-name="LFO27" style:family="paragraph">
      <style:paragraph-properties fo:margin-bottom="0in" fo:line-height="100%"/>
    </style:style>
    <style:style style:name="T8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7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7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78" style:parent-style-name="ListParagraph" style:list-style-name="LFO27" style:family="paragraph">
      <style:paragraph-properties fo:margin-bottom="0in" fo:line-height="100%"/>
    </style:style>
    <style:style style:name="T8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8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8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2" style:parent-style-name="ListParagraph" style:list-style-name="LFO27" style:family="paragraph">
      <style:paragraph-properties fo:margin-bottom="0in" fo:line-height="100%"/>
    </style:style>
    <style:style style:name="T8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8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8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86" style:parent-style-name="ListParagraph" style:list-style-name="LFO27" style:family="paragraph">
      <style:paragraph-properties fo:margin-bottom="0in" fo:line-height="100%"/>
    </style:style>
    <style:style style:name="T8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8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8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0" style:parent-style-name="ListParagraph" style:list-style-name="LFO27" style:family="paragraph">
      <style:paragraph-properties fo:margin-bottom="0in" fo:line-height="100%"/>
    </style:style>
    <style:style style:name="T8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9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89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4" style:parent-style-name="ListParagraph" style:list-style-name="LFO27" style:family="paragraph">
      <style:paragraph-properties fo:margin-bottom="0in" fo:line-height="100%"/>
    </style:style>
    <style:style style:name="T8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9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8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9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899" style:parent-style-name="ListParagraph" style:list-style-name="LFO27" style:family="paragraph">
      <style:paragraph-properties fo:margin-bottom="0in" fo:line-height="100%"/>
    </style:style>
    <style:style style:name="T9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0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0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3" style:parent-style-name="ListParagraph" style:list-style-name="LFO27" style:family="paragraph">
      <style:paragraph-properties fo:margin-bottom="0in" fo:line-height="100%"/>
    </style:style>
    <style:style style:name="T9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0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0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07" style:parent-style-name="ListParagraph" style:list-style-name="LFO27" style:family="paragraph">
      <style:paragraph-properties fo:margin-bottom="0in" fo:line-height="100%"/>
    </style:style>
    <style:style style:name="T9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0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10" style:parent-style-name="Normal" style:family="paragraph">
      <style:paragraph-properties fo:margin-bottom="0in" fo:line-height="100%"/>
    </style:style>
    <style:style style:name="P911" style:parent-style-name="ListParagraph" style:list-style-name="LFO27" style:family="paragraph">
      <style:paragraph-properties fo:margin-bottom="0in" fo:line-height="100%"/>
    </style:style>
    <style:style style:name="T9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1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1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5" style:parent-style-name="ListParagraph" style:list-style-name="LFO27" style:family="paragraph">
      <style:paragraph-properties fo:margin-bottom="0in" fo:line-height="100%"/>
    </style:style>
    <style:style style:name="T9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1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1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19" style:parent-style-name="ListParagraph" style:list-style-name="LFO27" style:family="paragraph">
      <style:paragraph-properties fo:margin-bottom="0in" fo:line-height="100%"/>
    </style:style>
    <style:style style:name="T9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2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2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3" style:parent-style-name="ListParagraph" style:list-style-name="LFO27" style:family="paragraph">
      <style:paragraph-properties fo:margin-bottom="0in" fo:line-height="100%"/>
    </style:style>
    <style:style style:name="T9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2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2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27" style:parent-style-name="ListParagraph" style:list-style-name="LFO27" style:family="paragraph">
      <style:paragraph-properties fo:margin-bottom="0in" fo:line-height="100%"/>
    </style:style>
    <style:style style:name="T9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2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30" style:parent-style-name="Normal" style:family="paragraph">
      <style:paragraph-properties fo:margin-bottom="0in" fo:line-height="100%"/>
    </style:style>
    <style:style style:name="P931" style:parent-style-name="ListParagraph" style:list-style-name="LFO27" style:family="paragraph">
      <style:paragraph-properties fo:margin-bottom="0in" fo:line-height="100%"/>
    </style:style>
    <style:style style:name="T9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3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9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93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36" style:parent-style-name="ListParagraph" style:list-style-name="LFO27" style:family="paragraph">
      <style:paragraph-properties fo:margin-bottom="0in" fo:line-height="100%"/>
    </style:style>
    <style:style style:name="T9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3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3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0" style:parent-style-name="ListParagraph" style:list-style-name="LFO27" style:family="paragraph">
      <style:paragraph-properties fo:margin-bottom="0in" fo:line-height="100%"/>
    </style:style>
    <style:style style:name="T9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4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4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4" style:parent-style-name="ListParagraph" style:list-style-name="LFO27" style:family="paragraph">
      <style:paragraph-properties fo:margin-bottom="0in" fo:line-height="100%"/>
    </style:style>
    <style:style style:name="T9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4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48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49" style:parent-style-name="ListParagraph" style:list-style-name="LFO27" style:family="paragraph">
      <style:paragraph-properties fo:margin-bottom="0in" fo:line-height="100%"/>
    </style:style>
    <style:style style:name="T9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5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5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54" style:parent-style-name="ListParagraph" style:list-style-name="LFO27" style:family="paragraph">
      <style:paragraph-properties fo:margin-bottom="0in" fo:line-height="100%"/>
    </style:style>
    <style:style style:name="T9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5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58" style:parent-style-name="ListParagraph" style:family="paragraph">
      <style:paragraph-properties fo:margin-bottom="0in" fo:line-height="100%"/>
    </style:style>
    <style:style style:name="P959" style:parent-style-name="ListParagraph" style:list-style-name="LFO27" style:family="paragraph">
      <style:paragraph-properties fo:margin-bottom="0in" fo:line-height="100%"/>
    </style:style>
    <style:style style:name="T9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2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63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64" style:parent-style-name="ListParagraph" style:list-style-name="LFO27" style:family="paragraph">
      <style:paragraph-properties fo:margin-bottom="0in" fo:line-height="100%"/>
    </style:style>
    <style:style style:name="T9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67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96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6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970" style:parent-style-name="ListParagraph" style:list-style-name="LFO27" style:family="paragraph">
      <style:paragraph-properties fo:margin-bottom="0in" fo:line-height="100%"/>
    </style:style>
    <style:style style:name="T9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7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7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75" style:parent-style-name="ListParagraph" style:list-style-name="LFO27" style:family="paragraph">
      <style:paragraph-properties fo:margin-bottom="0in" fo:line-height="100%"/>
    </style:style>
    <style:style style:name="T9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7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79" style:parent-style-name="Normal" style:family="paragraph">
      <style:paragraph-properties fo:margin-bottom="0in" fo:line-height="100%"/>
    </style:style>
    <style:style style:name="P980" style:parent-style-name="ListParagraph" style:list-style-name="LFO27" style:family="paragraph">
      <style:paragraph-properties fo:margin-bottom="0in" fo:line-height="100%"/>
    </style:style>
    <style:style style:name="T9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8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84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985" style:parent-style-name="ListParagraph" style:list-style-name="LFO27" style:family="paragraph">
      <style:paragraph-properties fo:margin-bottom="0in" fo:line-height="100%"/>
    </style:style>
    <style:style style:name="T9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8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8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990" style:parent-style-name="ListParagraph" style:list-style-name="LFO27" style:family="paragraph">
      <style:paragraph-properties fo:margin-bottom="0in" fo:line-height="100%"/>
    </style:style>
    <style:style style:name="T9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9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9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995" style:parent-style-name="ListParagraph" style:list-style-name="LFO27" style:family="paragraph">
      <style:paragraph-properties fo:margin-bottom="0in" fo:line-height="100%"/>
    </style:style>
    <style:style style:name="T99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9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9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999" style:parent-style-name="Normal" style:family="paragraph">
      <style:paragraph-properties fo:margin-bottom="0in" fo:line-height="100%"/>
    </style:style>
    <style:style style:name="P1000" style:parent-style-name="ListParagraph" style:list-style-name="LFO27" style:family="paragraph">
      <style:paragraph-properties fo:margin-bottom="0in" fo:line-height="100%"/>
    </style:style>
    <style:style style:name="T100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0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0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04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005" style:parent-style-name="ListParagraph" style:list-style-name="LFO27" style:family="paragraph">
      <style:paragraph-properties fo:margin-bottom="0in" fo:line-height="100%"/>
    </style:style>
    <style:style style:name="T100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0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09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0" style:parent-style-name="ListParagraph" style:list-style-name="LFO27" style:family="paragraph">
      <style:paragraph-properties fo:margin-bottom="0in" fo:line-height="100%"/>
    </style:style>
    <style:style style:name="T101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1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14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15" style:parent-style-name="ListParagraph" style:list-style-name="LFO27" style:family="paragraph">
      <style:paragraph-properties fo:margin-bottom="0in" fo:line-height="100%"/>
    </style:style>
    <style:style style:name="T10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1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1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0" style:parent-style-name="ListParagraph" style:list-style-name="LFO27" style:family="paragraph">
      <style:paragraph-properties fo:margin-bottom="0in" fo:line-height="100%"/>
    </style:style>
    <style:style style:name="T10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2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24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25" style:parent-style-name="ListParagraph" style:list-style-name="LFO27" style:family="paragraph">
      <style:paragraph-properties fo:margin-bottom="0in" fo:line-height="100%"/>
    </style:style>
    <style:style style:name="T102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2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2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030" style:parent-style-name="ListParagraph" style:list-style-name="LFO27" style:family="paragraph">
      <style:paragraph-properties fo:margin-bottom="0in" fo:line-height="100%"/>
    </style:style>
    <style:style style:name="T10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3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3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35" style:parent-style-name="ListParagraph" style:list-style-name="LFO27" style:family="paragraph">
      <style:paragraph-properties fo:margin-bottom="0in" fo:line-height="100%"/>
    </style:style>
    <style:style style:name="T10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3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3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0" style:parent-style-name="ListParagraph" style:list-style-name="LFO27" style:family="paragraph">
      <style:paragraph-properties fo:margin-bottom="0in" fo:line-height="100%"/>
    </style:style>
    <style:style style:name="T104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4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4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45" style:parent-style-name="ListParagraph" style:list-style-name="LFO27" style:family="paragraph">
      <style:paragraph-properties fo:margin-bottom="0in" fo:line-height="100%"/>
    </style:style>
    <style:style style:name="T10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4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4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4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050" style:parent-style-name="ListParagraph" style:list-style-name="LFO27" style:family="paragraph">
      <style:paragraph-properties fo:margin-bottom="0in" fo:line-height="100%"/>
    </style:style>
    <style:style style:name="T10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5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54" style:parent-style-name="Normal" style:family="paragraph">
      <style:paragraph-properties fo:margin-bottom="0in" fo:line-height="100%"/>
    </style:style>
    <style:style style:name="P1055" style:parent-style-name="ListParagraph" style:list-style-name="LFO27" style:family="paragraph">
      <style:paragraph-properties fo:margin-bottom="0in" fo:line-height="100%"/>
    </style:style>
    <style:style style:name="T10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5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5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0" style:parent-style-name="ListParagraph" style:list-style-name="LFO27" style:family="paragraph">
      <style:paragraph-properties fo:margin-bottom="0in" fo:line-height="100%"/>
    </style:style>
    <style:style style:name="T10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6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6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6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65" style:parent-style-name="ListParagraph" style:list-style-name="LFO27" style:family="paragraph">
      <style:paragraph-properties fo:margin-bottom="0in" fo:line-height="100%"/>
    </style:style>
    <style:style style:name="T10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6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69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070" style:parent-style-name="ListParagraph" style:list-style-name="LFO27" style:family="paragraph">
      <style:paragraph-properties fo:margin-bottom="0in" fo:line-height="100%"/>
    </style:style>
    <style:style style:name="T10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7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74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75" style:parent-style-name="ListParagraph" style:list-style-name="LFO27" style:family="paragraph">
      <style:paragraph-properties fo:margin-bottom="0in" fo:line-height="100%"/>
    </style:style>
    <style:style style:name="T107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7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79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080" style:parent-style-name="ListParagraph" style:list-style-name="LFO27" style:family="paragraph">
      <style:paragraph-properties fo:margin-bottom="0in" fo:line-height="100%"/>
    </style:style>
    <style:style style:name="T10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8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8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84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85" style:parent-style-name="ListParagraph" style:list-style-name="LFO27" style:family="paragraph">
      <style:paragraph-properties fo:margin-bottom="0in" fo:line-height="100%"/>
    </style:style>
    <style:style style:name="T10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88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89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0" style:parent-style-name="ListParagraph" style:list-style-name="LFO27" style:family="paragraph">
      <style:paragraph-properties fo:margin-bottom="0in" fo:line-height="100%"/>
    </style:style>
    <style:style style:name="T10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093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09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09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097" style:parent-style-name="ListParagraph" style:list-style-name="LFO2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9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99" style:parent-style-name="ListParagraph" style:list-style-name="LFO29" style:family="paragraph">
      <style:paragraph-properties fo:margin-bottom="0in" fo:line-height="100%"/>
    </style:style>
    <style:style style:name="T11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0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02" style:parent-style-name="Normal" style:family="paragraph">
      <style:paragraph-properties fo:margin-bottom="0in" fo:line-height="100%"/>
    </style:style>
    <style:style style:name="P1103" style:parent-style-name="ListParagraph" style:list-style-name="LFO29" style:family="paragraph">
      <style:paragraph-properties fo:margin-bottom="0in" fo:line-height="100%"/>
    </style:style>
    <style:style style:name="T11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0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07" style:parent-style-name="ListParagraph" style:list-style-name="LFO29" style:family="paragraph">
      <style:paragraph-properties fo:margin-bottom="0in" fo:line-height="100%"/>
    </style:style>
    <style:style style:name="T11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1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11" style:parent-style-name="Normal" style:family="paragraph">
      <style:paragraph-properties fo:margin-bottom="0in" fo:line-height="100%"/>
    </style:style>
    <style:style style:name="P1112" style:parent-style-name="ListParagraph" style:list-style-name="LFO29" style:family="paragraph">
      <style:paragraph-properties fo:margin-bottom="0in" fo:line-height="100%"/>
    </style:style>
    <style:style style:name="T11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1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1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17" style:parent-style-name="ListParagraph" style:list-style-name="LFO29" style:family="paragraph">
      <style:paragraph-properties fo:margin-bottom="0in" fo:line-height="100%"/>
    </style:style>
    <style:style style:name="T11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2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21" style:parent-style-name="Normal" style:family="paragraph">
      <style:paragraph-properties fo:margin-bottom="0in" fo:line-height="100%"/>
    </style:style>
    <style:style style:name="P1122" style:parent-style-name="ListParagraph" style:list-style-name="LFO29" style:family="paragraph">
      <style:paragraph-properties fo:margin-bottom="0in" fo:line-height="100%"/>
    </style:style>
    <style:style style:name="T11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2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2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27" style:parent-style-name="ListParagraph" style:list-style-name="LFO29" style:family="paragraph">
      <style:paragraph-properties fo:margin-bottom="0in" fo:line-height="100%"/>
    </style:style>
    <style:style style:name="T11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3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3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2" style:parent-style-name="ListParagraph" style:list-style-name="LFO29" style:family="paragraph">
      <style:paragraph-properties fo:margin-bottom="0in" fo:line-height="100%"/>
    </style:style>
    <style:style style:name="T11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3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3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37" style:parent-style-name="ListParagraph" style:list-style-name="LFO29" style:family="paragraph">
      <style:paragraph-properties fo:margin-bottom="0in" fo:line-height="100%"/>
    </style:style>
    <style:style style:name="T11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4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4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2" style:parent-style-name="ListParagraph" style:list-style-name="LFO29" style:family="paragraph">
      <style:paragraph-properties fo:margin-bottom="0in" fo:line-height="100%"/>
    </style:style>
    <style:style style:name="T11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4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4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47" style:parent-style-name="ListParagraph" style:list-style-name="LFO29" style:family="paragraph">
      <style:paragraph-properties fo:margin-bottom="0in" fo:line-height="100%"/>
    </style:style>
    <style:style style:name="T11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5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5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2" style:parent-style-name="ListParagraph" style:list-style-name="LFO29" style:family="paragraph">
      <style:paragraph-properties fo:margin-bottom="0in" fo:line-height="100%"/>
    </style:style>
    <style:style style:name="T11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5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5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57" style:parent-style-name="ListParagraph" style:list-style-name="LFO29" style:family="paragraph">
      <style:paragraph-properties fo:margin-bottom="0in" fo:line-height="100%"/>
    </style:style>
    <style:style style:name="T11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6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6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2" style:parent-style-name="ListParagraph" style:list-style-name="LFO29" style:family="paragraph">
      <style:paragraph-properties fo:margin-bottom="0in" fo:line-height="100%"/>
    </style:style>
    <style:style style:name="T11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6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6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67" style:parent-style-name="ListParagraph" style:list-style-name="LFO29" style:family="paragraph">
      <style:paragraph-properties fo:margin-bottom="0in" fo:line-height="100%"/>
    </style:style>
    <style:style style:name="T11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7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7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2" style:parent-style-name="ListParagraph" style:list-style-name="LFO29" style:family="paragraph">
      <style:paragraph-properties fo:margin-bottom="0in" fo:line-height="100%"/>
    </style:style>
    <style:style style:name="T11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7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7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77" style:parent-style-name="ListParagraph" style:list-style-name="LFO29" style:family="paragraph">
      <style:paragraph-properties fo:margin-bottom="0in" fo:line-height="100%"/>
    </style:style>
    <style:style style:name="T11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8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81" style:parent-style-name="Normal" style:family="paragraph">
      <style:paragraph-properties fo:margin-bottom="0in" fo:line-height="100%"/>
    </style:style>
    <style:style style:name="P1182" style:parent-style-name="ListParagraph" style:list-style-name="LFO29" style:family="paragraph">
      <style:paragraph-properties fo:margin-bottom="0in" fo:line-height="100%"/>
    </style:style>
    <style:style style:name="T11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8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8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87" style:parent-style-name="ListParagraph" style:list-style-name="LFO29" style:family="paragraph">
      <style:paragraph-properties fo:margin-bottom="0in" fo:line-height="100%"/>
    </style:style>
    <style:style style:name="T11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91" style:parent-style-name="Normal" style:family="paragraph">
      <style:paragraph-properties fo:margin-bottom="0in" fo:line-height="100%"/>
    </style:style>
    <style:style style:name="P1192" style:parent-style-name="ListParagraph" style:list-style-name="LFO29" style:family="paragraph">
      <style:paragraph-properties fo:margin-bottom="0in" fo:line-height="100%"/>
    </style:style>
    <style:style style:name="T11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19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197" style:parent-style-name="ListParagraph" style:list-style-name="LFO29" style:family="paragraph">
      <style:paragraph-properties fo:margin-bottom="0in" fo:line-height="100%"/>
    </style:style>
    <style:style style:name="T11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0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0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2" style:parent-style-name="ListParagraph" style:list-style-name="LFO29" style:family="paragraph">
      <style:paragraph-properties fo:margin-bottom="0in" fo:line-height="100%"/>
    </style:style>
    <style:style style:name="T12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0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0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07" style:parent-style-name="ListParagraph" style:list-style-name="LFO29" style:family="paragraph">
      <style:paragraph-properties fo:margin-bottom="0in" fo:line-height="100%"/>
    </style:style>
    <style:style style:name="T12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1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11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212" style:parent-style-name="ListParagraph" style:list-style-name="LFO29" style:family="paragraph">
      <style:paragraph-properties fo:margin-bottom="0in" fo:line-height="100%"/>
    </style:style>
    <style:style style:name="T12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1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1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17" style:parent-style-name="ListParagraph" style:list-style-name="LFO29" style:family="paragraph">
      <style:paragraph-properties fo:margin-bottom="0in" fo:line-height="100%"/>
    </style:style>
    <style:style style:name="T12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2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2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22" style:parent-style-name="ListParagraph" style:list-style-name="LFO29" style:family="paragraph">
      <style:paragraph-properties fo:margin-bottom="0in" fo:line-height="100%"/>
    </style:style>
    <style:style style:name="T12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2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26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227" style:parent-style-name="ListParagraph" style:list-style-name="LFO29" style:family="paragraph">
      <style:paragraph-properties fo:margin-bottom="0in" fo:line-height="100%"/>
    </style:style>
    <style:style style:name="T12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3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3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2" style:parent-style-name="ListParagraph" style:list-style-name="LFO29" style:family="paragraph">
      <style:paragraph-properties fo:margin-bottom="0in" fo:line-height="100%"/>
    </style:style>
    <style:style style:name="T12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3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3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37" style:parent-style-name="ListParagraph" style:list-style-name="LFO29" style:family="paragraph">
      <style:paragraph-properties fo:margin-bottom="0in" fo:line-height="100%"/>
    </style:style>
    <style:style style:name="T12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4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4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2" style:parent-style-name="ListParagraph" style:list-style-name="LFO29" style:family="paragraph">
      <style:paragraph-properties fo:margin-bottom="0in" fo:line-height="100%"/>
    </style:style>
    <style:style style:name="T12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4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4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47" style:parent-style-name="ListParagraph" style:list-style-name="LFO29" style:family="paragraph">
      <style:paragraph-properties fo:margin-bottom="0in" fo:line-height="100%"/>
    </style:style>
    <style:style style:name="T12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5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25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52" style:parent-style-name="Normal" style:family="paragraph">
      <style:paragraph-properties fo:margin-bottom="0in" fo:line-height="100%" fo:margin-left="0.25in">
        <style:tab-stops/>
      </style:paragraph-properties>
    </style:style>
    <style:style style:name="P1253" style:parent-style-name="ListParagraph" style:list-style-name="LFO29" style:family="paragraph">
      <style:paragraph-properties fo:margin-bottom="0in" fo:line-height="100%"/>
    </style:style>
    <style:style style:name="T12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5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5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58" style:parent-style-name="ListParagraph" style:list-style-name="LFO29" style:family="paragraph">
      <style:paragraph-properties fo:margin-bottom="0in" fo:line-height="100%"/>
    </style:style>
    <style:style style:name="T12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6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62" style:parent-style-name="Normal" style:family="paragraph">
      <style:paragraph-properties fo:margin-bottom="0in" fo:line-height="100%"/>
    </style:style>
    <style:style style:name="P1263" style:parent-style-name="ListParagraph" style:list-style-name="LFO29" style:family="paragraph">
      <style:paragraph-properties fo:margin-bottom="0in" fo:line-height="100%"/>
    </style:style>
    <style:style style:name="T12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6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6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68" style:parent-style-name="ListParagraph" style:list-style-name="LFO29" style:family="paragraph">
      <style:paragraph-properties fo:margin-bottom="0in" fo:line-height="100%"/>
    </style:style>
    <style:style style:name="T12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7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7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7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3" style:parent-style-name="ListParagraph" style:list-style-name="LFO29" style:family="paragraph">
      <style:paragraph-properties fo:margin-bottom="0in" fo:line-height="100%"/>
    </style:style>
    <style:style style:name="T12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7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7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7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78" style:parent-style-name="ListParagraph" style:list-style-name="LFO29" style:family="paragraph">
      <style:paragraph-properties fo:margin-bottom="0in" fo:line-height="100%"/>
    </style:style>
    <style:style style:name="T12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8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8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3" style:parent-style-name="ListParagraph" style:list-style-name="LFO29" style:family="paragraph">
      <style:paragraph-properties fo:margin-bottom="0in" fo:line-height="100%"/>
    </style:style>
    <style:style style:name="T12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8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8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88" style:parent-style-name="ListParagraph" style:list-style-name="LFO29" style:family="paragraph">
      <style:paragraph-properties fo:margin-bottom="0in" fo:line-height="100%"/>
    </style:style>
    <style:style style:name="T12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9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9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3" style:parent-style-name="ListParagraph" style:list-style-name="LFO29" style:family="paragraph">
      <style:paragraph-properties fo:margin-bottom="0in" fo:line-height="100%"/>
    </style:style>
    <style:style style:name="T12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29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29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298" style:parent-style-name="ListParagraph" style:list-style-name="LFO29" style:family="paragraph">
      <style:paragraph-properties fo:margin-bottom="0in" fo:line-height="100%"/>
    </style:style>
    <style:style style:name="T12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0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0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03" style:parent-style-name="ListParagraph" style:list-style-name="LFO29" style:family="paragraph">
      <style:paragraph-properties fo:margin-bottom="0in" fo:line-height="100%"/>
    </style:style>
    <style:style style:name="T13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0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07" style:parent-style-name="ListParagraph" style:family="paragraph">
      <style:paragraph-properties fo:margin-bottom="0in" fo:line-height="100%"/>
    </style:style>
    <style:style style:name="P1308" style:parent-style-name="ListParagraph" style:list-style-name="LFO29" style:family="paragraph">
      <style:paragraph-properties fo:margin-bottom="0in" fo:line-height="100%"/>
    </style:style>
    <style:style style:name="T130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1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12" style:parent-style-name="ListParagraph" style:family="paragraph">
      <style:paragraph-properties fo:margin-bottom="0in" fo:line-height="100%"/>
    </style:style>
    <style:style style:name="P1313" style:parent-style-name="ListParagraph" style:list-style-name="LFO29" style:family="paragraph">
      <style:paragraph-properties fo:margin-bottom="0in" fo:line-height="100%"/>
    </style:style>
    <style:style style:name="T131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1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1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18" style:parent-style-name="ListParagraph" style:list-style-name="LFO29" style:family="paragraph">
      <style:paragraph-properties fo:margin-bottom="0in" fo:line-height="100%"/>
    </style:style>
    <style:style style:name="T13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2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2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23" style:parent-style-name="ListParagraph" style:list-style-name="LFO29" style:family="paragraph">
      <style:paragraph-properties fo:margin-bottom="0in" fo:line-height="100%"/>
    </style:style>
    <style:style style:name="T13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2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27" style:parent-style-name="Normal" style:family="paragraph">
      <style:paragraph-properties fo:margin-bottom="0in" fo:line-height="100%"/>
    </style:style>
    <style:style style:name="P1328" style:parent-style-name="ListParagraph" style:list-style-name="LFO29" style:family="paragraph">
      <style:paragraph-properties fo:margin-bottom="0in" fo:line-height="100%"/>
    </style:style>
    <style:style style:name="T13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3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33" style:parent-style-name="ListParagraph" style:list-style-name="LFO29" style:family="paragraph">
      <style:paragraph-properties fo:margin-bottom="0in" fo:line-height="100%"/>
    </style:style>
    <style:style style:name="T13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37" style:parent-style-name="Normal" style:family="paragraph">
      <style:paragraph-properties fo:margin-bottom="0in" fo:line-height="100%"/>
    </style:style>
    <style:style style:name="P1338" style:parent-style-name="ListParagraph" style:list-style-name="LFO29" style:family="paragraph">
      <style:paragraph-properties fo:margin-bottom="0in" fo:line-height="100%"/>
    </style:style>
    <style:style style:name="T13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4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4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42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43" style:parent-style-name="ListParagraph" style:list-style-name="LFO29" style:family="paragraph">
      <style:paragraph-properties fo:margin-bottom="0in" fo:line-height="100%"/>
    </style:style>
    <style:style style:name="T13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4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47" style:parent-style-name="Normal" style:family="paragraph">
      <style:paragraph-properties fo:margin-bottom="0in" fo:line-height="100%"/>
    </style:style>
    <style:style style:name="P1348" style:parent-style-name="ListParagraph" style:list-style-name="LFO29" style:family="paragraph">
      <style:paragraph-properties fo:margin-bottom="0in" fo:line-height="100%"/>
    </style:style>
    <style:style style:name="T13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5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52" style:parent-style-name="Normal" style:family="paragraph">
      <style:paragraph-properties fo:margin-bottom="0in" fo:line-height="100%"/>
    </style:style>
    <style:style style:name="P1353" style:parent-style-name="ListParagraph" style:list-style-name="LFO29" style:family="paragraph">
      <style:paragraph-properties fo:margin-bottom="0in" fo:line-height="100%"/>
    </style:style>
    <style:style style:name="T13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5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57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58" style:parent-style-name="ListParagraph" style:list-style-name="LFO29" style:family="paragraph">
      <style:paragraph-properties fo:margin-bottom="0in" fo:line-height="100%"/>
    </style:style>
    <style:style style:name="T13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6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61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62" style:parent-style-name="Normal" style:family="paragraph">
      <style:paragraph-properties fo:margin-bottom="0in" fo:line-height="100%"/>
    </style:style>
    <style:style style:name="P1363" style:parent-style-name="ListParagraph" style:list-style-name="LFO29" style:family="paragraph">
      <style:paragraph-properties fo:margin-bottom="0in" fo:line-height="100%"/>
    </style:style>
    <style:style style:name="T13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66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67" style:parent-style-name="ListParagraph" style:list-style-name="LFO29" style:family="paragraph">
      <style:paragraph-properties fo:margin-bottom="0in" fo:line-height="100%"/>
    </style:style>
    <style:style style:name="T1368" style:parent-style-name="Hyperlink" style:family="text">
      <style:text-properties style:font-name="Times New Roman" style:font-name-complex="Times New Roman" style:use-window-font-color="true" fo:font-size="12pt" style:font-size-asian="12pt" style:font-size-complex="12pt" style:text-underline-type="none"/>
    </style:style>
    <style:style style:name="T1369" style:parent-style-name="Hyperlink" style:family="text">
      <style:text-properties style:font-name="Times New Roman" style:font-name-complex="Times New Roman" style:use-window-font-color="true" fo:font-size="12pt" style:font-size-asian="12pt" style:font-size-complex="12pt" style:text-underline-type="none"/>
    </style:style>
    <style:style style:name="T137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371" style:parent-style-name="Hyperlink" style:family="text">
      <style:text-properties style:font-name="Times New Roman" style:font-name-complex="Times New Roman" style:use-window-font-color="true" fo:font-size="12pt" style:font-size-asian="12pt" style:font-size-complex="12pt" style:text-underline-type="none"/>
    </style:style>
    <style:style style:name="P1372" style:parent-style-name="ListParagraph" style:family="paragraph">
      <style:text-properties style:font-name="Times New Roman" style:font-name-complex="Times New Roman" fo:font-size="12pt" style:font-size-asian="12pt" style:font-size-complex="12pt"/>
    </style:style>
    <style:style style:name="P1373" style:parent-style-name="ListParagraph" style:list-style-name="LFO29" style:family="paragraph">
      <style:paragraph-properties fo:margin-bottom="0in" fo:line-height="100%"/>
    </style:style>
    <style:style style:name="T13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7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7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77" style:parent-style-name="ListParagraph" style:list-style-name="LFO29" style:family="paragraph">
      <style:paragraph-properties fo:margin-bottom="0in" fo:line-height="100%"/>
    </style:style>
    <style:style style:name="T13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8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81" style:parent-style-name="Normal" style:family="paragraph">
      <style:paragraph-properties fo:margin-bottom="0in" fo:line-height="100%"/>
    </style:style>
    <style:style style:name="P1382" style:parent-style-name="ListParagraph" style:list-style-name="LFO29" style:family="paragraph">
      <style:paragraph-properties fo:margin-bottom="0in" fo:line-height="100%"/>
    </style:style>
    <style:style style:name="T13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8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86" style:parent-style-name="Normal" style:family="paragraph">
      <style:paragraph-properties fo:margin-bottom="0in" fo:line-height="100%"/>
    </style:style>
    <style:style style:name="P1387" style:parent-style-name="ListParagraph" style:list-style-name="LFO29" style:family="paragraph">
      <style:paragraph-properties fo:margin-bottom="0in" fo:line-height="100%"/>
    </style:style>
    <style:style style:name="T13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9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91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392" style:parent-style-name="ListParagraph" style:list-style-name="LFO29" style:family="paragraph">
      <style:paragraph-properties fo:margin-bottom="0in" fo:line-height="100%"/>
    </style:style>
    <style:style style:name="T13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9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39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397" style:parent-style-name="ListParagraph" style:list-style-name="LFO29" style:family="paragraph">
      <style:paragraph-properties fo:margin-bottom="0in" fo:line-height="100%"/>
    </style:style>
    <style:style style:name="T13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0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01" style:parent-style-name="Normal" style:family="paragraph">
      <style:paragraph-properties fo:margin-bottom="0in" fo:line-height="100%"/>
    </style:style>
    <style:style style:name="P1402" style:parent-style-name="ListParagraph" style:list-style-name="LFO29" style:family="paragraph">
      <style:paragraph-properties fo:margin-bottom="0in" fo:line-height="100%"/>
    </style:style>
    <style:style style:name="T14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0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06" style:parent-style-name="ListParagraph" style:list-style-name="LFO29" style:family="paragraph">
      <style:paragraph-properties fo:margin-bottom="0in" fo:line-height="100%"/>
    </style:style>
    <style:style style:name="T14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0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10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1411" style:parent-style-name="ListParagraph" style:list-style-name="LFO29" style:family="paragraph">
      <style:paragraph-properties fo:margin-bottom="0in" fo:line-height="100%"/>
    </style:style>
    <style:style style:name="T14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1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15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16" style:parent-style-name="ListParagraph" style:list-style-name="LFO29" style:family="paragraph">
      <style:paragraph-properties fo:margin-bottom="0in" fo:line-height="100%"/>
    </style:style>
    <style:style style:name="T14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19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20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21" style:parent-style-name="ListParagraph" style:list-style-name="LFO29" style:family="paragraph">
      <style:paragraph-properties fo:margin-bottom="0in" fo:line-height="100%"/>
    </style:style>
    <style:style style:name="T14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24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T14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1426" style:parent-style-name="Normal" style:family="paragraph">
      <style:paragraph-properties fo:margin-bottom="0in" fo:line-height="100%"/>
    </style:style>
    <style:style style:name="P1427" style:parent-style-name="ListParagraph" style:list-style-name="LFO29" style:family="paragraph">
      <style:paragraph-properties fo:margin-bottom="0in" fo:line-height="100%"/>
    </style:style>
    <style:style style:name="T14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3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3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2" style:parent-style-name="ListParagraph" style:list-style-name="LFO29" style:family="paragraph">
      <style:paragraph-properties fo:margin-bottom="0in" fo:line-height="100%"/>
    </style:style>
    <style:style style:name="T143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3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3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36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37" style:parent-style-name="ListParagraph" style:list-style-name="LFO29" style:family="paragraph">
      <style:paragraph-properties fo:margin-bottom="0in" fo:line-height="100%"/>
    </style:style>
    <style:style style:name="T14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4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41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2" style:parent-style-name="ListParagraph" style:list-style-name="LFO29" style:family="paragraph">
      <style:paragraph-properties fo:margin-bottom="0in" fo:line-height="100%"/>
    </style:style>
    <style:style style:name="T14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4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4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47" style:parent-style-name="ListParagraph" style:list-style-name="LFO29" style:family="paragraph">
      <style:paragraph-properties fo:margin-bottom="0in" fo:line-height="100%"/>
    </style:style>
    <style:style style:name="T144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5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5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52" style:parent-style-name="ListParagraph" style:list-style-name="LFO29" style:family="paragraph">
      <style:paragraph-properties fo:margin-bottom="0in" fo:line-height="100%"/>
    </style:style>
    <style:style style:name="T14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5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56" style:parent-style-name="Normal" style:family="paragraph">
      <style:paragraph-properties fo:margin-bottom="0in" fo:line-height="100%"/>
    </style:style>
    <style:style style:name="P1457" style:parent-style-name="ListParagraph" style:list-style-name="LFO29" style:family="paragraph">
      <style:paragraph-properties fo:margin-bottom="0in" fo:line-height="100%"/>
    </style:style>
    <style:style style:name="T14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6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61" style:parent-style-name="Normal" style:family="paragraph">
      <style:paragraph-properties fo:margin-bottom="0in" fo:line-height="100%" fo:margin-left="0.25in">
        <style:tab-stops/>
      </style:paragraph-properties>
    </style:style>
    <style:style style:name="P1462" style:parent-style-name="ListParagraph" style:list-style-name="LFO29" style:family="paragraph">
      <style:paragraph-properties fo:margin-bottom="0in" fo:line-height="100%"/>
    </style:style>
    <style:style style:name="T146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6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6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67" style:parent-style-name="ListParagraph" style:list-style-name="LFO29" style:family="paragraph">
      <style:paragraph-properties fo:margin-bottom="0in" fo:line-height="100%"/>
    </style:style>
    <style:style style:name="T146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7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7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2" style:parent-style-name="ListParagraph" style:list-style-name="LFO29" style:family="paragraph">
      <style:paragraph-properties fo:margin-bottom="0in" fo:line-height="100%"/>
    </style:style>
    <style:style style:name="T14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7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7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77" style:parent-style-name="ListParagraph" style:list-style-name="LFO29" style:family="paragraph">
      <style:paragraph-properties fo:margin-bottom="0in" fo:line-height="100%"/>
    </style:style>
    <style:style style:name="T14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8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8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82" style:parent-style-name="ListParagraph" style:list-style-name="LFO29" style:family="paragraph">
      <style:paragraph-properties fo:margin-bottom="0in" fo:line-height="100%"/>
    </style:style>
    <style:style style:name="T148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8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86" style:parent-style-name="Normal" style:family="paragraph">
      <style:paragraph-properties fo:margin-bottom="0in" fo:line-height="100%"/>
    </style:style>
    <style:style style:name="P1487" style:parent-style-name="ListParagraph" style:list-style-name="LFO29" style:family="paragraph">
      <style:paragraph-properties fo:margin-bottom="0in" fo:line-height="100%"/>
    </style:style>
    <style:style style:name="T14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9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91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2" style:parent-style-name="ListParagraph" style:list-style-name="LFO29" style:family="paragraph">
      <style:paragraph-properties fo:margin-bottom="0in" fo:line-height="100%"/>
    </style:style>
    <style:style style:name="T14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95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496" style:parent-style-name="Normal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497" style:parent-style-name="ListParagraph" style:list-style-name="LFO29" style:family="paragraph">
      <style:paragraph-properties fo:margin-bottom="0in" fo:line-height="100%"/>
    </style:style>
    <style:style style:name="T14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00" style:parent-style-name="Hyperlink" style:family="text">
      <style:text-properties style:font-name="Times New Roman" style:font-name-complex="Times New Roman" fo:font-size="12pt" style:font-size-asian="12pt" style:font-size-complex="12pt"/>
    </style:style>
    <style:style style:name="P1501" style:parent-style-name="ListParagraph" style:family="paragraph">
      <style:paragraph-properties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1502" style:parent-style-name="ListParagraph" style:list-style-name="LFO29" style:family="paragraph">
      <style:paragraph-properties fo:margin-bottom="0in" fo:line-height="100%"/>
    </style:style>
    <style:style style:name="T15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0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05" style:parent-style-name="Hyperlink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ZZZDR: EMPIRIČNO GRADIVO ZA MEDIJSKO ANALIZO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p text:style-name="P40"><text:span text:style-name="T41">ZZZDR – empirični material</text:span></text:p>
      <text:p text:style-name="P42"/>
      <text:p text:style-name="P43">Pri iskanju relevantnih zadetkov sem se osredinil na leto 2015, ko so se odvili glavni s predlogom zakona povezani dogodki.<text:s/></text:p>
      <text:p text:style-name="P44"/>
      <text:p text:style-name="P45"><text:a xlink:href="https://sl.wikipedia.org/wiki/Referendum_o_Zakonu_o_spremembah_in_dopolnitvah_Zakona_o_zakonski_zvezi_in_dru%C5%BEinskih_razmerjih" office:target-frame-name="_top" xlink:show="replace"><text:span text:style-name="T46">Kronologija</text:span></text:a><text:span text:style-name="T47"><text:s/>dogajanja:<text:s/></text:span></text:p>
      <text:p text:style-name="P48"/>
      <text:list text:style-name="LFO1" text:continue-numbering="true">
        <text:list-item>
          <text:p text:style-name="P49"><text:span text:style-name="T50">15. 12 2014</text:span><text:span text:style-name="T51"><text:s/>= Poslanska skupina ZL s prvopodpisanim dr. Matejem Tašnerjem Vatovcem vloži ZZZDR v parlamentarno obravnavo.<text:s/></text:span></text:p>
        </text:list-item>
        <text:list-item>
          <text:p text:style-name="P52"><text:span text:style-name="T53">10. 2. 2015</text:span><text:span text:style-name="T54"><text:s/>= ZZZDR obravnavan na 5. redni seji Odbora za delo, družino, socialne zadeve in invalide</text:span></text:p>
        </text:list-item>
        <text:list-item>
          <text:p text:style-name="P55"><text:span text:style-name="T56">3. 3. 2015<text:s/></text:span><text:span text:style-name="T57">= Razprava in potrditev predloga zakona na 5. redni seji Državnega zbora RS</text:span></text:p>
        </text:list-item>
        <text:list-item>
          <text:p text:style-name="P58"><text:span text:style-name="T59">Marec 2015</text:span><text:span text:style-name="T60"><text:s/>= Pobudniki referenduma pod vodstvom Aleša Primca in civilnega združenja Za otroke gre so zbrali 48.145 podpisov (od potrebnih 40.000, ki so pogoj za izvedbo referenduma).</text:span></text:p>
        </text:list-item>
        <text:list-item>
          <text:p text:style-name="P61"><text:span text:style-name="T62">16. marec 2015</text:span><text:span text:style-name="T63"><text:s/>= DZ RS zavrne razpis referenduma z utemeljitvijo, da po 90. členu Ustave Republike Slovenije ni dopustno razpisati referenduma o zakonih, ki odpravljajo protiustavnost na področju človekovih pravic in temeljnih svoboščin.</text:span></text:p>
        </text:list-item>
        <text:list-item>
          <text:p text:style-name="P64"><text:span text:style-name="T65">21. 10. 2015<text:s/></text:span><text:span text:style-name="T66">= Ustavno sodišče razveljavi sklep DZ RS.<text:s/></text:span></text:p>
        </text:list-item>
        <text:list-item>
          <text:p text:style-name="P67"><text:span text:style-name="T68">4. 11. 2015<text:s/></text:span><text:span text:style-name="T69">= DZ RS sprejel odlok o razpisu referenduma.<text:s/></text:span></text:p>
        </text:list-item>
        <text:list-item>
          <text:p text:style-name="P70"><text:span text:style-name="T71">20. 12. 2015<text:s/></text:span><text:span text:style-name="T72">= izvedba referenduma.<text:s/></text:span></text:p>
        </text:list-item>
      </text:list>
      <text:p text:style-name="P73"/>
      <text:p text:style-name="P74"/>
      <text:p text:style-name="P75">Iskanje je temeljilo na kombinaciji naslednjih ključnih besed: »ZZZDR«; »Zakon o spremembah in dopolnitvah Zakona o zakonski zvezi in družinskih razmerjih«; »Zakon o zakonski zvezi in družinskih razmerjih«; »istospolni pari«; »referendum«. V iskalnik<text:s/>na izbranem spletnem portalu<text:s/>smo vpisali vsako ključno besedo<text:s/>posebej. Združili smo zbrane zadetke in odstranili podvojitve.<text:s/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list text:style-name="LFO2" text:continue-numbering="true">
        <text:list-item>
          <text:p text:style-name="P86">MMC RTV SLO</text:p>
        </text:list-item>
      </text:list>
      <text:p text:style-name="P87"/>
      <text:list text:style-name="LFO3" text:continue-numbering="true">
        <text:list-item>
          <text:p text:style-name="P88"><text:span text:style-name="T89">Je napočil čas, ko bodo istospolni pari poročeni, in ne registrirani?</text:span><text:span text:style-name="T90"><text:s/>(19. 1. 2015)<text:s/></text:span><text:a xlink:href="https://www.rtvslo.si/slovenija/je-napocil-cas-ko-bodo-istospolni-pari-poroceni-in-ne-registrirani/356207" office:target-frame-name="_top" xlink:show="replace"><text:span text:style-name="T91">https://www.rtvslo.si/slovenija/je-napocil-cas-ko-bodo-istospolni-pari-poroceni-in-ne-registrirani/356207</text:span></text:a><text:span text:style-name="T92"><text:s/></text:span></text:p>
        </text:list-item>
      </text:list>
      <text:p text:style-name="P93"/>
      <text:list text:style-name="LFO3" text:continue-numbering="true">
        <text:list-item>
          <text:p text:style-name="P94"><text:span text:style-name="T95">"Če hočeš ekonomski razvoj, je enakost ne glede na spolno usmerjenost prava pot"</text:span><text:span text:style-name="T96"><text:s/>(9. 2. 2015)<text:s/></text:span><text:a xlink:href="https://www.rtvslo.si/slovenija/ce-hoces-ekonomski-razvoj-je-enakost-ne-glede-na-spolno-usmerjenost-prava-pot/357921" office:target-frame-name="_top" xlink:show="replace"><text:span text:style-name="T97">https://www.rtvslo.si/slovenija/ce-hoces-ekonomski-razvoj-je-enakost-ne-glede-na-spolno-usmerjenost-prava-pot/357921</text:span></text:a></text:p>
        </text:list-item>
      </text:list>
      <text:p text:style-name="P98"/>
      <text:list text:style-name="LFO3" text:continue-numbering="true">
        <text:list-item>
          <text:p text:style-name="P99"><text:span text:style-name="T100">Janša: Nismo brez moči, zato tudi ne brez odgovornosti</text:span><text:span text:style-name="T101"><text:s/>(14. 2. 2015)<text:s/></text:span><text:a xlink:href="https://www.rtvslo.si/slovenija/jansa-nismo-brez-moci-zato-tudi-ne-brez-odgovornosti/358382" office:target-frame-name="_top" xlink:show="replace"><text:span text:style-name="T102">https://www.rtvslo.si/slovenija/jansa-nismo-brez-moci-zato-tudi-ne-brez-odgovornosti/358382</text:span></text:a></text:p>
        </text:list-item>
      </text:list>
      <text:p text:style-name="ListParagraph"/>
      <text:list text:style-name="LFO3" text:continue-numbering="true">
        <text:list-item>
          <text:p text:style-name="P103"><text:span text:style-name="T104">Večina podpira istospolne poroke, do posvojitev je zadržana</text:span><text:span text:style-name="T105"><text:s/>(16. 2. 2015)<text:s/></text:span><text:a xlink:href="https://www.rtvslo.si/slovenija/vecina-podpira-istospolne-poroke-do-posvojitev-je-zadrzana/358447" office:target-frame-name="_top" xlink:show="replace"><text:span text:style-name="T106">https://www.rtvslo.si/slovenija/vecina-podpira-istospolne-poroke-do-posvojitev-je-zadrzana/358447</text:span></text:a><text:span text:style-name="T107"><text:s/></text:span></text:p>
        </text:list-item>
      </text:list>
      <text:p text:style-name="P108"/>
      <text:list text:style-name="LFO3" text:continue-numbering="true">
        <text:list-item>
          <text:p text:style-name="P109"><text:span text:style-name="T110">Se napoveduje nov referendum o družinskem zakoniku?</text:span><text:span text:style-name="T111"><text:s/>(1. 3. 2015)<text:s/></text:span><text:a xlink:href="https://www.rtvslo.si/slovenija/se-napoveduje-nov-referendum-o-druzinskem-zakoniku/359440" office:target-frame-name="_top" xlink:show="replace"><text:span text:style-name="T112">https://www.rtvslo.si/slovenija/se-napoveduje-nov-referendum-o-druzinskem-zakoniku/359440</text:span></text:a><text:span text:style-name="T113"><text:s/></text:span></text:p>
        </text:list-item>
      </text:list>
      <text:p text:style-name="P114"/>
      <text:list text:style-name="LFO3" text:continue-numbering="true">
        <text:list-item>
          <text:p text:style-name="P115"><text:span text:style-name="T116">Foto s shoda Dan ljubezni: "Take Slovenije si ne želimo"</text:span><text:span text:style-name="T117"><text:s/>(3. 3. 2015)<text:s/></text:span><text:a xlink:href="https://www.rtvslo.si/slovenija/foto-s-shoda-dan-ljubezni-take-slovenije-si-ne-zelimo/359635" office:target-frame-name="_top" xlink:show="replace"><text:span text:style-name="T118">https://www.rtvslo.si/slovenija/foto-s-shoda-dan-ljubezni-take-slovenije-si-ne-zelimo/359635</text:span></text:a></text:p>
        </text:list-item>
      </text:list>
      <text:p text:style-name="P119"/>
      <text:list text:style-name="LFO3" text:continue-numbering="true">
        <text:list-item>
          <text:p text:style-name="P120"><text:span text:style-name="T121">Sprememba zakonske zveze potrjena, istospolni pari se lahko poročijo</text:span><text:span text:style-name="T122"><text:s/>(3. 3. 2015)<text:s/></text:span><text:a xlink:href="https://www.rtvslo.si/slovenija/sprememba-zakonske-zveze-potrjena-istospolni-pari-se-lahko-porocijo/359579" office:target-frame-name="_top" xlink:show="replace"><text:span text:style-name="T123">https://www.rtvslo.si/slovenija/sprememba-zakonske-zveze-potrjena-istospolni-pari-se-lahko-porocijo/359579</text:span></text:a></text:p>
        </text:list-item>
      </text:list>
      <text:p text:style-name="P124"/>
      <text:list text:style-name="LFO3" text:continue-numbering="true">
        <text:list-item>
          <text:p text:style-name="P125"><text:span text:style-name="T126">Naši mali sončki (3. 3. 2015)<text:s/></text:span><text:a xlink:href="https://www.rtvslo.si/kolumne/nasi-mali-soncki/359646" office:target-frame-name="_top" xlink:show="replace"><text:span text:style-name="T127">https://www.rtvslo.si/kolumne/nasi-mali-soncki/359646</text:span></text:a><text:span text:style-name="T128"><text:s/></text:span></text:p>
        </text:list-item>
      </text:list>
      <text:p text:style-name="P129"/>
      <text:list text:style-name="LFO3" text:continue-numbering="true">
        <text:list-item>
          <text:p text:style-name="P130"><text:span text:style-name="T131">Začelo se je zbiranje podpisov za referendum o redefiniciji zakonske zveze</text:span><text:span text:style-name="T132"><text:s/>(4. 3. 2015)<text:s/></text:span><text:a xlink:href="https://www.rtvslo.si/slovenija/zacelo-se-je-zbiranje-podpisov-za-referendum-o-redefiniciji-zakonske-zveze/359701" office:target-frame-name="_top" xlink:show="replace"><text:span text:style-name="T133">https://www.rtvslo.si/slovenija/zacelo-se-je-zbiranje-podpisov-za-referendum-o-redefiniciji-zakonske-zveze/359701</text:span></text:a></text:p>
        </text:list-item>
      </text:list>
      <text:p text:style-name="P134"/>
      <text:list text:style-name="LFO3" text:continue-numbering="true">
        <text:list-item>
          <text:p text:style-name="P135"><text:span text:style-name="T136">Postopek za razveljavitev družinske novele se začenja tudi v državnem svetu (6. 3. 2015)<text:s/></text:span><text:a xlink:href="https://www.rtvslo.si/slovenija/postopek-za-razveljavitev-druzinske-novele-se-zacenja-tudi-v-drzavnem-svetu/359898" office:target-frame-name="_top" xlink:show="replace"><text:span text:style-name="T137">https://www.rtvslo.si/slovenija/postopek-za-razveljavitev-druzinske-novele-se-zacenja-tudi-v-drzavnem-svetu/359898</text:span></text:a></text:p>
        </text:list-item>
      </text:list>
      <text:p text:style-name="P138"/>
      <text:list text:style-name="LFO3" text:continue-numbering="true">
        <text:list-item>
          <text:p text:style-name="P139"><text:span text:style-name="T140">Definicija zakonske zveze v ponovno odločanje? Svetniki bodo glasovali o vetu. (9. 3. 2015)<text:s/></text:span><text:a xlink:href="https://www.rtvslo.si/slovenija/definicija-zakonske-zveze-v-ponovno-odlocanje-svetniki-bodo-glasovali-o-vetu/360045" office:target-frame-name="_top" xlink:show="replace"><text:span text:style-name="T141">https://www.rtvslo.si/slovenija/definicija-zakonske-zveze-v-ponovno-odlocanje-svetniki-bodo-glasovali-o-vetu/360045</text:span></text:a></text:p>
        </text:list-item>
      </text:list>
      <text:p text:style-name="P142"/>
      <text:list text:style-name="LFO3" text:continue-numbering="true">
        <text:list-item>
          <text:p text:style-name="P143"><text:span text:style-name="T144">Državni svet ni izglasoval veta na zakon o družinskih razmerjih (10. 3. 2015)<text:s/></text:span><text:a xlink:href="https://www.rtvslo.si/slovenija/drzavni-svet-ni-izglasoval-veta-na-zakon-o-druzinskih-razmerjih/360129" office:target-frame-name="_top" xlink:show="replace"><text:span text:style-name="T145">https://www.rtvslo.si/slovenija/drzavni-svet-ni-izglasoval-veta-na-zakon-o-druzinskih-razmerjih/360129</text:span></text:a></text:p>
        </text:list-item>
      </text:list>
      <text:p text:style-name="P146"/>
      <text:soft-page-break/>
      <text:list text:style-name="LFO3" text:continue-numbering="true">
        <text:list-item>
          <text:p text:style-name="P147"><text:span text:style-name="T148">Referendumi v ustavni presoji: med modrostjo, pravičnostjo in tehnokracijo (11. 3. 2015)<text:s/></text:span><text:a xlink:href="https://www.rtvslo.si/slovenija/referendumi-v-ustavni-presoji-med-modrostjo-pravicnostjo-in-tehnokracijo/360199" office:target-frame-name="_top" xlink:show="replace"><text:span text:style-name="T149">https://www.rtvslo.si/slovenija/referendumi-v-ustavni-presoji-med-modrostjo-pravicnostjo-in-tehnokracijo/360199</text:span></text:a><text:span text:style-name="T150"><text:s/></text:span></text:p>
        </text:list-item>
      </text:list>
      <text:p text:style-name="P151"/>
      <text:list text:style-name="LFO3" text:continue-numbering="true">
        <text:list-item>
          <text:p text:style-name="P152"><text:span text:style-name="T153">Nekatere izjave predstavnikov Cerkve ne sledijo papeževim pozivom k strpnosti (11. 3. 2015)<text:s/></text:span><text:a xlink:href="https://www.rtvslo.si/slovenija/nekatere-izjave-predstavnikov-cerkve-ne-sledijo-papezevim-pozivom-k-strpnosti/360270" office:target-frame-name="_top" xlink:show="replace"><text:span text:style-name="T154">https://www.rtvslo.si/slovenija/nekatere-izjave-predstavnikov-cerkve-ne-sledijo-papezevim-pozivom-k-strpnosti/360270</text:span></text:a></text:p>
        </text:list-item>
      </text:list>
      <text:p text:style-name="P155"/>
      <text:list text:style-name="LFO3" text:continue-numbering="true">
        <text:list-item>
          <text:p text:style-name="P156"><text:span text:style-name="T157">"Otrok pa ni nihče nič vprašal" (14. 3. 2015)<text:s/></text:span><text:a xlink:href="https://www.rtvslo.si/slovenija/otrok-pa-ni-nihce-nic-vprasal/360495" office:target-frame-name="_top" xlink:show="replace"><text:span text:style-name="T158">https://www.rtvslo.si/slovenija/otrok-pa-ni-nihce-nic-vprasal/360495</text:span></text:a></text:p>
        </text:list-item>
      </text:list>
      <text:p text:style-name="P159"/>
      <text:list text:style-name="LFO3" text:continue-numbering="true">
        <text:list-item>
          <text:p text:style-name="P160"><text:span text:style-name="T161">Anketa: Referendum o družinskih razmerjih ni dopusten, a če bi bil, bi zakon lahko padel (16. 3. 2015)<text:s/></text:span><text:a xlink:href="https://www.rtvslo.si/slovenija/anketa-referendum-o-druzinskih-razmerjih-ni-dopusten-a-ce-bi-bil-bi-zakon-lahko-padel/360618" office:target-frame-name="_top" xlink:show="replace"><text:span text:style-name="T162">https://www.rtvslo.si/slovenija/anketa-referendum-o-druzinskih-razmerjih-ni-dopusten-a-ce-bi-bil-bi-zakon-lahko-padel/360618</text:span></text:a></text:p>
        </text:list-item>
      </text:list>
      <text:p text:style-name="P163"/>
      <text:list text:style-name="LFO3" text:continue-numbering="true">
        <text:list-item>
          <text:p text:style-name="P164"><text:span text:style-name="T165">Brglez zagovarja čimprejšnje glasovanje v DZ-ju o (ne)ustavnosti razpisa referenduma (16. 3. 2015)<text:s/></text:span><text:a xlink:href="https://www.rtvslo.si/slovenija/brglez-zagovarja-cimprejsnje-glasovanje-v-dz-ju-o-ne-ustavnosti-razpisa-referenduma/360652" office:target-frame-name="_top" xlink:show="replace"><text:span text:style-name="T166">https://www.rtvslo.si/slovenija/brglez-zagovarja-cimprejsnje-glasovanje-v-dz-ju-o-ne-ustavnosti-razpisa-referenduma/360652</text:span></text:a></text:p>
        </text:list-item>
      </text:list>
      <text:p text:style-name="P167"/>
      <text:list text:style-name="LFO3" text:continue-numbering="true">
        <text:list-item>
          <text:p text:style-name="P168"><text:span text:style-name="T169">SMC referendumu ne bo oporekal, ZL pa vztraja, da ga ne sme biti (17. 3. 2015)<text:s/></text:span><text:a xlink:href="https://www.rtvslo.si/slovenija/smc-referendumu-ne-bo-oporekal-zl-pa-vztraja-da-ga-ne-sme-biti/360757" office:target-frame-name="_top" xlink:show="replace"><text:span text:style-name="T170">https://www.rtvslo.si/slovenija/smc-referendumu-ne-bo-oporekal-zl-pa-vztraja-da-ga-ne-sme-biti/360757</text:span></text:a></text:p>
        </text:list-item>
      </text:list>
      <text:p text:style-name="P171"/>
      <text:list text:style-name="LFO3" text:continue-numbering="true">
        <text:list-item>
          <text:p text:style-name="P172"><text:span text:style-name="T173">Bodo poslanci ustavili zbiranje referendumskih podpisov? (22. 3. 2015)<text:s/></text:span><text:a xlink:href="https://www.rtvslo.si/slovenija/bodo-poslanci-ustavili-zbiranje-referendumskih-podpisov/361124" office:target-frame-name="_top" xlink:show="replace"><text:span text:style-name="T174">https://www.rtvslo.si/slovenija/bodo-poslanci-ustavili-zbiranje-referendumskih-podpisov/361124</text:span></text:a></text:p>
        </text:list-item>
      </text:list>
      <text:p text:style-name="P175"/>
      <text:list text:style-name="LFO3" text:continue-numbering="true">
        <text:list-item>
          <text:p text:style-name="P176"><text:span text:style-name="T177">Usoda referenduma o zakonu o zakonski zvezi v rokah poslancev</text:span><text:span text:style-name="T178"><text:s/>(23. 3. 2015)<text:s/></text:span><text:a xlink:href="https://www.rtvslo.si/slovenija/usoda-referenduma-o-zakonu-o-zakonski-zvezi-v-rokah-poslancev/361164" office:target-frame-name="_top" xlink:show="replace"><text:span text:style-name="T179">https://www.rtvslo.si/slovenija/usoda-referenduma-o-zakonu-o-zakonski-zvezi-v-rokah-poslancev/361164</text:span></text:a></text:p>
        </text:list-item>
      </text:list>
      <text:p text:style-name="P180"/>
      <text:list text:style-name="LFO3" text:continue-numbering="true">
        <text:list-item>
          <text:p text:style-name="P181"><text:span text:style-name="T182">DZ se bo o (ne)dopustnosti referenduma izrekal v četrtek. Po mnenju Tanka nezakonito.</text:span><text:span text:style-name="T183"><text:s/>(24. 3. 2015)<text:s/></text:span><text:a xlink:href="https://www.rtvslo.si/slovenija/dz-se-bo-o-ne-dopustnosti-referenduma-izrekal-v-cetrtek-po-mnenju-tanka-nezakonito/361260" office:target-frame-name="_top" xlink:show="replace"><text:span text:style-name="T184">https://www.rtvslo.si/slovenija/dz-se-bo-o-ne-dopustnosti-referenduma-izrekal-v-cetrtek-po-mnenju-tanka-nezakonito/361260</text:span></text:a></text:p>
        </text:list-item>
      </text:list>
      <text:p text:style-name="P185"/>
      <text:list text:style-name="LFO3" text:continue-numbering="true">
        <text:list-item>
          <text:p text:style-name="P186"><text:span text:style-name="T187">Odbor DZ-ja za zavrnitev razpisa referenduma</text:span><text:span text:style-name="T188"><text:s/>(25. 3. 2015)<text:s/></text:span><text:a xlink:href="https://www.rtvslo.si/slovenija/odbor-dz-ja-za-zavrnitev-razpisa-referenduma/361349" office:target-frame-name="_top" xlink:show="replace"><text:span text:style-name="T189">https://www.rtvslo.si/slovenija/odbor-dz-ja-za-zavrnitev-razpisa-referenduma/361349</text:span></text:a></text:p>
        </text:list-item>
      </text:list>
      <text:p text:style-name="P190"/>
      <text:list text:style-name="LFO3" text:continue-numbering="true">
        <text:list-item>
          <text:p text:style-name="P191"><text:span text:style-name="T192">Poslanci so zavrnili razpis referenduma o zakonu o zakonski zvezi (26. 3. 2015)<text:s/></text:span><text:a xlink:href="https://www.rtvslo.si/slovenija/poslanci-so-zavrnili-razpis-referenduma-o-zakonu-o-zakonski-zvezi/361382" office:target-frame-name="_top" xlink:show="replace"><text:span text:style-name="T193">https://www.rtvslo.si/slovenija/poslanci-so-zavrnili-razpis-referenduma-o-zakonu-o-zakonski-zvezi/361382</text:span></text:a></text:p>
        </text:list-item>
      </text:list>
      <text:p text:style-name="P194"/>
      <text:list text:style-name="LFO3" text:continue-numbering="true">
        <text:list-item>
          <text:p text:style-name="P195"><text:span text:style-name="T196">Primc: V DZ-ju imamo podivjano večino, ki zlorablja ustavo in zakone (27. 3. 2015)<text:s/></text:span><text:a xlink:href="https://www.rtvslo.si/slovenija/primc-v-dz-ju-imamo-podivjano-vecino-ki-zlorablja-ustavo-in-zakone/361494" office:target-frame-name="_top" xlink:show="replace"><text:span text:style-name="T197">https://www.rtvslo.si/slovenija/primc-v-dz-ju-imamo-podivjano-vecino-ki-zlorablja-ustavo-in-zakone/361494</text:span></text:a></text:p>
        </text:list-item>
      </text:list>
      <text:p text:style-name="P198"/>
      <text:list text:style-name="LFO3" text:continue-numbering="true">
        <text:list-item>
          <text:p text:style-name="P199"><text:span text:style-name="T200">Primc: Homoseksualni lobi je zelo maščevalen (3. 4. 2015)<text:s/></text:span><text:a xlink:href="https://www.rtvslo.si/slovenija/primc-homoseksualni-lobi-je-zelo-mascevalen/362027" office:target-frame-name="_top" xlink:show="replace"><text:span text:style-name="T201">https://www.rtvslo.si/slovenija/primc-homoseksualni-lobi-je-zelo-mascevalen/362027</text:span></text:a></text:p>
        </text:list-item>
      </text:list>
      <text:p text:style-name="ListParagraph"/>
      <text:soft-page-break/>
      <text:list text:style-name="LFO3" text:continue-numbering="true">
        <text:list-item>
          <text:p text:style-name="P202"><text:span text:style-name="T203">Glas otrok (12. 4. 2015)<text:s/></text:span><text:a xlink:href="https://www.rtvslo.si/kolumne/glas-otrok/362686" office:target-frame-name="_top" xlink:show="replace"><text:span text:style-name="T204">https://www.rtvslo.si/kolumne/glas-otrok/362686</text:span></text:a></text:p>
        </text:list-item>
      </text:list>
      <text:p text:style-name="P205"/>
      <text:list text:style-name="LFO3" text:continue-numbering="true">
        <text:list-item>
          <text:p text:style-name="P206"><text:span text:style-name="T207">Dan boja proti homofobiji: Človekove pravice niso leve ali desne (14. 5. 2015)<text:s/></text:span><text:a xlink:href="https://www.rtvslo.si/slovenija/dan-boja-proti-homofobiji-clovekove-pravice-niso-leve-ali-desne/365081" office:target-frame-name="_top" xlink:show="replace"><text:span text:style-name="T208">https://www.rtvslo.si/slovenija/dan-boja-proti-homofobiji-clovekove-pravice-niso-leve-ali-desne/365081</text:span></text:a></text:p>
        </text:list-item>
      </text:list>
      <text:p text:style-name="P209"/>
      <text:list text:style-name="LFO3" text:continue-numbering="true">
        <text:list-item>
          <text:p text:style-name="P210"><text:span text:style-name="T211">"O odpravi diskriminacije istospolnih parov ni mogoče odločati na referendumu" (14. 5. 2015)<text:s/></text:span><text:a xlink:href="https://www.rtvslo.si/slovenija/o-odpravi-diskriminacije-istospolnih-parov-ni-mogoce-odlocati-na-referendumu/365078" office:target-frame-name="_top" xlink:show="replace"><text:span text:style-name="T212">https://www.rtvslo.si/slovenija/o-odpravi-diskriminacije-istospolnih-parov-ni-mogoce-odlocati-na-referendumu/365078</text:span></text:a></text:p>
        </text:list-item>
      </text:list>
      <text:p text:style-name="P213"/>
      <text:list text:style-name="LFO3" text:continue-numbering="true">
        <text:list-item>
          <text:p text:style-name="P214"><text:span text:style-name="T215">Poslanci odgovarjajo, zakaj so zavrnili referendum o noveli zakona o zakonski zvezi (15. 5. 2015)<text:s/></text:span><text:a xlink:href="https://www.rtvslo.si/slovenija/poslanci-odgovarjajo-zakaj-so-zavrnili-referendum-o-noveli-zakona-o-zakonski-zvezi/365134" office:target-frame-name="_top" xlink:show="replace"><text:span text:style-name="T216">https://www.rtvslo.si/slovenija/poslanci-odgovarjajo-zakaj-so-zavrnili-referendum-o-noveli-zakona-o-zakonski-zvezi/365134</text:span></text:a></text:p>
        </text:list-item>
      </text:list>
      <text:p text:style-name="P217"/>
      <text:list text:style-name="LFO3" text:continue-numbering="true">
        <text:list-item>
          <text:p text:style-name="P218"><text:span text:style-name="T219">"Pridemo" na Parado ponosa (1. 6. 2015)<text:s/></text:span><text:a xlink:href="https://www.rtvslo.si/slovenija/pridemo-na-parado-ponosa/366454" office:target-frame-name="_top" xlink:show="replace"><text:span text:style-name="T220">https://www.rtvslo.si/slovenija/pridemo-na-parado-ponosa/366454</text:span></text:a></text:p>
        </text:list-item>
      </text:list>
      <text:p text:style-name="P221"/>
      <text:list text:style-name="LFO3" text:continue-numbering="true">
        <text:list-item>
          <text:p text:style-name="P222"><text:span text:style-name="T223">Ta teden na ustavnem sodišču: Je referendum o zakonski zvezi sprejemljiv? (8. 6. 2015)<text:s/></text:span><text:a xlink:href="https://www.rtvslo.si/slovenija/ta-teden-na-ustavnem-sodiscu-je-referendum-o-zakonski-zvezi-sprejemljiv/367031" office:target-frame-name="_top" xlink:show="replace"><text:span text:style-name="T224">https://www.rtvslo.si/slovenija/ta-teden-na-ustavnem-sodiscu-je-referendum-o-zakonski-zvezi-sprejemljiv/367031</text:span></text:a></text:p>
        </text:list-item>
      </text:list>
      <text:p text:style-name="P225"/>
      <text:list text:style-name="LFO3" text:continue-numbering="true">
        <text:list-item>
          <text:p text:style-name="P226"><text:span text:style-name="T227">SMC, ZL in SD z deklaracijo proti referendumu o zakonski zvezi (8. 7. 2015)<text:s/></text:span><text:a xlink:href="https://www.rtvslo.si/slovenija/smc-zl-in-sd-z-deklaracijo-proti-referendumu-o-zakonski-zvezi/369279" office:target-frame-name="_top" xlink:show="replace"><text:span text:style-name="T228">https://www.rtvslo.si/slovenija/smc-zl-in-sd-z-deklaracijo-proti-referendumu-o-zakonski-zvezi/369279</text:span></text:a></text:p>
        </text:list-item>
      </text:list>
      <text:p text:style-name="P229"/>
      <text:list text:style-name="LFO3" text:continue-numbering="true">
        <text:list-item>
          <text:p text:style-name="P230"><text:span text:style-name="T231">Dvainšestdeset (16. 7. 2015)<text:s/></text:span><text:a xlink:href="https://www.rtvslo.si/kolumne/dvainsestdeset/369796" office:target-frame-name="_top" xlink:show="replace"><text:span text:style-name="T232">https://www.rtvslo.si/kolumne/dvainsestdeset/369796</text:span></text:a><text:span text:style-name="T233"><text:s/></text:span></text:p>
        </text:list-item>
      </text:list>
      <text:p text:style-name="P234"/>
      <text:list text:style-name="LFO3" text:continue-numbering="true">
        <text:list-item>
          <text:p text:style-name="P235"><text:span text:style-name="T236">Zakon o referendumu krepko zamuja, čaka še na strinjanje opozicije (6. 9. 2015)<text:s/></text:span><text:a xlink:href="https://www.rtvslo.si/slovenija/zakon-o-referendumu-krepko-zamuja-caka-se-na-strinjanje-opozicije/373353" office:target-frame-name="_top" xlink:show="replace"><text:span text:style-name="T237">https://www.rtvslo.si/slovenija/zakon-o-referendumu-krepko-zamuja-caka-se-na-strinjanje-opozicije/373353</text:span></text:a></text:p>
        </text:list-item>
      </text:list>
      <text:p text:style-name="P238"/>
      <text:list text:style-name="LFO3" text:continue-numbering="true">
        <text:list-item>
          <text:p text:style-name="P239"><text:span text:style-name="T240">Ustavni sodniki: Odločitve o referendumu še nismo sprejeli (30. 9. 2015)<text:s/></text:span><text:a xlink:href="https://www.rtvslo.si/slovenija/ustavni-sodniki-odlocitve-o-referendumu-se-nismo-sprejeli/375169" office:target-frame-name="_top" xlink:show="replace"><text:span text:style-name="T241">https://www.rtvslo.si/slovenija/ustavni-sodniki-odlocitve-o-referendumu-se-nismo-sprejeli/375169</text:span></text:a></text:p>
        </text:list-item>
      </text:list>
      <text:p text:style-name="P242"/>
      <text:list text:style-name="LFO3" text:continue-numbering="true">
        <text:list-item>
          <text:p text:style-name="P243"><text:span text:style-name="T244">Ustavni sodniki prižgali zeleno luč za referendum o zakonu o zakonski zvezi (22. 10. 2015)<text:s/></text:span><text:a xlink:href="https://www.rtvslo.si/slovenija/ustavni-sodniki-prizgali-zeleno-luc-za-referendum-o-zakonu-o-zakonski-zvezi/376916" office:target-frame-name="_top" xlink:show="replace"><text:span text:style-name="T245">https://www.rtvslo.si/slovenija/ustavni-sodniki-prizgali-zeleno-luc-za-referendum-o-zakonu-o-zakonski-zvezi/376916</text:span></text:a></text:p>
        </text:list-item>
      </text:list>
      <text:p text:style-name="P246"/>
      <text:list text:style-name="LFO3" text:continue-numbering="true">
        <text:list-item>
          <text:p text:style-name="P247"><text:span text:style-name="T248">Še 31 dni za oddajo podpore referendumu o zakonski zvezi (26. 10. 2015)<text:s/></text:span><text:a xlink:href="https://www.rtvslo.si/slovenija/se-31-dni-za-oddajo-podpore-referendumu-o-zakonski-zvezi/377217" office:target-frame-name="_top" xlink:show="replace"><text:span text:style-name="T249">https://www.rtvslo.si/slovenija/se-31-dni-za-oddajo-podpore-referendumu-o-zakonski-zvezi/377217</text:span></text:a><text:span text:style-name="T250"><text:s/></text:span></text:p>
        </text:list-item>
      </text:list>
      <text:p text:style-name="P251"/>
      <text:list text:style-name="LFO3" text:continue-numbering="true">
        <text:list-item>
          <text:p text:style-name="P252"><text:span text:style-name="T253">Koalicija za otroke gre ima dovolj podpisov in jih ne bo več zbirala (27. 10. 2015)<text:s/></text:span><text:a xlink:href="https://www.rtvslo.si/slovenija/koalicija-za-otroke-gre-ima-dovolj-podpisov-in-jih-ne-bo-vec-zbirala/377247" office:target-frame-name="_top" xlink:show="replace"><text:span text:style-name="T254">https://www.rtvslo.si/slovenija/koalicija-za-otroke-gre-ima-dovolj-podpisov-in-jih-ne-bo-vec-zbirala/377247</text:span></text:a></text:p>
        </text:list-item>
      </text:list>
      <text:p text:style-name="P255"/>
      <text:soft-page-break/>
      <text:list text:style-name="LFO3" text:continue-numbering="true">
        <text:list-item>
          <text:p text:style-name="P256"><text:span text:style-name="T257">"To bo kampanja o čudoviti dopolnjujoči se naravi in spolnosti moškega in ženske" (30. 10. 2015)<text:s/></text:span><text:a xlink:href="https://www.rtvslo.si/slovenija/to-bo-kampanja-o-cudoviti-dopolnjujoci-se-naravi-in-spolnosti-moskega-in-zenske/377482" office:target-frame-name="_top" xlink:show="replace"><text:span text:style-name="T258">https://www.rtvslo.si/slovenija/to-bo-kampanja-o-cudoviti-dopolnjujoci-se-naravi-in-spolnosti-moskega-in-zenske/377482</text:span></text:a></text:p>
        </text:list-item>
      </text:list>
      <text:p text:style-name="P259"/>
      <text:list text:style-name="LFO3" text:continue-numbering="true">
        <text:list-item>
          <text:p text:style-name="P260"><text:span text:style-name="T261">Referendum o izenačitvi partnerskih skupnosti predlagajo za 10. januar (2. 11. 2015)<text:s/></text:span><text:a xlink:href="https://www.rtvslo.si/slovenija/referendum-o-izenacitvi-partnerskih-skupnosti-predlagajo-za-10-januar/377704" office:target-frame-name="_top" xlink:show="replace"><text:span text:style-name="T262">https://www.rtvslo.si/slovenija/referendum-o-izenacitvi-partnerskih-skupnosti-predlagajo-za-10-januar/377704</text:span></text:a></text:p>
        </text:list-item>
      </text:list>
      <text:p text:style-name="P263"/>
      <text:list text:style-name="LFO3" text:continue-numbering="true">
        <text:list-item>
          <text:p text:style-name="P264"><text:span text:style-name="T265">Odbor bi referendum o zakonski zvezi 20. decembra (3. 11. 2015)<text:s/></text:span><text:a xlink:href="https://www.rtvslo.si/slovenija/odbor-bi-referendum-o-zakonski-zvezi-20-decembra/377766" office:target-frame-name="_top" xlink:show="replace"><text:span text:style-name="T266">https://www.rtvslo.si/slovenija/odbor-bi-referendum-o-zakonski-zvezi-20-decembra/377766</text:span></text:a></text:p>
        </text:list-item>
      </text:list>
      <text:p text:style-name="P267"/>
      <text:list text:style-name="LFO3" text:continue-numbering="true">
        <text:list-item>
          <text:p text:style-name="P268"><text:span text:style-name="T269">Referendum o izenačitvi partnerskih skupnosti bo 20. decembra (4. 11. 2015)<text:s/></text:span><text:a xlink:href="https://www.rtvslo.si/slovenija/referendum-o-izenacitvi-partnerskih-skupnosti-bo-20-decembra/377856" office:target-frame-name="_top" xlink:show="replace"><text:span text:style-name="T270">https://www.rtvslo.si/slovenija/referendum-o-izenacitvi-partnerskih-skupnosti-bo-20-decembra/377856</text:span></text:a></text:p>
        </text:list-item>
      </text:list>
      <text:p text:style-name="P271"/>
      <text:list text:style-name="LFO3" text:continue-numbering="true">
        <text:list-item>
          <text:p text:style-name="P272"><text:span text:style-name="T273">SMC bo sodeloval v referendumski kampanji, vlada ne (7. 11. 2015)<text:s/></text:span><text:a xlink:href="https://www.rtvslo.si/slovenija/smc-bo-sodeloval-v-referendumski-kampanji-vlada-ne/378102" office:target-frame-name="_top" xlink:show="replace"><text:span text:style-name="T274">https://www.rtvslo.si/slovenija/smc-bo-sodeloval-v-referendumski-kampanji-vlada-ne/378102</text:span></text:a></text:p>
        </text:list-item>
      </text:list>
      <text:p text:style-name="P275"/>
      <text:list text:style-name="LFO3" text:continue-numbering="true">
        <text:list-item>
          <text:p text:style-name="P276"><text:span text:style-name="T277">Za zavrnitev novele o zakonski zvezi bodo potrebni 343.104 glasovi (9. 11. 2015)<text:s/></text:span><text:a xlink:href="https://www.rtvslo.si/slovenija/za-zavrnitev-novele-o-zakonski-zvezi-bodo-potrebni-343-104-glasovi/378236" office:target-frame-name="_top" xlink:show="replace"><text:span text:style-name="T278">https://www.rtvslo.si/slovenija/za-zavrnitev-novele-o-zakonski-zvezi-bodo-potrebni-343-104-glasovi/378236</text:span></text:a><text:span text:style-name="T279"><text:s/></text:span></text:p>
        </text:list-item>
      </text:list>
      <text:p text:style-name="P280"/>
      <text:list text:style-name="LFO3" text:continue-numbering="true">
        <text:list-item>
          <text:p text:style-name="P281"><text:span text:style-name="T282">Novak: Ves čas zagovarjamo pravico do mame in očeta (12. 11. 2015)<text:s/></text:span><text:a xlink:href="https://www.rtvslo.si/slovenija/novak-ves-cas-zagovarjamo-pravico-do-mame-in-oceta/378505" office:target-frame-name="_top" xlink:show="replace"><text:span text:style-name="T283">https://www.rtvslo.si/slovenija/novak-ves-cas-zagovarjamo-pravico-do-mame-in-oceta/378505</text:span></text:a></text:p>
        </text:list-item>
      </text:list>
      <text:p text:style-name="P284"/>
      <text:list text:style-name="LFO3" text:continue-numbering="true">
        <text:list-item>
          <text:p text:style-name="P285"><text:span text:style-name="T286">SDS poziva državljane, naj glasujejo proti eksperimentu z družino (20. 11. 2015)<text:s/></text:span><text:a xlink:href="https://www.rtvslo.si/slovenija/sds-poziva-drzavljane-naj-glasujejo-proti-eksperimentu-z-druzino/379133" office:target-frame-name="_top" xlink:show="replace"><text:span text:style-name="T287">https://www.rtvslo.si/slovenija/sds-poziva-drzavljane-naj-glasujejo-proti-eksperimentu-z-druzino/379133</text:span></text:a></text:p>
        </text:list-item>
      </text:list>
      <text:p text:style-name="P288"/>
      <text:list text:style-name="LFO3" text:continue-numbering="true">
        <text:list-item>
          <text:p text:style-name="P289"><text:span text:style-name="T290">Podporniki sprememb družinskega zakonika začeli kampanjo Čas je ZA (23. 11. 2015)<text:s/></text:span><text:a xlink:href="https://www.rtvslo.si/slovenija/podporniki-sprememb-druzinskega-zakonika-zaceli-kampanjo-cas-je-za/379349" office:target-frame-name="_top" xlink:show="replace"><text:span text:style-name="T291">https://www.rtvslo.si/slovenija/podporniki-sprememb-druzinskega-zakonika-zaceli-kampanjo-cas-je-za/379349</text:span></text:a></text:p>
        </text:list-item>
      </text:list>
      <text:p text:style-name="P292"/>
      <text:list text:style-name="LFO3" text:continue-numbering="true">
        <text:list-item>
          <text:p text:style-name="P293"><text:span text:style-name="T294">ZaAB: Državljane pozivamo h glasovanju za enakopravnost (25. 11. 2015)<text:s/></text:span><text:a xlink:href="https://www.rtvslo.si/slovenija/zaab-drzavljane-pozivamo-h-glasovanju-za-enakopravnost/379501" office:target-frame-name="_top" xlink:show="replace"><text:span text:style-name="T295">https://www.rtvslo.si/slovenija/zaab-drzavljane-pozivamo-h-glasovanju-za-enakopravnost/379501</text:span></text:a></text:p>
        </text:list-item>
      </text:list>
      <text:p text:style-name="P296"/>
      <text:list text:style-name="LFO3" text:continue-numbering="true">
        <text:list-item>
          <text:p text:style-name="P297"><text:span text:style-name="T298">Zagovorniki in nasprotniki zakona o zakonski zvezi trenutno precej izenačeni (30. 11. 2015)<text:s/></text:span><text:a xlink:href="https://www.rtvslo.si/slovenija/zagovorniki-in-nasprotniki-zakona-o-zakonski-zvezi-trenutno-precej-izenaceni/379902" office:target-frame-name="_top" xlink:show="replace"><text:span text:style-name="T299">https://www.rtvslo.si/slovenija/zagovorniki-in-nasprotniki-zakona-o-zakonski-zvezi-trenutno-precej-izenaceni/379902</text:span></text:a></text:p>
        </text:list-item>
      </text:list>
      <text:p text:style-name="P300"/>
      <text:list text:style-name="LFO3" text:continue-numbering="true">
        <text:list-item>
          <text:p text:style-name="P301"><text:span text:style-name="T302">Ženske sekcije SDS, NSi, SLS: To je napad na družino (1. 12. 2015)<text:s/></text:span><text:a xlink:href="https://www.rtvslo.si/slovenija/referendum/zenske-sekcije-sds-nsi-sls-to-je-napad-na-druzino/380061" office:target-frame-name="_top" xlink:show="replace"><text:span text:style-name="T303">https://www.rtvslo.si/slovenija/referendum/zenske-sekcije-sds-nsi-sls-to-je-napad-na-druzino/380061</text:span></text:a></text:p>
        </text:list-item>
      </text:list>
      <text:p text:style-name="P304"/>
      <text:soft-page-break/>
      <text:list text:style-name="LFO3" text:continue-numbering="true">
        <text:list-item>
          <text:p text:style-name="P305"><text:span text:style-name="T306">Psihologi: Pogoj za zdrav razvoj otroka enako učinkovito zagotavljajo tudi istospolni starši (1. 12. 2015)<text:s/></text:span><text:a xlink:href="https://www.rtvslo.si/slovenija/referendum/psihologi-pogoj-za-zdrav-razvoj-otroka-enako-ucinkovito-zagotavljajo-tudi-istospolni-starsi/380078" office:target-frame-name="_top" xlink:show="replace"><text:span text:style-name="T307">https://www.rtvslo.si/slovenija/referendum/psihologi-pogoj-za-zdrav-razvoj-otroka-enako-ucinkovito-zagotavljajo-tudi-istospolni-starsi/380078</text:span></text:a></text:p>
        </text:list-item>
      </text:list>
      <text:p text:style-name="P308"/>
      <text:list text:style-name="LFO3" text:continue-numbering="true">
        <text:list-item>
          <text:p text:style-name="P309"><text:span text:style-name="T310">Davkoplačevalci se ne damo: Nova definicija zakonske zveze protiustavna in protirazvojna (1. 12. 2015)<text:s/></text:span><text:a xlink:href="https://www.rtvslo.si/slovenija/referendum/davkoplacevalci-se-ne-damo-nova-definicija-zakonske-zveze-protiustavna-in-protirazvojna/380015" office:target-frame-name="_top" xlink:show="replace"><text:span text:style-name="T311">https://www.rtvslo.si/slovenija/referendum/davkoplacevalci-se-ne-damo-nova-definicija-zakonske-zveze-protiustavna-in-protirazvojna/380015</text:span></text:a></text:p>
        </text:list-item>
      </text:list>
      <text:p text:style-name="ListParagraph"/>
      <text:list text:style-name="LFO3" text:continue-numbering="true">
        <text:list-item>
          <text:p text:style-name="P312"><text:span text:style-name="T313">Klepet s predstavnico DESUS-a (2. 12. 2015)<text:s/></text:span><text:a xlink:href="https://www.rtvslo.si/slovenija/referendum/klepet-s-predstavnico-desus-a/380112" office:target-frame-name="_top" xlink:show="replace"><text:span text:style-name="T314">https://www.rtvslo.si/slovenija/referendum/klepet-s-predstavnico-desus-a/380112</text:span></text:a></text:p>
        </text:list-item>
      </text:list>
      <text:p text:style-name="P315"/>
      <text:list text:style-name="LFO3" text:continue-numbering="true">
        <text:list-item>
          <text:p text:style-name="P316"><text:span text:style-name="T317">Klepet s predstavnikom Civilne pobude Spoštovanje različnih (2. 12. 2015)<text:s/></text:span><text:a xlink:href="https://www.rtvslo.si/slovenija/referendum/klepet-s-predstavnikom-civilne-pobude-spostovanje-razlicnih/380104" office:target-frame-name="_top" xlink:show="replace"><text:span text:style-name="T318">https://www.rtvslo.si/slovenija/referendum/klepet-s-predstavnikom-civilne-pobude-spostovanje-razlicnih/380104</text:span></text:a></text:p>
        </text:list-item>
      </text:list>
      <text:p text:style-name="P319"/>
      <text:list text:style-name="LFO3" text:continue-numbering="true">
        <text:list-item>
          <text:p text:style-name="P320"><text:span text:style-name="T321">Klepet z Angelco Likovič (2. 12. 2015)<text:s/></text:span><text:a xlink:href="https://www.rtvslo.si/slovenija/referendum/klepet-z-angelco-likovic/380098" office:target-frame-name="_top" xlink:show="replace"><text:span text:style-name="T322">https://www.rtvslo.si/slovenija/referendum/klepet-z-angelco-likovic/380098</text:span></text:a><text:span text:style-name="T323"><text:s/></text:span></text:p>
        </text:list-item>
      </text:list>
      <text:p text:style-name="P324"/>
      <text:list text:style-name="LFO3" text:continue-numbering="true">
        <text:list-item>
          <text:p text:style-name="P325"><text:span text:style-name="T326">SMS – Zeleni so ZA: Večina ne sme odločati v škodo manjšine (3. 12. 2015)<text:s/></text:span><text:a xlink:href="https://www.rtvslo.si/slovenija/referendum/sms-zeleni-so-za-vecina-ne-sme-odlocati-v-skodo-manjsine/380211" office:target-frame-name="_top" xlink:show="replace"><text:span text:style-name="T327">https://www.rtvslo.si/slovenija/referendum/sms-zeleni-so-za-vecina-ne-sme-odlocati-v-skodo-manjsine/380211</text:span></text:a></text:p>
        </text:list-item>
      </text:list>
      <text:p text:style-name="ListParagraph"/>
      <text:list text:style-name="LFO3" text:continue-numbering="true">
        <text:list-item>
          <text:p text:style-name="P328"><text:span text:style-name="T329">Klepet s predstavnico Društva gibanje za trajnostni razvoj Slovenije – TRS (3. 12. 2015)<text:s/></text:span><text:a xlink:href="https://www.rtvslo.si/slovenija/referendum/klepet-s-predstavnico-drustva-gibanje-za-trajnostni-razvoj-slovenije-trs/380183" office:target-frame-name="_top" xlink:show="replace"><text:span text:style-name="T330">https://www.rtvslo.si/slovenija/referendum/klepet-s-predstavnico-drustva-gibanje-za-trajnostni-razvoj-slovenije-trs/380183</text:span></text:a></text:p>
        </text:list-item>
      </text:list>
      <text:p text:style-name="P331"/>
      <text:list text:style-name="LFO3" text:continue-numbering="true">
        <text:list-item>
          <text:p text:style-name="P332"><text:span text:style-name="T333">Klepet s predstavnico Društva Dih - Enakopravni pod mavrico (3. 12. 2015)<text:s/></text:span><text:a xlink:href="https://www.rtvslo.si/slovenija/referendum/klepet-s-predstavnico-drustva-dih-enakopravni-pod-mavrico/380182" office:target-frame-name="_top" xlink:show="replace"><text:span text:style-name="T334">https://www.rtvslo.si/slovenija/referendum/klepet-s-predstavnico-drustva-dih-enakopravni-pod-mavrico/380182</text:span></text:a></text:p>
        </text:list-item>
      </text:list>
      <text:p text:style-name="P335"/>
      <text:list text:style-name="LFO3" text:continue-numbering="true">
        <text:list-item>
          <text:p text:style-name="P336"><text:span text:style-name="T337">Klepet s predstavnikom Društva Davkoplačevalci se ne damo (3. 12. 2015)<text:s/></text:span><text:a xlink:href="https://www.rtvslo.si/slovenija/referendum/klepet-s-predstavnikom-drustva-davkoplacevalci-se-ne-damo/380179" office:target-frame-name="_top" xlink:show="replace"><text:span text:style-name="T338">https://www.rtvslo.si/slovenija/referendum/klepet-s-predstavnikom-drustva-davkoplacevalci-se-ne-damo/380179</text:span></text:a><text:span text:style-name="T339"><text:s/></text:span></text:p>
        </text:list-item>
      </text:list>
      <text:p text:style-name="P340"/>
      <text:list text:style-name="LFO3" text:continue-numbering="true">
        <text:list-item>
          <text:p text:style-name="P341"><text:span text:style-name="T342">NSi opozoril na neresnice v referendumski kampanji (4. 12. 2015)<text:s/></text:span><text:a xlink:href="https://www.rtvslo.si/slovenija/referendum/nsi-opozoril-na-neresnice-v-referendumski-kampanji/380320" office:target-frame-name="_top" xlink:show="replace"><text:span text:style-name="T343">https://www.rtvslo.si/slovenija/referendum/nsi-opozoril-na-neresnice-v-referendumski-kampanji/380320</text:span></text:a></text:p>
        </text:list-item>
      </text:list>
      <text:p text:style-name="ListParagraph"/>
      <text:list text:style-name="LFO3" text:continue-numbering="true">
        <text:list-item>
          <text:p text:style-name="P344"><text:span text:style-name="T345">Klepet s predstavnikom Gibanja Zedinjena Slovenija (4. 12. 2015)<text:s/></text:span><text:a xlink:href="https://www.rtvslo.si/slovenija/referendum/klepet-s-predstavnikom-gibanja-zedinjena-slovenija/380280" office:target-frame-name="_top" xlink:show="replace"><text:span text:style-name="T346">https://www.rtvslo.si/slovenija/referendum/klepet-s-predstavnikom-gibanja-zedinjena-slovenija/380280</text:span></text:a></text:p>
        </text:list-item>
      </text:list>
      <text:p text:style-name="P347"/>
      <text:list text:style-name="LFO3" text:continue-numbering="true">
        <text:list-item>
          <text:p text:style-name="P348"><text:span text:style-name="T349">Klepet s Francem Donkom (4. 12. 2015)<text:s/></text:span><text:a xlink:href="https://www.rtvslo.si/slovenija/referendum/klepet-s-francem-donkom/380279" office:target-frame-name="_top" xlink:show="replace"><text:span text:style-name="T350">https://www.rtvslo.si/slovenija/referendum/klepet-s-francem-donkom/380279</text:span></text:a></text:p>
        </text:list-item>
      </text:list>
      <text:p text:style-name="P351"/>
      <text:list text:style-name="LFO3" text:continue-numbering="true">
        <text:list-item>
          <text:p text:style-name="P352"><text:span text:style-name="T353">Klepet s predstavnikom Družinske pobude, društva za družini naklonjeno družbo (4. 12. 2015)<text:s/></text:span><text:a xlink:href="https://www.rtvslo.si/slovenija/referendum/klepet-s-predstavnikom-druzinske-pobude-drustva-za-druzini-naklonjeno-druzbo/380275" office:target-frame-name="_top" xlink:show="replace"><text:span text:style-name="T354">https://www.rtvslo.si/slovenija/referendum/klepet-s-predstavnikom-druzinske-pobude-drustva-za-druzini-naklonjeno-druzbo/380275</text:span></text:a><text:span text:style-name="T355"><text:s/></text:span></text:p>
        </text:list-item>
      </text:list>
      <text:p text:style-name="ListParagraph"/>
      <text:soft-page-break/>
      <text:list text:style-name="LFO3" text:continue-numbering="true">
        <text:list-item>
          <text:p text:style-name="P356"><text:span text:style-name="T357">Klepet s Koalicijo Za otroke gre! (6. 12. 2015)<text:s/></text:span><text:a xlink:href="https://www.rtvslo.si/slovenija/referendum/klepet-s-koalicijo-za-otroke-gre/380423" office:target-frame-name="_top" xlink:show="replace"><text:span text:style-name="T358">https://www.rtvslo.si/slovenija/referendum/klepet-s-koalicijo-za-otroke-gre/380423</text:span></text:a></text:p>
        </text:list-item>
      </text:list>
      <text:p text:style-name="P359"/>
      <text:list text:style-name="LFO3" text:continue-numbering="true">
        <text:list-item>
          <text:p text:style-name="P360"><text:span text:style-name="T361">Klepet z Iniciativo za demokratični socializem IDS (6. 12. 2015)<text:s/></text:span><text:a xlink:href="https://www.rtvslo.si/svet/klepet-z-iniciativo-za-demokraticni-socializem-ids/380419" office:target-frame-name="_top" xlink:show="replace"><text:span text:style-name="T362">https://www.rtvslo.si/svet/klepet-z-iniciativo-za-demokraticni-socializem-ids/380419</text:span></text:a><text:span text:style-name="T363"><text:s/></text:span></text:p>
        </text:list-item>
      </text:list>
      <text:p text:style-name="P364"/>
      <text:list text:style-name="LFO3" text:continue-numbering="true">
        <text:list-item>
          <text:p text:style-name="P365"><text:span text:style-name="T366">Koalicija Za otroke gre: Štirje členi podlaga za nove krivice (7. 12. 2015)<text:s/></text:span><text:a xlink:href="https://www.rtvslo.si/slovenija/referendum/koalicija-za-otroke-gre-stirje-cleni-podlaga-za-nove-krivice/380543" office:target-frame-name="_top" xlink:show="replace"><text:span text:style-name="T367">https://www.rtvslo.si/slovenija/referendum/koalicija-za-otroke-gre-stirje-cleni-podlaga-za-nove-krivice/380543</text:span></text:a></text:p>
        </text:list-item>
      </text:list>
      <text:p text:style-name="P368"/>
      <text:list text:style-name="LFO3" text:continue-numbering="true">
        <text:list-item>
          <text:p text:style-name="P369"><text:span text:style-name="T370">Pravniki: Pravice istospolnih so vprašanje človekovega dostojanstva (7. 12. 2015)<text:s/></text:span><text:a xlink:href="https://www.rtvslo.si/slovenija/referendum/pravniki-pravice-istospolnih-so-vprasanje-clovekovega-dostojanstva/380549" office:target-frame-name="_top" xlink:show="replace"><text:span text:style-name="T371">https://www.rtvslo.si/slovenija/referendum/pravniki-pravice-istospolnih-so-vprasanje-clovekovega-dostojanstva/380549</text:span></text:a></text:p>
        </text:list-item>
      </text:list>
      <text:p text:style-name="ListParagraph"/>
      <text:list text:style-name="LFO3" text:continue-numbering="true">
        <text:list-item>
          <text:p text:style-name="P372"><text:span text:style-name="T373">Klepet s Klubom Češplja - klub za osveščanje spolne energije in zdravo spolnost (7. 12. 2015)<text:s/></text:span><text:a xlink:href="https://www.rtvslo.si/slovenija/referendum/klepet-s-klubom-cesplja-klub-za-osvescanje-spolne-energije-in-zdravo-spolnost/380422" office:target-frame-name="_top" xlink:show="replace"><text:span text:style-name="T374">https://www.rtvslo.si/slovenija/referendum/klepet-s-klubom-cesplja-klub-za-osvescanje-spolne-energije-in-zdravo-spolnost/380422</text:span></text:a></text:p>
        </text:list-item>
      </text:list>
      <text:p text:style-name="P375"/>
      <text:list text:style-name="LFO3" text:continue-numbering="true">
        <text:list-item>
          <text:p text:style-name="P376"><text:span text:style-name="T377">Klepet s predstavnico Kampanje Za vse družine (7. 12. 2015)<text:s/></text:span><text:a xlink:href="https://www.rtvslo.si/slovenija/referendum/klepet-s-predstavnico-kampanje-za-vse-druzine/380421" office:target-frame-name="_top" xlink:show="replace"><text:span text:style-name="T378">https://www.rtvslo.si/slovenija/referendum/klepet-s-predstavnico-kampanje-za-vse-druzine/380421</text:span></text:a><text:span text:style-name="T379"><text:s/></text:span></text:p>
        </text:list-item>
      </text:list>
      <text:p text:style-name="ListParagraph"/>
      <text:list text:style-name="LFO3" text:continue-numbering="true">
        <text:list-item>
          <text:p text:style-name="P380"><text:span text:style-name="T381">Klepet z Miho Lobnikom (8. 12. 2015)<text:s/></text:span><text:a xlink:href="https://www.rtvslo.si/slovenija/referendum/klepet-z-miho-lobnikom/380578" office:target-frame-name="_top" xlink:show="replace"><text:span text:style-name="T382">https://www.rtvslo.si/slovenija/referendum/klepet-z-miho-lobnikom/380578</text:span></text:a></text:p>
        </text:list-item>
      </text:list>
      <text:p text:style-name="P383"/>
      <text:list text:style-name="LFO3" text:continue-numbering="true">
        <text:list-item>
          <text:p text:style-name="P384"><text:span text:style-name="T385">Klepet s predstavnikom Krščanskih socialistov Slovenije - Krekovih socialistov KSS (8. 12. 2015)<text:s/></text:span><text:a xlink:href="https://www.rtvslo.si/slovenija/referendum/klepet-s-predstavnikom-krscanskih-socialistov-slovenije-krekovih-socialistov-kss/380575" office:target-frame-name="_top" xlink:show="replace"><text:span text:style-name="T386">https://www.rtvslo.si/slovenija/referendum/klepet-s-predstavnikom-krscanskih-socialistov-slovenije-krekovih-socialistov-kss/380575</text:span></text:a><text:span text:style-name="T387"><text:s/></text:span></text:p>
        </text:list-item>
      </text:list>
      <text:p text:style-name="ListParagraph"/>
      <text:list text:style-name="LFO3" text:continue-numbering="true">
        <text:list-item>
          <text:p text:style-name="P388"><text:span text:style-name="T389">Klepet s predstavnikom Piratske stranke (9. 12. 2015)<text:s/></text:span><text:a xlink:href="https://www.rtvslo.si/slovenija/referendum/klepet-s-predstavnikom-piratske-stranke/380644" office:target-frame-name="_top" xlink:show="replace"><text:span text:style-name="T390">https://www.rtvslo.si/slovenija/referendum/klepet-s-predstavnikom-piratske-stranke/380644</text:span></text:a></text:p>
        </text:list-item>
      </text:list>
      <text:p text:style-name="P391"/>
      <text:list text:style-name="LFO3" text:continue-numbering="true">
        <text:list-item>
          <text:p text:style-name="P392"><text:span text:style-name="T393">Klepet s predstavnico Nove Slovenije - krščanskih demokratov (9. 12. 2015)<text:s/></text:span><text:a xlink:href="https://www.rtvslo.si/slovenija/referendum/klepet-s-predstavnico-nove-slovenije-krscanskih-demokratov/380643" office:target-frame-name="_top" xlink:show="replace"><text:span text:style-name="T394">https://www.rtvslo.si/slovenija/referendum/klepet-s-predstavnico-nove-slovenije-krscanskih-demokratov/380643</text:span></text:a></text:p>
        </text:list-item>
      </text:list>
      <text:p text:style-name="P395"/>
      <text:list text:style-name="LFO3" text:continue-numbering="true">
        <text:list-item>
          <text:p text:style-name="P396"><text:span text:style-name="T397">Klepet s predstavnikom Naprej Slovenija (9. 12. 2015)<text:s/></text:span><text:a xlink:href="https://www.rtvslo.si/slovenija/referendum/klepet-s-predstavnikom-naprej-slovenija/380641" office:target-frame-name="_top" xlink:show="replace"><text:span text:style-name="T398">https://www.rtvslo.si/slovenija/referendum/klepet-s-predstavnikom-naprej-slovenija/380641</text:span></text:a><text:span text:style-name="T399"><text:s/></text:span></text:p>
        </text:list-item>
      </text:list>
      <text:p text:style-name="P400"/>
      <text:list text:style-name="LFO3" text:continue-numbering="true">
        <text:list-item>
          <text:p text:style-name="P401"><text:span text:style-name="T402">NSi bi uredil pravice istospolnih, a ne bi spremenil definicije zakonske zveze (10. 12. 2015)<text:s/></text:span><text:a xlink:href="https://www.rtvslo.si/slovenija/referendum/nsi-bi-uredil-pravice-istospolnih-a-ne-bi-spremenil-definicije-zakonske-zveze/380823" office:target-frame-name="_top" xlink:show="replace"><text:span text:style-name="T403">https://www.rtvslo.si/slovenija/referendum/nsi-bi-uredil-pravice-istospolnih-a-ne-bi-spremenil-definicije-zakonske-zveze/380823</text:span></text:a></text:p>
        </text:list-item>
      </text:list>
      <text:p text:style-name="ListParagraph"/>
      <text:list text:style-name="LFO3" text:continue-numbering="true">
        <text:list-item>
          <text:p text:style-name="P404"><text:span text:style-name="T405">Soočenje argumentov "za" in "proti" spremembi definicije zakonske zveze (10. 12. 2015)<text:s/></text:span><text:a xlink:href="https://www.rtvslo.si/slovenija/referendum/soocenje-argumentov-za-in-proti-spremembi-definicije-zakonske-zveze/380805" office:target-frame-name="_top" xlink:show="replace"><text:span text:style-name="T406">https://www.rtvslo.si/slovenija/referendum/soocenje-argumentov-za-in-proti-spremembi-definicije-zakonske-zveze/380805</text:span></text:a></text:p>
        </text:list-item>
      </text:list>
      <text:p text:style-name="P407"/>
      <text:soft-page-break/>
      <text:list text:style-name="LFO3" text:continue-numbering="true">
        <text:list-item>
          <text:p text:style-name="P408"><text:span text:style-name="T409">Klepet s predstavnico Socialnih demokratov (SD) (10. 12. 2015)<text:s/></text:span><text:a xlink:href="https://www.rtvslo.si/slovenija/referendum/klepet-s-predstavnico-socialnih-demokratov-sd/380739" office:target-frame-name="_top" xlink:show="replace"><text:span text:style-name="T410">https://www.rtvslo.si/slovenija/referendum/klepet-s-predstavnico-socialnih-demokratov-sd/380739</text:span></text:a></text:p>
        </text:list-item>
      </text:list>
      <text:p text:style-name="P411"/>
      <text:list text:style-name="LFO3" text:continue-numbering="true">
        <text:list-item>
          <text:p text:style-name="P412"><text:span text:style-name="T413">Klepet s predstavnico Slovenske demokratske stranke (10. 12. 2015)<text:s/></text:span><text:a xlink:href="https://www.rtvslo.si/slovenija/referendum/klepet-s-predstavnico-slovenske-demokratske-stranke/380738" office:target-frame-name="_top" xlink:show="replace"><text:span text:style-name="T414">https://www.rtvslo.si/slovenija/referendum/klepet-s-predstavnico-slovenske-demokratske-stranke/380738</text:span></text:a></text:p>
        </text:list-item>
      </text:list>
      <text:p text:style-name="P415"/>
      <text:list text:style-name="LFO3" text:continue-numbering="true">
        <text:list-item>
          <text:p text:style-name="P416"><text:span text:style-name="T417">Klepet z Romanom Vodebom - Levičarji za pravice otrok do očeta in matere (10. 12. 2015)<text:s/></text:span><text:a xlink:href="https://www.rtvslo.si/slovenija/referendum/klepet-z-romanom-vodebom-levicarji-za-pravice-otrok-do-oceta-in-matere/380735" office:target-frame-name="_top" xlink:show="replace"><text:span text:style-name="T418">https://www.rtvslo.si/slovenija/referendum/klepet-z-romanom-vodebom-levicarji-za-pravice-otrok-do-oceta-in-matere/380735</text:span></text:a><text:span text:style-name="T419"><text:s/></text:span></text:p>
        </text:list-item>
      </text:list>
      <text:p text:style-name="ListParagraph"/>
      <text:list text:style-name="LFO3" text:continue-numbering="true">
        <text:list-item>
          <text:p text:style-name="P420"><text:span text:style-name="T421">Klepet s predstavnikom Stranke modernega centra (11. 12. 2015)<text:s/></text:span><text:a xlink:href="https://www.rtvslo.si/slovenija/referendum/klepet-s-predstavnikom-stranke-modernega-centra/380836" office:target-frame-name="_top" xlink:show="replace"><text:span text:style-name="T422">https://www.rtvslo.si/slovenija/referendum/klepet-s-predstavnikom-stranke-modernega-centra/380836</text:span></text:a></text:p>
        </text:list-item>
      </text:list>
      <text:p text:style-name="P423"/>
      <text:list text:style-name="LFO3" text:continue-numbering="true">
        <text:list-item>
          <text:p text:style-name="P424"><text:span text:style-name="T425">Klepet s predstavnikom Stranke mladih - Zeleni Evrope (11. 12. 2015)<text:s/></text:span><text:a xlink:href="https://www.rtvslo.si/slovenija/referendum/klepet-s-predstavnikom-stranke-mladih-zeleni-evrope/380835" office:target-frame-name="_top" xlink:show="replace"><text:span text:style-name="T426">https://www.rtvslo.si/slovenija/referendum/klepet-s-predstavnikom-stranke-mladih-zeleni-evrope/380835</text:span></text:a></text:p>
        </text:list-item>
      </text:list>
      <text:p text:style-name="P427"/>
      <text:list text:style-name="LFO3" text:continue-numbering="true">
        <text:list-item>
          <text:p text:style-name="P428"><text:span text:style-name="T429">Klepet s predstavnikom Solidarnosti, Za pravično družbo (11. 12. 2015)<text:s/></text:span><text:a xlink:href="https://www.rtvslo.si/slovenija/referendum/klepet-s-predstavnikom-solidarnosti-za-pravicno-druzbo/380834" office:target-frame-name="_top" xlink:show="replace"><text:span text:style-name="T430">https://www.rtvslo.si/slovenija/referendum/klepet-s-predstavnikom-solidarnosti-za-pravicno-druzbo/380834</text:span></text:a></text:p>
        </text:list-item>
      </text:list>
      <text:p text:style-name="P431"/>
      <text:list text:style-name="LFO3" text:continue-numbering="true">
        <text:list-item>
          <text:p text:style-name="P432"><text:span text:style-name="T433">T. Vatovec: Novela nikomur ne jemlje pravice, da bi se imel za moža ali ženo (12. 12. 2015)<text:s/></text:span><text:a xlink:href="https://www.rtvslo.si/slovenija/referendum/t-vatovec-novela-nikomur-ne-jemlje-pravice-da-bi-se-imel-za-moza-ali-zeno/380932" office:target-frame-name="_top" xlink:show="replace"><text:span text:style-name="T434">https://www.rtvslo.si/slovenija/referendum/t-vatovec-novela-nikomur-ne-jemlje-pravice-da-bi-se-imel-za-moza-ali-zeno/380932</text:span></text:a></text:p>
        </text:list-item>
      </text:list>
      <text:p text:style-name="P435"/>
      <text:list text:style-name="LFO3" text:continue-numbering="true">
        <text:list-item>
          <text:p text:style-name="P436"><text:span text:style-name="T437">Zevnik: Novela krši otrokove pravice (12. 12. 2015)<text:s/></text:span><text:a xlink:href="https://www.rtvslo.si/slovenija/referendum/zevnik-novela-krsi-otrokove-pravice/380936" office:target-frame-name="_top" xlink:show="replace"><text:span text:style-name="T438">https://www.rtvslo.si/slovenija/referendum/zevnik-novela-krsi-otrokove-pravice/380936</text:span></text:a></text:p>
        </text:list-item>
      </text:list>
      <text:p text:style-name="P439"/>
      <text:list text:style-name="LFO3" text:continue-numbering="true">
        <text:list-item>
          <text:p text:style-name="P440"><text:span text:style-name="T441">Tri poti do uzakonitve porok istospolnih parov (14. 12. 2015)<text:s/></text:span><text:a xlink:href="https://www.rtvslo.si/slovenija/referendum/tri-poti-do-uzakonitve-porok-istospolnih-parov/381133" office:target-frame-name="_top" xlink:show="replace"><text:span text:style-name="T442">https://www.rtvslo.si/slovenija/referendum/tri-poti-do-uzakonitve-porok-istospolnih-parov/381133</text:span></text:a></text:p>
        </text:list-item>
      </text:list>
      <text:p text:style-name="ListParagraph"/>
      <text:list text:style-name="LFO3" text:continue-numbering="true">
        <text:list-item>
          <text:p text:style-name="P443"><text:span text:style-name="T444">Klepet s predstavnikom Zavezništva Alenke Bratušek (14. 12. 2015)<text:s/></text:span><text:a xlink:href="https://www.rtvslo.si/slovenija/referendum/klepet-s-predstavnikom-zaveznistva-alenke-bratusek/381046" office:target-frame-name="_top" xlink:show="replace"><text:span text:style-name="T445">https://www.rtvslo.si/slovenija/referendum/klepet-s-predstavnikom-zaveznistva-alenke-bratusek/381046</text:span></text:a></text:p>
        </text:list-item>
      </text:list>
      <text:p text:style-name="P446"/>
      <text:list text:style-name="LFO3" text:continue-numbering="true">
        <text:list-item>
          <text:p text:style-name="P447"><text:span text:style-name="T448">Klepet s predstavnico Sveta katoliških laikov Slovenije (14. 12. 2015)<text:s/></text:span><text:a xlink:href="https://www.rtvslo.si/slovenija/referendum/klepet-s-predstavnico-sveta-katoliskih-laikov-slovenije/381045" office:target-frame-name="_top" xlink:show="replace"><text:span text:style-name="T449">https://www.rtvslo.si/slovenija/referendum/klepet-s-predstavnico-sveta-katoliskih-laikov-slovenije/381045</text:span></text:a></text:p>
        </text:list-item>
      </text:list>
      <text:p text:style-name="P450"/>
      <text:list text:style-name="LFO3" text:continue-numbering="true">
        <text:list-item>
          <text:p text:style-name="P451"><text:span text:style-name="T452">Klepet s predstavnico Stranke za ekosocializem in trajnostni razvoj – TRS (14. 12. 2015)<text:s/></text:span><text:a xlink:href="https://www.rtvslo.si/slovenija/referendum/klepet-s-predstavnico-stranke-za-ekosocializem-in-trajnostni-razvoj-trs/381044" office:target-frame-name="_top" xlink:show="replace"><text:span text:style-name="T453">https://www.rtvslo.si/slovenija/referendum/klepet-s-predstavnico-stranke-za-ekosocializem-in-trajnostni-razvoj-trs/381044</text:span></text:a><text:span text:style-name="T454"><text:s/></text:span></text:p>
        </text:list-item>
      </text:list>
      <text:p text:style-name="P455"/>
      <text:soft-page-break/>
      <text:list text:style-name="LFO3" text:continue-numbering="true">
        <text:list-item>
          <text:p text:style-name="P456"><text:span text:style-name="T457">Od torka do četrtka poteka predčasno referendumsko glasovanje (15. 12. 2015)<text:s/></text:span><text:a xlink:href="https://www.rtvslo.si/slovenija/referendum/od-torka-do-cetrtka-poteka-predcasno-referendumsko-glasovanje/381144" office:target-frame-name="_top" xlink:show="replace"><text:span text:style-name="T458">https://www.rtvslo.si/slovenija/referendum/od-torka-do-cetrtka-poteka-predcasno-referendumsko-glasovanje/381144</text:span></text:a></text:p>
        </text:list-item>
      </text:list>
      <text:p text:style-name="ListParagraph"/>
      <text:list text:style-name="LFO3" text:continue-numbering="true">
        <text:list-item>
          <text:p text:style-name="P459"><text:span text:style-name="T460">Klepet s predstavnikom Zavoda Živi na polno (15. 12. 2015)<text:s/></text:span><text:a xlink:href="https://www.rtvslo.si/slovenija/referendum/klepet-s-predstavnikom-zavoda-zivi-na-polno/381150" office:target-frame-name="_top" xlink:show="replace"><text:span text:style-name="T461">https://www.rtvslo.si/slovenija/referendum/klepet-s-predstavnikom-zavoda-zivi-na-polno/381150</text:span></text:a></text:p>
        </text:list-item>
      </text:list>
      <text:p text:style-name="P462"/>
      <text:list text:style-name="LFO3" text:continue-numbering="true">
        <text:list-item>
          <text:p text:style-name="P463"><text:span text:style-name="T464">Klepet s predstavnico Zavoda za pastoralno dejavnost Pridi.com (15. 12. 2015)<text:s/></text:span><text:a xlink:href="https://www.rtvslo.si/slovenija/referendum/klepet-s-predstavnico-zavoda-za-pastoralno-dejavnost-pridi-com/381148" office:target-frame-name="_top" xlink:show="replace"><text:span text:style-name="T465">https://www.rtvslo.si/slovenija/referendum/klepet-s-predstavnico-zavoda-za-pastoralno-dejavnost-pridi-com/381148</text:span></text:a></text:p>
        </text:list-item>
      </text:list>
      <text:p text:style-name="P466"/>
      <text:list text:style-name="LFO3" text:continue-numbering="true">
        <text:list-item>
          <text:p text:style-name="P467"><text:span text:style-name="T468">Klepet s predstavnikom Zavoda za družino in kulturo življenja (15. 12. 2015)<text:s/></text:span><text:a xlink:href="https://www.rtvslo.si/slovenija/referendum/klepet-s-predstavnikom-zavoda-za-druzino-in-kulturo-zivljenja/381147" office:target-frame-name="_top" xlink:show="replace"><text:span text:style-name="T469">https://www.rtvslo.si/slovenija/referendum/klepet-s-predstavnikom-zavoda-za-druzino-in-kulturo-zivljenja/381147</text:span></text:a></text:p>
        </text:list-item>
      </text:list>
      <text:p text:style-name="P470"/>
      <text:list text:style-name="LFO3" text:continue-numbering="true">
        <text:list-item>
          <text:p text:style-name="P471"><text:span text:style-name="T472">Anketa: Na referendumu bo pomembna volilna udeležba (16. 12. 2015)<text:s/></text:span><text:a xlink:href="https://www.rtvslo.si/slovenija/referendum/anketa-na-referendumu-bo-pomembna-volilna-udelezba/381234" office:target-frame-name="_top" xlink:show="replace"><text:span text:style-name="T473">https://www.rtvslo.si/slovenija/referendum/anketa-na-referendumu-bo-pomembna-volilna-udelezba/381234</text:span></text:a></text:p>
        </text:list-item>
      </text:list>
      <text:p text:style-name="P474"/>
      <text:list text:style-name="LFO3" text:continue-numbering="true">
        <text:list-item>
          <text:p text:style-name="P475"><text:span text:style-name="T476">Tonin: Istospolni živijo med nami, toda predlog ZL-ja je šel predaleč (17. 12. 2015)<text:s/></text:span><text:a xlink:href="https://www.rtvslo.si/slovenija/referendum/tonin-istospolni-zivijo-med-nami-toda-predlog-zl-ja-je-sel-predalec/381378" office:target-frame-name="_top" xlink:show="replace"><text:span text:style-name="T477">https://www.rtvslo.si/slovenija/referendum/tonin-istospolni-zivijo-med-nami-toda-predlog-zl-ja-je-sel-predalec/381378</text:span></text:a></text:p>
        </text:list-item>
      </text:list>
      <text:p text:style-name="P478"/>
      <text:list text:style-name="LFO3" text:continue-numbering="true">
        <text:list-item>
          <text:p text:style-name="P479"><text:span text:style-name="T480">Predčasnega glasovanja se je v treh dneh udeležilo 24.480 volilnih upravičencev (18. 12. 2015)<text:s/></text:span><text:a xlink:href="https://www.rtvslo.si/slovenija/referendum/predcasnega-glasovanja-se-je-v-treh-dneh-udelezilo-24-480-volilnih-upravicencev/381418" office:target-frame-name="_top" xlink:show="replace"><text:span text:style-name="T481">https://www.rtvslo.si/slovenija/referendum/predcasnega-glasovanja-se-je-v-treh-dneh-udelezilo-24-480-volilnih-upravicencev/381418</text:span></text:a></text:p>
        </text:list-item>
      </text:list>
      <text:p text:style-name="P482"/>
      <text:list text:style-name="LFO3" text:continue-numbering="true">
        <text:list-item>
          <text:p text:style-name="P483"><text:span text:style-name="T484">Kaj je pokazala anketa pred referendumom? (18. 12. 2015)<text:s/></text:span><text:a xlink:href="https://www.rtvslo.si/slovenija/referendum/kaj-je-pokazala-anketa-pred-referendumom/381443" office:target-frame-name="_top" xlink:show="replace"><text:span text:style-name="T485">https://www.rtvslo.si/slovenija/referendum/kaj-je-pokazala-anketa-pred-referendumom/381443</text:span></text:a></text:p>
        </text:list-item>
      </text:list>
      <text:p text:style-name="P486"/>
      <text:list text:style-name="LFO3" text:continue-numbering="true">
        <text:list-item>
          <text:p text:style-name="P487"><text:span text:style-name="T488">Katoliška in Pravoslavna cerkev: Otrok potrebuje očeta in mater (18. 12. 2015)<text:s/></text:span><text:a xlink:href="https://www.rtvslo.si/slovenija/referendum/katoliska-in-pravoslavna-cerkev-otrok-potrebuje-oceta-in-mater/381466" office:target-frame-name="_top" xlink:show="replace"><text:span text:style-name="T489">https://www.rtvslo.si/slovenija/referendum/katoliska-in-pravoslavna-cerkev-otrok-potrebuje-oceta-in-mater/381466</text:span></text:a></text:p>
        </text:list-item>
      </text:list>
      <text:p text:style-name="P490"/>
      <text:list text:style-name="LFO3" text:continue-numbering="true">
        <text:list-item>
          <text:p text:style-name="P491"><text:span text:style-name="T492">Pred nedeljskim referendumom vlada volilni molk (19. 12. 2015)<text:s/></text:span><text:a xlink:href="https://www.rtvslo.si/slovenija/pred-nedeljskim-referendumom-vlada-volilni-molk/381503" office:target-frame-name="_top" xlink:show="replace"><text:span text:style-name="T493">https://www.rtvslo.si/slovenija/pred-nedeljskim-referendumom-vlada-volilni-molk/381503</text:span></text:a></text:p>
        </text:list-item>
      </text:list>
      <text:p text:style-name="P494"/>
      <text:list text:style-name="LFO3" text:continue-numbering="true">
        <text:list-item>
          <text:p text:style-name="P495"><text:span text:style-name="T496">Inšpektorat obravnava 34 domnevnih kršitev volilnega molka (20. 12. 2015)<text:s/></text:span><text:a xlink:href="https://www.rtvslo.si/slovenija/referendum/inspektorat-obravnava-34-domnevnih-krsitev-volilnega-molka/381575" office:target-frame-name="_top" xlink:show="replace"><text:span text:style-name="T497">https://www.rtvslo.si/slovenija/referendum/inspektorat-obravnava-34-domnevnih-krsitev-volilnega-molka/381575</text:span></text:a></text:p>
        </text:list-item>
      </text:list>
      <text:p text:style-name="P498"/>
      <text:list text:style-name="LFO3" text:continue-numbering="true">
        <text:list-item>
          <text:p text:style-name="P499"><text:span text:style-name="T500">Primc: Zmagovalec referenduma so otroci (20. 12. 2015)<text:s/></text:span><text:a xlink:href="https://www.rtvslo.si/slovenija/referendum/primc-zmagovalec-referenduma-so-otroci/381608" office:target-frame-name="_top" xlink:show="replace"><text:span text:style-name="T501">https://www.rtvslo.si/slovenija/referendum/primc-zmagovalec-referenduma-so-otroci/381608</text:span></text:a></text:p>
        </text:list-item>
      </text:list>
      <text:p text:style-name="P502"/>
      <text:soft-page-break/>
      <text:list text:style-name="LFO3" text:continue-numbering="true">
        <text:list-item>
          <text:p text:style-name="P503"><text:span text:style-name="T504">Pobudnikom referenduma uspelo, sprememba zakona o zakonski zvezi zavrnjena (20. 12. 2015)<text:s/></text:span><text:a xlink:href="https://www.rtvslo.si/slovenija/referendum/pobudnikom-referenduma-uspelo-sprememba-zakona-o-zakonski-zvezi-zavrnjena/381559" office:target-frame-name="_top" xlink:show="replace"><text:span text:style-name="T505">https://www.rtvslo.si/slovenija/referendum/pobudnikom-referenduma-uspelo-sprememba-zakona-o-zakonski-zvezi-zavrnjena/381559</text:span></text:a><text:span text:style-name="T506"><text:s/></text:span></text:p>
        </text:list-item>
      </text:list>
      <text:p text:style-name="P507"/>
      <text:list text:style-name="LFO3" text:continue-numbering="true">
        <text:list-item>
          <text:p text:style-name="P508"><text:span text:style-name="T509">Koalicija Za otroke gre napoveduje nov zakon, Primc vstopa v politiko (21. 12. 2015)<text:s/></text:span><text:a xlink:href="https://www.rtvslo.si/slovenija/koalicija-za-otroke-gre-napoveduje-nov-zakon-primc-vstopa-v-politiko/381630" office:target-frame-name="_top" xlink:show="replace"><text:span text:style-name="T510">https://www.rtvslo.si/slovenija/koalicija-za-otroke-gre-napoveduje-nov-zakon-primc-vstopa-v-politiko/381630</text:span></text:a></text:p>
        </text:list-item>
      </text:list>
      <text:p text:style-name="P511"/>
      <text:list text:style-name="LFO3" text:continue-numbering="true">
        <text:list-item>
          <text:p text:style-name="P512"><text:span text:style-name="T513">Brez podpornikov vladne koalicije kvoruma na referendumu ne bi dosegli (21. 12. 2015)<text:s/></text:span><text:a xlink:href="https://www.rtvslo.si/slovenija/brez-podpornikov-vladne-koalicije-kvoruma-na-referendumu-ne-bi-dosegli/381694" office:target-frame-name="_top" xlink:show="replace"><text:span text:style-name="T514">https://www.rtvslo.si/slovenija/brez-podpornikov-vladne-koalicije-kvoruma-na-referendumu-ne-bi-dosegli/381694</text:span></text:a></text:p>
        </text:list-item>
      </text:list>
      <text:p text:style-name="P515"/>
      <text:list text:style-name="LFO3" text:continue-numbering="true">
        <text:list-item>
          <text:p text:style-name="P516"><text:span text:style-name="T517">Möderndorfer: Primc je zlorabil referendumsko vprašanje za vključitev v politiko (22. 12. 2015)<text:s/></text:span><text:a xlink:href="https://www.rtvslo.si/slovenija/moederndorfer-primc-je-zlorabil-referendumsko-vprasanje-za-vkljucitev-v-politiko/381752" office:target-frame-name="_top" xlink:show="replace"><text:span text:style-name="T518">https://www.rtvslo.si/slovenija/moederndorfer-primc-je-zlorabil-referendumsko-vprasanje-za-vkljucitev-v-politiko/381752</text:span></text:a></text:p>
        </text:list-item>
      </text:list>
      <text:p text:style-name="P519"/>
      <text:list text:style-name="LFO3" text:continue-numbering="true">
        <text:list-item>
          <text:p text:style-name="P520"><text:span text:style-name="T521">Primc: Marsikdo je rekel, jaz sem levičar, ampak to je šlo čez vse meje (22. 12. 2015)<text:s/></text:span><text:a xlink:href="https://www.rtvslo.si/slovenija/primc-marsikdo-je-rekel-jaz-sem-levicar-ampak-to-je-slo-cez-vse-meje/381779" office:target-frame-name="_top" xlink:show="replace"><text:span text:style-name="T522">https://www.rtvslo.si/slovenija/primc-marsikdo-je-rekel-jaz-sem-levicar-ampak-to-je-slo-cez-vse-meje/381779</text:span></text:a></text:p>
        </text:list-item>
      </text:list>
      <text:p text:style-name="P523"/>
      <text:list text:style-name="LFO3" text:continue-numbering="true">
        <text:list-item>
          <text:p text:style-name="P524"><text:span text:style-name="T525">DVK bo preštel še zadnje referendumske glasove (28. 12. 2015)<text:s/></text:span><text:a xlink:href="https://www.rtvslo.si/slovenija/dvk-bo-prestel-se-zadnje-referendumske-glasove/382127" office:target-frame-name="_top" xlink:show="replace"><text:span text:style-name="T526">https://www.rtvslo.si/slovenija/dvk-bo-prestel-se-zadnje-referendumske-glasove/382127</text:span></text:a></text:p>
        </text:list-item>
      </text:list>
      <text:p text:style-name="P527"/>
      <text:list text:style-name="LFO3" text:continue-numbering="true">
        <text:list-item>
          <text:p text:style-name="P528"><text:span text:style-name="T529">Večina volivcev iz tujine je na referendumu obkrožila ZA (29. 12. 2015)<text:s/></text:span><text:a xlink:href="https://www.rtvslo.si/slovenija/vecina-volivcev-iz-tujine-je-na-referendumu-obkrozila-za/382207" office:target-frame-name="_top" xlink:show="replace"><text:span text:style-name="T530">https://www.rtvslo.si/slovenija/vecina-volivcev-iz-tujine-je-na-referendumu-obkrozila-za/382207</text:span></text:a></text:p>
        </text:list-item>
      </text:list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soft-page-break/>
      <text:list text:style-name="LFO2" text:continue-numbering="true">
        <text:list-item>
          <text:p text:style-name="P554">SiOL</text:p>
        </text:list-item>
      </text:list>
      <text:p text:style-name="P555"/>
      <text:list text:style-name="LFO26" text:continue-numbering="true">
        <text:list-item>
          <text:p text:style-name="P556"><text:span text:style-name="T557">"Ustava ne dopušča različnega obravnavanja istospolne partnerske skupnosti"</text:span><text:span text:style-name="T558"><text:s/>(29. 1. 2015)<text:s/></text:span><text:a xlink:href="https://siol.net/novice/slovenija/ustava-ne-dopusca-razlicnega-obravnavanja-istospolne-partnerske-skupnosti-185885" office:target-frame-name="_top" xlink:show="replace"><text:span text:style-name="T559">https://siol.net/novice/slovenija/ustava-ne-dopusca-razlicnega-obravnavanja-istospolne-partnerske-skupnosti-185885</text:span></text:a></text:p>
        </text:list-item>
      </text:list>
      <text:p text:style-name="P560"/>
      <text:list text:style-name="LFO26" text:continue-numbering="true">
        <text:list-item>
          <text:p text:style-name="P561"><text:span text:style-name="T562">Proti predlogu za izenačitev istospolnih in raznospolnih parov izrecno le SDS in NSi</text:span><text:span text:style-name="T563"><text:s/>(4. 2. 2015)<text:s/></text:span><text:a xlink:href="https://siol.net/novice/slovenija/proti-predlogu-za-izenacitev-istospolnih-in-raznospolnih-parov-izrecno-le-sds-in-nsi-45906" office:target-frame-name="_top" xlink:show="replace"><text:span text:style-name="T564">https://siol.net/novice/slovenija/proti-predlogu-za-izenacitev-istospolnih-in-raznospolnih-parov-izrecno-le-sds-in-nsi-45906</text:span></text:a></text:p>
        </text:list-item>
      </text:list>
      <text:p text:style-name="P565"/>
      <text:list text:style-name="LFO26" text:continue-numbering="true">
        <text:list-item>
          <text:p text:style-name="P566"><text:span text:style-name="T567">Istospolni pari korak bližje zakonski zvezi</text:span><text:span text:style-name="T568"><text:s/>(10. 2. 2015)<text:s/></text:span><text:a xlink:href="https://siol.net/novice/slovenija/istospolni-pari-korak-blizje-zakonski-zvezi-84917" office:target-frame-name="_top" xlink:show="replace"><text:span text:style-name="T569">https://siol.net/novice/slovenija/istospolni-pari-korak-blizje-zakonski-zvezi-84917</text:span></text:a></text:p>
        </text:list-item>
      </text:list>
      <text:p text:style-name="P570"/>
      <text:list text:style-name="LFO26" text:continue-numbering="true">
        <text:list-item>
          <text:p text:style-name="P571"><text:span text:style-name="T572">Istospolne poroke legaliziralo že 12 evropskih držav – bo Slovenija naslednja? (2. 3. 2015)<text:s/></text:span><text:a xlink:href="https://siol.net/novice/slovenija/istospolne-poroke-legaliziralo-ze-12-evropskih-drzav-bo-slovenija-naslednja-149557" office:target-frame-name="_top" xlink:show="replace"><text:span text:style-name="T573">https://siol.net/novice/slovenija/istospolne-poroke-legaliziralo-ze-12-evropskih-drzav-bo-slovenija-naslednja-149557</text:span></text:a></text:p>
        </text:list-item>
      </text:list>
      <text:p text:style-name="P574"/>
      <text:list text:style-name="LFO26" text:continue-numbering="true">
        <text:list-item>
          <text:p text:style-name="P575"><text:span text:style-name="T576">Poslanci izenačili istospolne partnerske zveze z raznospolnimi (video)</text:span><text:span text:style-name="T577"><text:s/>(3. 3. 2015)<text:s/></text:span><text:a xlink:href="https://siol.net/novice/slovenija/poslanci-izenacili-istospolne-partnerske-zveze-z-raznospolnimi-video-154192" office:target-frame-name="_top" xlink:show="replace"><text:span text:style-name="T578">https://siol.net/novice/slovenija/poslanci-izenacili-istospolne-partnerske-zveze-z-raznospolnimi-video-154192</text:span></text:a></text:p>
        </text:list-item>
      </text:list>
      <text:p text:style-name="P579"/>
      <text:list text:style-name="LFO26" text:continue-numbering="true">
        <text:list-item>
          <text:p text:style-name="P580"><text:span text:style-name="T581">Pravice istospolnih parov znova na referendumu?</text:span><text:span text:style-name="T582"><text:s/>(3. 3. 2015)<text:s/></text:span><text:a xlink:href="https://siol.net/novice/slovenija/pravice-istospolnih-parov-znova-na-referendumu-9762" office:target-frame-name="_top" xlink:show="replace"><text:span text:style-name="T583">https://siol.net/novice/slovenija/pravice-istospolnih-parov-znova-na-referendumu-9762</text:span></text:a></text:p>
        </text:list-item>
      </text:list>
      <text:p text:style-name="P584"/>
      <text:list text:style-name="LFO26" text:continue-numbering="true">
        <text:list-item>
          <text:p text:style-name="P585"><text:span text:style-name="T586">Tudi državni svetniki bodo glasovali o zakonski zvezi</text:span><text:span text:style-name="T587"><text:s/>(9. 3. 2015)<text:s/></text:span><text:a xlink:href="https://siol.net/novice/slovenija/tudi-drzavni-svetniki-bodo-glasovali-o-zakonski-zvezi-12126" office:target-frame-name="_top" xlink:show="replace"><text:span text:style-name="T588">https://siol.net/novice/slovenija/tudi-drzavni-svetniki-bodo-glasovali-o-zakonski-zvezi-12126</text:span></text:a></text:p>
        </text:list-item>
      </text:list>
      <text:p text:style-name="P589"/>
      <text:list text:style-name="LFO26" text:continue-numbering="true">
        <text:list-item>
          <text:p text:style-name="P590"><text:span text:style-name="T591">Več kot 80 tisoč podpisov v podporo referendumu o noveli zakona o zakonski zvezi (video)</text:span><text:span text:style-name="T592"><text:s/>(10. 3. 2015)<text:s/></text:span><text:a xlink:href="https://siol.net/novice/slovenija/vec-kot-80-tisoc-podpisov-v-podporo-referendumu-o-noveli-zakona-o-zakonski-zvezi-video-154267" office:target-frame-name="_top" xlink:show="replace"><text:span text:style-name="T593">https://siol.net/novice/slovenija/vec-kot-80-tisoc-podpisov-v-podporo-referendumu-o-noveli-zakona-o-zakonski-zvezi-video-154267</text:span></text:a></text:p>
        </text:list-item>
      </text:list>
      <text:p text:style-name="P594"/>
      <text:list text:style-name="LFO26" text:continue-numbering="true">
        <text:list-item>
          <text:p text:style-name="P595"><text:span text:style-name="T596">Državni svet ni izglasoval veta na novelo zakona o zakonski zvezi</text:span><text:span text:style-name="T597"><text:s/>(10. 3. 2015)<text:s/></text:span><text:a xlink:href="https://siol.net/novice/slovenija/drzavni-svet-ni-izglasoval-veta-na-novelo-zakona-o-zakonski-zvezi-18058" office:target-frame-name="_top" xlink:show="replace"><text:span text:style-name="T598">https://siol.net/novice/slovenija/drzavni-svet-ni-izglasoval-veta-na-novelo-zakona-o-zakonski-zvezi-18058</text:span></text:a></text:p>
        </text:list-item>
      </text:list>
      <text:p text:style-name="ListParagraph"/>
      <text:list text:style-name="LFO26" text:continue-numbering="true">
        <text:list-item>
          <text:p text:style-name="P599"><text:span text:style-name="T600">Bo o referendumu odločalo ustavno sodišče?</text:span><text:span text:style-name="T601"><text:s/>(11. 3. 2015)<text:s/></text:span><text:a xlink:href="https://siol.net/novice/slovenija/bo-o-referendumu-odlocalo-ustavno-sodisce-385040" office:target-frame-name="_top" xlink:show="replace"><text:span text:style-name="T602">https://siol.net/novice/slovenija/bo-o-referendumu-odlocalo-ustavno-sodisce-385040</text:span></text:a></text:p>
        </text:list-item>
      </text:list>
      <text:p text:style-name="P603"/>
      <text:list text:style-name="LFO26" text:continue-numbering="true">
        <text:list-item>
          <text:p text:style-name="P604"><text:span text:style-name="T605">Kaj o pravicah istospolnih parov pravi Borut Pahor?</text:span><text:span text:style-name="T606"><text:s/>(13. 3. 2015)<text:s/></text:span><text:a xlink:href="https://siol.net/novice/slovenija/kaj-o-pravicah-istospolnih-parov-pravi-borut-pahor-37087" office:target-frame-name="_top" xlink:show="replace"><text:span text:style-name="T607">https://siol.net/novice/slovenija/kaj-o-pravicah-istospolnih-parov-pravi-borut-pahor-37087</text:span></text:a></text:p>
        </text:list-item>
      </text:list>
      <text:p text:style-name="P608"/>
      <text:list text:style-name="LFO26" text:continue-numbering="true">
        <text:list-item>
          <text:p text:style-name="P609"><text:span text:style-name="T610">Začenja se referendumska mrzlica</text:span><text:span text:style-name="T611"><text:s/>(16. 3. 2015)<text:s/></text:span><text:a xlink:href="https://siol.net/novice/slovenija/zacenja-se-referendumska-mrzlica-133090" office:target-frame-name="_top" xlink:show="replace"><text:span text:style-name="T612">https://siol.net/novice/slovenija/zacenja-se-referendumska-mrzlica-133090</text:span></text:a></text:p>
        </text:list-item>
      </text:list>
      <text:p text:style-name="P613"/>
      <text:list text:style-name="LFO26" text:continue-numbering="true">
        <text:list-item>
          <text:p text:style-name="P614"><text:span text:style-name="T615">Posvojitve istospolnih parov: pot do posvojitve je že zdaj trnova pot (video)</text:span><text:span text:style-name="T616"><text:s/>(16. 3. 2015)<text:s/></text:span><text:a xlink:href="https://siol.net/novice/slovenija/posvojitve-istospolnih-parov-pot-do-posvojitve-je-ze-zdaj-trnova-pot-video-299098" office:target-frame-name="_top" xlink:show="replace"><text:span text:style-name="T617">https://siol.net/novice/slovenija/posvojitve-istospolnih-parov-pot-do-posvojitve-je-ze-zdaj-trnova-pot-video-299098</text:span></text:a></text:p>
        </text:list-item>
      </text:list>
      <text:p text:style-name="P618"/>
      <text:list text:style-name="LFO26" text:continue-numbering="true">
        <text:list-item>
          <text:p text:style-name="P619"><text:span text:style-name="T620">SMC ne bo nasprotovala referendumu: Volja ljudstva je močnejša od parlamentarne večine</text:span><text:span text:style-name="T621"><text:s/>(17. 3. 2015)<text:s/></text:span><text:a xlink:href="https://siol.net/novice/slovenija/smc-ne-bo-nasprotovala-referendumu-volja-ljudstva-je-mocnejsa-od-parlamentarne-vecine-182255" office:target-frame-name="_top" xlink:show="replace"><text:span text:style-name="T622">https://siol.net/novice/slovenija/smc-ne-bo-nasprotovala-referendumu-volja-ljudstva-je-mocnejsa-od-parlamentarne-vecine-182255</text:span></text:a></text:p>
        </text:list-item>
      </text:list>
      <text:p text:style-name="P623"/>
      <text:list text:style-name="LFO26" text:continue-numbering="true">
        <text:list-item>
          <text:p text:style-name="P624"><text:span text:style-name="T625">SMC bo še enkrat razmislila o prepovedi referenduma</text:span><text:span text:style-name="T626"><text:s/>(18. 3. 2015)<text:s/></text:span><text:a xlink:href="https://siol.net/novice/slovenija/smc-bo-se-enkrat-razmislila-o-prepovedi-referenduma-275337" office:target-frame-name="_top" xlink:show="replace"><text:span text:style-name="T627">https://siol.net/novice/slovenija/smc-bo-se-enkrat-razmislila-o-prepovedi-referenduma-275337</text:span></text:a></text:p>
        </text:list-item>
      </text:list>
      <text:p text:style-name="P628"/>
      <text:list text:style-name="LFO26" text:continue-numbering="true">
        <text:list-item>
          <text:p text:style-name="P629"><text:span text:style-name="T630">Poslanci SMC: Ne bomo dopustili referenduma o zakonski zvezi</text:span><text:span text:style-name="T631"><text:s/>(19. 3. 2015)<text:s/></text:span><text:a xlink:href="https://siol.net/novice/slovenija/poslanci-smc-ne-bomo-dopustili-referenduma-o-zakonski-zvezi-379151" office:target-frame-name="_top" xlink:show="replace"><text:span text:style-name="T632">https://siol.net/novice/slovenija/poslanci-smc-ne-bomo-dopustili-referenduma-o-zakonski-zvezi-379151</text:span></text:a></text:p>
        </text:list-item>
      </text:list>
      <text:p text:style-name="P633"/>
      <text:list text:style-name="LFO26" text:continue-numbering="true">
        <text:list-item>
          <text:p text:style-name="P634"><text:span text:style-name="T635">23 poslancev v boju proti referendumu o zakonski zvezi (video)</text:span><text:span text:style-name="T636"><text:s/>(23. 3. 2015)<text:s/></text:span><text:a xlink:href="https://siol.net/novice/slovenija/23-poslancev-v-boju-proti-referendumu-o-zakonski-zvezi-video-148389" office:target-frame-name="_top" xlink:show="replace"><text:span text:style-name="T637">https://siol.net/novice/slovenija/23-poslancev-v-boju-proti-referendumu-o-zakonski-zvezi-video-148389</text:span></text:a></text:p>
        </text:list-item>
      </text:list>
      <text:p text:style-name="P638"/>
      <text:list text:style-name="LFO26" text:continue-numbering="true">
        <text:list-item>
          <text:p text:style-name="P639"><text:span text:style-name="T640">Kdo je Aleš Primc, ki nas bo, kot kaže, že tretjič peljal na referendum?</text:span><text:span text:style-name="T641"><text:s/>(23. 3. 2015)<text:s/></text:span><text:a xlink:href="https://siol.net/novice/slovenija/kdo-je-ales-primc-ki-nas-bo-kot-kaze-ze-tretjic-peljal-na-referendum-88958" office:target-frame-name="_top" xlink:show="replace"><text:span text:style-name="T642">https://siol.net/novice/slovenija/kdo-je-ales-primc-ki-nas-bo-kot-kaze-ze-tretjic-peljal-na-referendum-88958</text:span></text:a></text:p>
        </text:list-item>
      </text:list>
      <text:p text:style-name="P643"/>
      <text:list text:style-name="LFO26" text:continue-numbering="true">
        <text:list-item>
          <text:p text:style-name="P644"><text:span text:style-name="T645">V Sloveniji kar 80 zakonov, diskriminatornih do istospolnih parov (video)</text:span><text:span text:style-name="T646"><text:s/>(23. 3. 2015)<text:s/></text:span><text:a xlink:href="https://siol.net/novice/slovenija/v-sloveniji-kar-80-zakonov-diskriminatornih-do-istospolnih-parov-video-290887" office:target-frame-name="_top" xlink:show="replace"><text:span text:style-name="T647">https://siol.net/novice/slovenija/v-sloveniji-kar-80-zakonov-diskriminatornih-do-istospolnih-parov-video-290887</text:span></text:a></text:p>
        </text:list-item>
      </text:list>
      <text:p text:style-name="P648"/>
      <text:list text:style-name="LFO26" text:continue-numbering="true">
        <text:list-item>
          <text:p text:style-name="P649"><text:span text:style-name="T650">Poslanci bodo v četrtek odločali, ali bomo odšli na referendum</text:span><text:span text:style-name="T651"><text:s/>(24. 3. 2015)<text:s/></text:span><text:a xlink:href="https://siol.net/novice/slovenija/poslanci-bodo-v-cetrtek-odlocali-ali-bomo-odsli-na-referendum-108102" office:target-frame-name="_top" xlink:show="replace"><text:span text:style-name="T652">https://siol.net/novice/slovenija/poslanci-bodo-v-cetrtek-odlocali-ali-bomo-odsli-na-referendum-108102</text:span></text:a></text:p>
        </text:list-item>
      </text:list>
      <text:p text:style-name="P653"/>
      <text:list text:style-name="LFO26" text:continue-numbering="true">
        <text:list-item>
          <text:p text:style-name="P654"><text:span text:style-name="T655">Nasprotniki zakona o zakonski zvezi niso mogli oddati podpisov za referendum</text:span><text:span text:style-name="T656"><text:s/>(25. 3. 2015)<text:s/></text:span><text:a xlink:href="https://siol.net/novice/slovenija/nasprotniki-zakona-o-zakonski-zvezi-niso-mogli-oddati-podpisov-za-referendum-162222" office:target-frame-name="_top" xlink:show="replace"><text:span text:style-name="T657">https://siol.net/novice/slovenija/nasprotniki-zakona-o-zakonski-zvezi-niso-mogli-oddati-podpisov-za-referendum-162222</text:span></text:a></text:p>
        </text:list-item>
      </text:list>
      <text:p text:style-name="P658"/>
      <text:list text:style-name="LFO26" text:continue-numbering="true">
        <text:list-item>
          <text:p text:style-name="P659"><text:span text:style-name="T660">"Mavrična" koalicija usklajena o zavrnitvi referenduma</text:span><text:span text:style-name="T661"><text:s/>(</text:span><text:span text:style-name="T662">25. 3. 2015)<text:s/></text:span><text:a xlink:href="https://siol.net/novice/slovenija/mavricna-koalicija-usklajena-o-zavrnitvi-referenduma-190585" office:target-frame-name="_top" xlink:show="replace"><text:span text:style-name="T663">https://siol.net/novice/slovenija/mavricna-koalicija-usklajena-o-zavrnitvi-referenduma-190585</text:span></text:a></text:p>
        </text:list-item>
      </text:list>
      <text:p text:style-name="P664"/>
      <text:list text:style-name="LFO26" text:continue-numbering="true">
        <text:list-item>
          <text:p text:style-name="P665"><text:span text:style-name="T666">DZ zavrnil razpis referenduma o noveli zakona o zakonski zvezi (video)</text:span><text:span text:style-name="T667"><text:s/>(26. 3. 2015)<text:s/></text:span><text:a xlink:href="https://siol.net/novice/slovenija/dz-zavrnil-razpis-referenduma-o-noveli-zakona-o-zakonski-zvezi-video-237709" office:target-frame-name="_top" xlink:show="replace"><text:span text:style-name="T668">https://siol.net/novice/slovenija/dz-zavrnil-razpis-referenduma-o-noveli-zakona-o-zakonski-zvezi-video-237709</text:span></text:a></text:p>
        </text:list-item>
      </text:list>
      <text:p text:style-name="P669"/>
      <text:list text:style-name="LFO26" text:continue-numbering="true">
        <text:list-item>
          <text:p text:style-name="P670"><text:span text:style-name="T671">Morebitnega referenduma bi se zagotovo udeležilo 54 odstotkov anketirancev</text:span><text:span text:style-name="T672"><text:s/>(26. 3. 2015)<text:s/></text:span><text:a xlink:href="https://siol.net/novice/slovenija/morebitnega-referenduma-bi-se-zagotovo-udelezilo-54-odstotkov-anketirancev-3624" office:target-frame-name="_top" xlink:show="replace"><text:span text:style-name="T673">https://siol.net/novice/slovenija/morebitnega-referenduma-bi-se-zagotovo-udelezilo-54-odstotkov-anketirancev-3624</text:span></text:a></text:p>
        </text:list-item>
      </text:list>
      <text:p text:style-name="P674"/>
      <text:list text:style-name="LFO26" text:continue-numbering="true">
        <text:list-item>
          <text:p text:style-name="P675"><text:span text:style-name="T676">Koalicija Za otroke gre! na ustavno sodišče oddala pritožbo</text:span><text:span text:style-name="T677"><text:s/>(2. 4. 2015)<text:s/></text:span><text:a xlink:href="https://siol.net/novice/slovenija/koalicija-za-otroke-gre-na-ustavno-sodisce-oddala-pritozbo-204280" office:target-frame-name="_top" xlink:show="replace"><text:span text:style-name="T678">https://siol.net/novice/slovenija/koalicija-za-otroke-gre-na-ustavno-sodisce-oddala-pritozbo-204280</text:span></text:a></text:p>
        </text:list-item>
      </text:list>
      <text:p text:style-name="P679"/>
      <text:soft-page-break/>
      <text:list text:style-name="LFO26" text:continue-numbering="true">
        <text:list-item>
          <text:p text:style-name="P680"><text:span text:style-name="T681">Koalicija Za otroke gre: Ni vseeno, ali ima otrok mamo in očeta, dve materi ali dva očeta (video)</text:span><text:span text:style-name="T682"><text:s/>(3. 4. 2015)<text:s/></text:span><text:a xlink:href="https://siol.net/novice/slovenija/koalicija-za-otroke-gre-ni-vseeno-ali-ima-otrok-mamo-in-oceta-dve-materi-ali-dva-oceta-video-288887" office:target-frame-name="_top" xlink:show="replace"><text:span text:style-name="T683">https://siol.net/novice/slovenija/koalicija-za-otroke-gre-ni-vseeno-ali-ima-otrok-mamo-in-oceta-dve-materi-ali-dva-oceta-video-288887</text:span></text:a></text:p>
        </text:list-item>
      </text:list>
      <text:p text:style-name="P684"/>
      <text:list text:style-name="LFO26" text:continue-numbering="true">
        <text:list-item>
          <text:p text:style-name="P685"><text:span text:style-name="T686">Pet poslanskih skupin vztraja, da je referendum o družinski noveli nedopusten</text:span><text:span text:style-name="T687"><text:s/>(14. 5. 2015)<text:s/></text:span><text:a xlink:href="https://siol.net/novice/slovenija/pet-poslanskih-skupin-vztraja-da-je-referendum-o-druzinski-noveli-nedopusten-188098" office:target-frame-name="_top" xlink:show="replace"><text:span text:style-name="T688">https://siol.net/novice/slovenija/pet-poslanskih-skupin-vztraja-da-je-referendum-o-druzinski-noveli-nedopusten-188098</text:span></text:a></text:p>
        </text:list-item>
      </text:list>
      <text:p text:style-name="P689"/>
      <text:list text:style-name="LFO26" text:continue-numbering="true">
        <text:list-item>
          <text:p text:style-name="P690"><text:span text:style-name="T691">Ali bomo šli na referendum o zakonski zvezi, bo verjetno znano šele jeseni</text:span><text:span text:style-name="T692"><text:s/>(7. 7. 2015)<text:s/></text:span><text:a xlink:href="https://siol.net/novice/slovenija/ali-bomo-sli-na-referendum-o-zakonski-zvezi-bo-verjetno-znano-sele-jeseni-288704" office:target-frame-name="_top" xlink:show="replace"><text:span text:style-name="T693">https://siol.net/novice/slovenija/ali-bomo-sli-na-referendum-o-zakonski-zvezi-bo-verjetno-znano-sele-jeseni-288704</text:span></text:a></text:p>
        </text:list-item>
      </text:list>
      <text:p text:style-name="P694"/>
      <text:list text:style-name="LFO26" text:continue-numbering="true">
        <text:list-item>
          <text:p text:style-name="P695"><text:span text:style-name="T696">Neuradno: Referendum o pravicah istospolnih parov bo</text:span><text:span text:style-name="T697"><text:s/>(30. 9. 2015)<text:s/></text:span><text:a xlink:href="https://siol.net/novice/slovenija/neuradno-referendum-o-pravicah-istospolnih-parov-bo-398860" office:target-frame-name="_top" xlink:show="replace"><text:span text:style-name="T698">https://siol.net/novice/slovenija/neuradno-referendum-o-pravicah-istospolnih-parov-bo-398860</text:span></text:a></text:p>
        </text:list-item>
      </text:list>
      <text:p text:style-name="P699"/>
      <text:list text:style-name="LFO26" text:continue-numbering="true">
        <text:list-item>
          <text:p text:style-name="P700"><text:span text:style-name="T701">Ustavno sodišče dovolilo referendum o družinski zakonodaji</text:span><text:span text:style-name="T702"><text:s/>(22. 10. 2015)<text:s/></text:span><text:a xlink:href="https://siol.net/novice/slovenija/ustavno-sodisce-dovolilo-referendum-o-druzinski-zakonodaji-389964" office:target-frame-name="_top" xlink:show="replace"><text:span text:style-name="T703">https://siol.net/novice/slovenija/ustavno-sodisce-dovolilo-referendum-o-druzinski-zakonodaji-389964</text:span></text:a></text:p>
        </text:list-item>
      </text:list>
      <text:p text:style-name="P704"/>
      <text:list text:style-name="LFO26" text:continue-numbering="true">
        <text:list-item>
          <text:p text:style-name="P705"><text:span text:style-name="T706">V torek se nadaljuje zbiranje podpisov za referendum o noveli zakona o zakonski zvezi</text:span><text:span text:style-name="T707"><text:s/>(26. 10. 2015)<text:s/></text:span><text:a xlink:href="https://siol.net/novice/slovenija/v-torek-se-nadaljuje-zbiranje-podpisov-za-referendum-o-noveli-zakona-o-zakonski-zvezi-393808" office:target-frame-name="_top" xlink:show="replace"><text:span text:style-name="T708">https://siol.net/novice/slovenija/v-torek-se-nadaljuje-zbiranje-podpisov-za-referendum-o-noveli-zakona-o-zakonski-zvezi-393808</text:span></text:a></text:p>
        </text:list-item>
      </text:list>
      <text:p text:style-name="P709"/>
      <text:list text:style-name="LFO26" text:continue-numbering="true">
        <text:list-item>
          <text:p text:style-name="P710"><text:span text:style-name="T711">Koalicija: Za otroke gre! ne bo več zbirala podpisov za referendum</text:span><text:span text:style-name="T712"><text:s/>(27. 10. 2015)<text:s/></text:span><text:a xlink:href="https://siol.net/novice/slovenija/koalicija-za-otroke-gre-ne-bo-vec-zbirala-podpisov-za-referendum-390300" office:target-frame-name="_top" xlink:show="replace"><text:span text:style-name="T713">https://siol.net/novice/slovenija/koalicija-za-otroke-gre-ne-bo-vec-zbirala-podpisov-za-referendum-390300</text:span></text:a></text:p>
        </text:list-item>
      </text:list>
      <text:p text:style-name="P714"/>
      <text:list text:style-name="LFO26" text:continue-numbering="true">
        <text:list-item>
          <text:p text:style-name="P715"><text:span text:style-name="T716">Varuhinja napoveduje presojo diskriminatorne zakonodaje, Brglez kritizira ustavne sodnike</text:span><text:span text:style-name="T717"><text:s/>(29. 10. 2015)<text:s/></text:span><text:a xlink:href="https://siol.net/novice/slovenija/varuhinja-napoveduje-presojo-diskriminatorne-zakonodaje-brglez-kritizira-ustavne-sodnike-398820" office:target-frame-name="_top" xlink:show="replace"><text:span text:style-name="T718">https://siol.net/novice/slovenija/varuhinja-napoveduje-presojo-diskriminatorne-zakonodaje-brglez-kritizira-ustavne-sodnike-398820</text:span></text:a></text:p>
        </text:list-item>
      </text:list>
      <text:p text:style-name="P719"/>
      <text:list text:style-name="LFO26" text:continue-numbering="true">
        <text:list-item>
          <text:p text:style-name="P720"><text:span text:style-name="T721">Primc: "To bo najlepša kampanja na svetu"</text:span><text:span text:style-name="T722"><text:s/>(30. 10. 2015)<text:s/></text:span><text:a xlink:href="https://siol.net/novice/slovenija/primc-to-bo-najlepsa-kampanja-na-svetu-400014" office:target-frame-name="_top" xlink:show="replace"><text:span text:style-name="T723">https://siol.net/novice/slovenija/primc-to-bo-najlepsa-kampanja-na-svetu-400014</text:span></text:a></text:p>
        </text:list-item>
      </text:list>
      <text:p text:style-name="P724"/>
      <text:list text:style-name="LFO26" text:continue-numbering="true">
        <text:list-item>
          <text:p text:style-name="P725"><text:span text:style-name="T726">Bomo na referendum odšli 10. januarja?</text:span><text:span text:style-name="T727"><text:s/>(2. 11. 2015)<text:s/></text:span><text:a xlink:href="https://siol.net/novice/slovenija/bomo-na-referendum-odsli-10-januarja-391518" office:target-frame-name="_top" xlink:show="replace"><text:span text:style-name="T728">https://siol.net/novice/slovenija/bomo-na-referendum-odsli-10-januarja-391518</text:span></text:a></text:p>
        </text:list-item>
      </text:list>
      <text:p text:style-name="P729"/>
      <text:list text:style-name="LFO26" text:continue-numbering="true">
        <text:list-item>
          <text:p text:style-name="P730"><text:span text:style-name="T731">Bo referendum o zakonski zvezi 20. decembra?</text:span><text:span text:style-name="T732"><text:s/>(3. 11. 2015)<text:s/></text:span><text:a xlink:href="https://siol.net/novice/slovenija/bo-referendum-o-zakonski-zvezi-20-decembra-397611" office:target-frame-name="_top" xlink:show="replace"><text:span text:style-name="T733">https://siol.net/novice/slovenija/bo-referendum-o-zakonski-zvezi-20-decembra-397611</text:span></text:a></text:p>
        </text:list-item>
      </text:list>
      <text:p text:style-name="P734"/>
      <text:list text:style-name="LFO26" text:continue-numbering="true">
        <text:list-item>
          <text:p text:style-name="P735"><text:span text:style-name="T736">20. decembra bomo spet odločali na referendumu</text:span><text:span text:style-name="T737"><text:s/>(4. 11. 2015)<text:s/></text:span><text:a xlink:href="https://siol.net/novice/slovenija/20-decembra-bomo-spet-odlocali-na-referendumu-399410" office:target-frame-name="_top" xlink:show="replace"><text:span text:style-name="T738">https://siol.net/novice/slovenija/20-decembra-bomo-spet-odlocali-na-referendumu-399410</text:span></text:a></text:p>
        </text:list-item>
      </text:list>
      <text:p text:style-name="P739"/>
      <text:list text:style-name="LFO26" text:continue-numbering="true">
        <text:list-item>
          <text:p text:style-name="P740"><text:span text:style-name="T741">SMC samostojno v referendumsko kampanjo o noveli zakona o zakonski zvezi</text:span><text:span text:style-name="T742"><text:s/>(7. 11. 2015)<text:s/></text:span><text:a xlink:href="https://siol.net/novice/slovenija/smc-samostojno-v-referendumsko-kampanjo-o-noveli-zakona-o-zakonski-zvezi-393403" office:target-frame-name="_top" xlink:show="replace"><text:span text:style-name="T743">https://siol.net/novice/slovenija/smc-samostojno-v-referendumsko-kampanjo-o-noveli-zakona-o-zakonski-zvezi-393403</text:span></text:a></text:p>
        </text:list-item>
      </text:list>
      <text:p text:style-name="P744"/>
      <text:soft-page-break/>
      <text:list text:style-name="LFO26" text:continue-numbering="true">
        <text:list-item>
          <text:p text:style-name="P745"><text:span text:style-name="T746">NSi bo v referendumsko kampanjo vstopila samostojno</text:span><text:span text:style-name="T747"><text:s/>(12. 11. 2015)<text:s/></text:span><text:a xlink:href="https://siol.net/novice/slovenija/nsi-bo-v-referendumsko-kampanjo-vstopila-samostojno-392863" office:target-frame-name="_top" xlink:show="replace"><text:span text:style-name="T748">https://siol.net/novice/slovenija/nsi-bo-v-referendumsko-kampanjo-vstopila-samostojno-392863</text:span></text:a></text:p>
        </text:list-item>
      </text:list>
      <text:p text:style-name="ListParagraph"/>
      <text:list text:style-name="LFO26" text:continue-numbering="true">
        <text:list-item>
          <text:p text:style-name="P749"><text:span text:style-name="T750">Zagovorniki novele zakona o zakonski zvezi začeli kampanjo "Čas je ZA"</text:span><text:span text:style-name="T751"><text:s/>(23. 11. 2015)<text:s/></text:span><text:a xlink:href="https://siol.net/novice/slovenija/zagovorniki-novele-zakona-o-zakonski-zvezi-zaceli-kampanjo-cas-je-za-395298" office:target-frame-name="_top" xlink:show="replace"><text:span text:style-name="T752">https://siol.net/novice/slovenija/zagovorniki-novele-zakona-o-zakonski-zvezi-zaceli-kampanjo-cas-je-za-395298</text:span></text:a></text:p>
        </text:list-item>
      </text:list>
      <text:p text:style-name="P753"/>
      <text:list text:style-name="LFO26" text:continue-numbering="true">
        <text:list-item>
          <text:p text:style-name="P754"><text:span text:style-name="T755">Kaj morate vedeti o nedeljskem družinskem referendumu?</text:span><text:span text:style-name="T756"><text:s/>(14. 12. 2015)<text:s/></text:span><text:a xlink:href="https://siol.net/novice/slovenija/kaj-morate-vedeti-o-nedeljskem-druzinskem-referendumu-394191" office:target-frame-name="_top" xlink:show="replace"><text:span text:style-name="T757">https://siol.net/novice/slovenija/kaj-morate-vedeti-o-nedeljskem-druzinskem-referendumu-394191</text:span></text:a></text:p>
        </text:list-item>
      </text:list>
      <text:p text:style-name="P758"/>
      <text:list text:style-name="LFO26" text:continue-numbering="true">
        <text:list-item>
          <text:p text:style-name="P759"><text:span text:style-name="T760">Začelo se je predčasno glasovanje na referendumu o zakonski zvezi</text:span><text:span text:style-name="T761"><text:s/>(15. 12. 2015)<text:s/></text:span><text:a xlink:href="https://siol.net/novice/slovenija/zacelo-se-je-predcasno-glasovanje-na-referendumu-o-zakonski-zvezi-389584" office:target-frame-name="_top" xlink:show="replace"><text:span text:style-name="T762">https://siol.net/novice/slovenija/zacelo-se-je-predcasno-glasovanje-na-referendumu-o-zakonski-zvezi-389584</text:span></text:a><text:span text:style-name="T763"><text:s/></text:span></text:p>
        </text:list-item>
      </text:list>
      <text:p text:style-name="P764"/>
      <text:list text:style-name="LFO26" text:continue-numbering="true">
        <text:list-item>
          <text:p text:style-name="P765"><text:span text:style-name="T766">Istospolne poroke v naši soseščini</text:span><text:span text:style-name="T767"><text:s/>(16. 12. 2015)<text:s/></text:span><text:a xlink:href="https://siol.net/novice/slovenija/istospolne-poroke-v-nasi-sosescini-396365" office:target-frame-name="_top" xlink:show="replace"><text:span text:style-name="T768">https://siol.net/novice/slovenija/istospolne-poroke-v-nasi-sosescini-396365</text:span></text:a></text:p>
        </text:list-item>
      </text:list>
      <text:p text:style-name="P769"/>
      <text:list text:style-name="LFO26" text:continue-numbering="true">
        <text:list-item>
          <text:p text:style-name="P770"><text:span text:style-name="T771">Prvi dan na referendumu glasovalo okoli 2.800 volivcev več kot leta 2012</text:span><text:span text:style-name="T772"><text:s/>(16. 12. 2015)<text:s/></text:span><text:a xlink:href="https://siol.net/novice/slovenija/prvi-dan-na-referendumu-glasovalo-okoli-2800-volivcev-vec-kot-leta-2012-399935" office:target-frame-name="_top" xlink:show="replace"><text:span text:style-name="T773">https://siol.net/novice/slovenija/prvi-dan-na-referendumu-glasovalo-okoli-2800-volivcev-vec-kot-leta-2012-399935</text:span></text:a></text:p>
        </text:list-item>
      </text:list>
      <text:p text:style-name="P774"/>
      <text:list text:style-name="LFO26" text:continue-numbering="true">
        <text:list-item>
          <text:p text:style-name="P775"><text:span text:style-name="T776">Papež Frančišek: Slovenci, ohranite družino kot osnovno celico družbe</text:span><text:span text:style-name="T777"><text:s/>(16. 12. 2015)<text:s/></text:span><text:a xlink:href="https://siol.net/novice/svet/papez-francisek-slovenci-ohranite-druzino-kot-osnovno-celico-druzbe-398845" office:target-frame-name="_top" xlink:show="replace"><text:span text:style-name="T778">https://siol.net/novice/svet/papez-francisek-slovenci-ohranite-druzino-kot-osnovno-celico-druzbe-398845</text:span></text:a></text:p>
        </text:list-item>
      </text:list>
      <text:p text:style-name="P779"/>
      <text:list text:style-name="LFO26" text:continue-numbering="true">
        <text:list-item>
          <text:p text:style-name="P780"><text:span text:style-name="T781">Združila sta se Ena žlahtna štorija in Usodno vino</text:span><text:span text:style-name="T782"><text:s/>(16. 12. 2015)<text:s/></text:span><text:a xlink:href="https://siol.net/trendi/film/zdruzila-sta-se-ena-zlahtna-storija-in-usodno-vino-404964" office:target-frame-name="_top" xlink:show="replace"><text:span text:style-name="T783">https://siol.net/trendi/film/zdruzila-sta-se-ena-zlahtna-storija-in-usodno-vino-404964</text:span></text:a></text:p>
        </text:list-item>
      </text:list>
      <text:p text:style-name="P784"/>
      <text:list text:style-name="LFO26" text:continue-numbering="true">
        <text:list-item>
          <text:p text:style-name="P785"><text:span text:style-name="T786">Pred referendumom Slovenija razdeljena na pol</text:span><text:span text:style-name="T787"><text:s/>(16. 12. 2015)<text:s/></text:span><text:a xlink:href="https://siol.net/novice/slovenija/pred-referendumom-slovenija-razdeljena-na-pol-403417" office:target-frame-name="_top" xlink:show="replace"><text:span text:style-name="T788">https://siol.net/novice/slovenija/pred-referendumom-slovenija-razdeljena-na-pol-403417</text:span></text:a></text:p>
        </text:list-item>
      </text:list>
      <text:p text:style-name="P789"/>
      <text:list text:style-name="LFO26" text:continue-numbering="true">
        <text:list-item>
          <text:p text:style-name="P790"><text:span text:style-name="T791">O nedeljskem referendumu se govori tudi v Hollywoodu</text:span><text:span text:style-name="T792"><text:s/>(17. 12. 2015)<text:s/></text:span><text:a xlink:href="https://siol.net/trendi/svet-znanih/o-nedeljskem-referendumu-se-govori-tudi-v-hollywoodu-400785" office:target-frame-name="_top" xlink:show="replace"><text:span text:style-name="T793">https://siol.net/trendi/svet-znanih/o-nedeljskem-referendumu-se-govori-tudi-v-hollywoodu-400785</text:span></text:a></text:p>
        </text:list-item>
      </text:list>
      <text:p text:style-name="P794"/>
      <text:list text:style-name="LFO26" text:continue-numbering="true">
        <text:list-item>
          <text:p text:style-name="P795"><text:span text:style-name="T796">"Noben član nobene družine se ne bo več čutil izključenega"</text:span><text:span text:style-name="T797"><text:s/>(18. 12. 2015)<text:s/></text:span><text:a xlink:href="https://siol.net/novice/slovenija/noben-clan-nobene-druzine-se-ne-bo-vec-cutil-izkljucenega-400835" office:target-frame-name="_top" xlink:show="replace"><text:span text:style-name="T798">https://siol.net/novice/slovenija/noben-clan-nobene-druzine-se-ne-bo-vec-cutil-izkljucenega-400835</text:span></text:a></text:p>
        </text:list-item>
      </text:list>
      <text:p text:style-name="P799"/>
      <text:list text:style-name="LFO26" text:continue-numbering="true">
        <text:list-item>
          <text:p text:style-name="P800"><text:span text:style-name="T801">"Materina ljubezen je drugačna od očetove, očetova pa je drugačna od materine"</text:span><text:span text:style-name="T802"><text:s/>(18. 12. 2015)<text:s/></text:span><text:a xlink:href="https://siol.net/novice/slovenija/materina-ljubezen-je-drugacna-od-ocetove-ocetova-pa-je-drugacna-od-materine-404936" office:target-frame-name="_top" xlink:show="replace"><text:span text:style-name="T803">https://siol.net/novice/slovenija/materina-ljubezen-je-drugacna-od-ocetove-ocetova-pa-je-drugacna-od-materine-404936</text:span></text:a></text:p>
        </text:list-item>
      </text:list>
      <text:p text:style-name="P804"/>
      <text:list text:style-name="LFO26" text:continue-numbering="true">
        <text:list-item>
          <text:p text:style-name="P805"><text:span text:style-name="T806">"Predsodki imajo ves čas na svetu – ljudje, ki z njimi živijo, pa imajo le eno življenje"</text:span><text:span text:style-name="T807"><text:s/>(18. 12. 2015)<text:s/></text:span><text:a xlink:href="https://siol.net/novice/slovenija/predsodki-imajo-ves-cas-na-svetu-ljudje-ki-z-njimi-zivijo-pa-imajo-le-eno-zivljenje-401633" office:target-frame-name="_top" xlink:show="replace"><text:span text:style-name="T808">https://siol.net/novice/slovenija/predsodki-imajo-ves-cas-na-svetu-ljudje-ki-z-njimi-zivijo-pa-imajo-le-eno-zivljenje-401633</text:span></text:a></text:p>
        </text:list-item>
      </text:list>
      <text:p text:style-name="ListParagraph"/>
      <text:soft-page-break/>
      <text:list text:style-name="LFO26" text:continue-numbering="true">
        <text:list-item>
          <text:p text:style-name="P809"><text:span text:style-name="T810">Do 19. ure 13 domnevnih kršitev volilnega molka</text:span><text:span text:style-name="T811"><text:s/>(19. 12. 2015)<text:s/></text:span><text:a xlink:href="https://siol.net/novice/slovenija/do-19-ure-13-domnevnih-krsitev-volilnega-molka-400820" office:target-frame-name="_top" xlink:show="replace"><text:span text:style-name="T812">https://siol.net/novice/slovenija/do-19-ure-13-domnevnih-krsitev-volilnega-molka-400820</text:span></text:a></text:p>
        </text:list-item>
      </text:list>
      <text:p text:style-name="P813"/>
      <text:list text:style-name="LFO26" text:continue-numbering="true">
        <text:list-item>
          <text:p text:style-name="P814"><text:span text:style-name="T815">Nasprotniki slavili z veliko večino, referendum je veljaven</text:span><text:span text:style-name="T816"><text:s/>(20. 12. 2015)<text:s/></text:span><text:a xlink:href="https://siol.net/novice/slovenija/nasprotniki-slavili-z-veliko-vecino-referendum-je-veljaven-404668" office:target-frame-name="_top" xlink:show="replace"><text:span text:style-name="T817">https://siol.net/novice/slovenija/nasprotniki-slavili-z-veliko-vecino-referendum-je-veljaven-404668</text:span></text:a></text:p>
        </text:list-item>
      </text:list>
      <text:p text:style-name="P818"/>
      <text:list text:style-name="LFO26" text:continue-numbering="true">
        <text:list-item>
          <text:p text:style-name="P819"><text:span text:style-name="T820">Odzivi na Twitterju: Čez pet let lahko pričakujemo veliko krompirjevo lakoto</text:span><text:span text:style-name="T821"><text:s/>(20. 12. 2015)<text:s/></text:span><text:a xlink:href="https://siol.net/novice/slovenija/odzivi-na-twitterju-cez-pet-let-lahko-pricakujemo-veliko-krompirjevo-lakoto-402935" office:target-frame-name="_top" xlink:show="replace"><text:span text:style-name="T822">https://siol.net/novice/slovenija/odzivi-na-twitterju-cez-pet-let-lahko-pricakujemo-veliko-krompirjevo-lakoto-402935</text:span></text:a></text:p>
        </text:list-item>
      </text:list>
      <text:p text:style-name="P823"/>
      <text:list text:style-name="LFO26" text:continue-numbering="true">
        <text:list-item>
          <text:p text:style-name="P824"><text:span text:style-name="T825">Kaj sledi po referendumskem ne istospolnim porokam?</text:span><text:span text:style-name="T826"><text:s/>(21. 12. 2015)<text:s/></text:span><text:a xlink:href="https://siol.net/novice/slovenija/kaj-sledi-po-referendumskem-ne-istospolnim-porokam-402290" office:target-frame-name="_top" xlink:show="replace"><text:span text:style-name="T827">https://siol.net/novice/slovenija/kaj-sledi-po-referendumskem-ne-istospolnim-porokam-402290</text:span></text:a></text:p>
        </text:list-item>
      </text:list>
      <text:p text:style-name="P828"/>
      <text:list text:style-name="LFO26" text:continue-numbering="true">
        <text:list-item>
          <text:p text:style-name="P829"><text:span text:style-name="T830">Na referendumu bi zmagala Aleš Primc in Metka Zevnik</text:span><text:span text:style-name="T831"><text:s/>(21. 12. 2015)<text:s/></text:span><text:a xlink:href="https://siol.net/novice/slovenija/na-referendumu-bi-zmagala-ales-primc-in-metka-zevnik-396724" office:target-frame-name="_top" xlink:show="replace"><text:span text:style-name="T832">https://siol.net/novice/slovenija/na-referendumu-bi-zmagala-ales-primc-in-metka-zevnik-396724</text:span></text:a></text:p>
        </text:list-item>
      </text:list>
      <text:p text:style-name="P833"/>
      <text:list text:style-name="LFO26" text:continue-numbering="true">
        <text:list-item>
          <text:p text:style-name="P834"><text:span text:style-name="T835">Möderndorfer za istospolne predlaga partnerske zveze</text:span><text:span text:style-name="T836"><text:s/>(22. 12. 2015)<text:s/></text:span><text:a xlink:href="https://siol.net/novice/slovenija/moderndorfer-za-istospolne-predlaga-partnerske-zveze-404360" office:target-frame-name="_top" xlink:show="replace"><text:span text:style-name="T837">https://siol.net/novice/slovenija/moderndorfer-za-istospolne-predlaga-partnerske-zveze-404360</text:span></text:a></text:p>
        </text:list-item>
      </text:list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soft-page-break/>
      <text:list text:style-name="LFO2" text:continue-numbering="true">
        <text:list-item>
          <text:p text:style-name="P855">24 UR</text:p>
        </text:list-item>
      </text:list>
      <text:p text:style-name="P856"/>
      <text:list text:style-name="LFO27" text:continue-numbering="true">
        <text:list-item>
          <text:p text:style-name="P857"><text:span text:style-name="T858">Partnerska skupnost: ne več le mož in žena, pač pa skupnost dveh oseb (2. 3. 2015)<text:s/></text:span><text:a xlink:href="https://www.24ur.com/novice/slovenija/zakon-nic-vec-le-skupnost-moza-in-zene-pac-pa-skupnost-dveh-oseb.html" office:target-frame-name="_top" xlink:show="replace"><text:span text:style-name="T859">https://www.24ur.com/novice/slovenija/zakon-nic-vec-le-skupnost-moza-in-zene-pac-pa-skupnost-dveh-oseb.html</text:span></text:a></text:p>
        </text:list-item>
      </text:list>
      <text:p text:style-name="P860"/>
      <text:list text:style-name="LFO27" text:continue-numbering="true">
        <text:list-item>
          <text:p text:style-name="P861"><text:span text:style-name="T862">KOMENTAR: Za pravico jim je figo mar</text:span><text:span text:style-name="T863"><text:s/>(3. 3. 2015)<text:s/></text:span><text:a xlink:href="https://www.24ur.com/novice/slovenija/komentar-za-pravico-jim-je-figo-mar.html" office:target-frame-name="_top" xlink:show="replace"><text:span text:style-name="T864">https://www.24ur.com/novice/slovenija/komentar-za-pravico-jim-je-figo-mar.html</text:span></text:a></text:p>
        </text:list-item>
      </text:list>
      <text:p text:style-name="P865"/>
      <text:list text:style-name="LFO27" text:continue-numbering="true">
        <text:list-item>
          <text:p text:style-name="P866"><text:span text:style-name="T867">FOTO: Poslanci odprli pot istospolnim porokam, nasprotniki že napovedali referendum (3. 3. 2015)<text:s/></text:span><text:a xlink:href="https://www.24ur.com/novice/slovenija/poslanci-bodo-odlocali-o-pravici-istospolnih-do-poroke.html" office:target-frame-name="_top" xlink:show="replace"><text:span text:style-name="T868">https://www.24ur.com/novice/slovenija/poslanci-bodo-odlocali-o-pravici-istospolnih-do-poroke.html</text:span></text:a></text:p>
        </text:list-item>
      </text:list>
      <text:p text:style-name="P869"/>
      <text:list text:style-name="LFO27" text:continue-numbering="true">
        <text:list-item>
          <text:p text:style-name="P870"><text:span text:style-name="T871">Nasprotniki legalizacije istospolnih porok že zbirajo podpise za referendum (4. 3. 2015)<text:s/></text:span><text:a xlink:href="https://www.24ur.com/novice/slovenija/referendum.html" office:target-frame-name="_top" xlink:show="replace"><text:span text:style-name="T872">https://www.24ur.com/novice/slovenija/referendum.html</text:span></text:a></text:p>
        </text:list-item>
      </text:list>
      <text:p text:style-name="P873"/>
      <text:list text:style-name="LFO27" text:continue-numbering="true">
        <text:list-item>
          <text:p text:style-name="P874"><text:span text:style-name="T875">Po uzakonitvi istospolnih porok: eni slavijo, drugi zbirajo podpise, oboji se sklicujejo na ljubezen (5. 3. 2015)<text:s/></text:span><text:a xlink:href="https://www.24ur.com/novice/slovenija/po-uzakonitvi-istospolnih-porok-eni-slavijo-drugi-zbirajo-podpise-oboji-se-sklicujejo-na-ljubezen.html" office:target-frame-name="_top" xlink:show="replace"><text:span text:style-name="T876">https://www.24ur.com/novice/slovenija/po-uzakonitvi-istospolnih-porok-eni-slavijo-drugi-zbirajo-podpise-oboji-se-sklicujejo-na-ljubezen.html</text:span></text:a></text:p>
        </text:list-item>
      </text:list>
      <text:p text:style-name="P877"/>
      <text:list text:style-name="LFO27" text:continue-numbering="true">
        <text:list-item>
          <text:p text:style-name="P878"><text:span text:style-name="T879">Duhovniki novačili podpise za referendum (8. 3. 2015)<text:s/></text:span><text:a xlink:href="https://www.24ur.com/novice/slovenija/duhovniki-novacili-podpise-za-referendum.html" office:target-frame-name="_top" xlink:show="replace"><text:span text:style-name="T880">https://www.24ur.com/novice/slovenija/duhovniki-novacili-podpise-za-referendum.html</text:span></text:a></text:p>
        </text:list-item>
      </text:list>
      <text:p text:style-name="P881"/>
      <text:list text:style-name="LFO27" text:continue-numbering="true">
        <text:list-item>
          <text:p text:style-name="P882"><text:span text:style-name="T883">Zbrali že dovolj podpisov (9. 3. 2015)<text:s/></text:span><text:a xlink:href="https://www.24ur.com/novice/slovenija/interesna-skupina-v-drzavnem-svetu-za-odlozilni-veto.html" office:target-frame-name="_top" xlink:show="replace"><text:span text:style-name="T884">https://www.24ur.com/novice/slovenija/interesna-skupina-v-drzavnem-svetu-za-odlozilni-veto.html</text:span></text:a></text:p>
        </text:list-item>
      </text:list>
      <text:p text:style-name="P885"/>
      <text:list text:style-name="LFO27" text:continue-numbering="true">
        <text:list-item>
          <text:p text:style-name="P886"><text:span text:style-name="T887">Dolga pot do referenduma (9. 3. 2015)<text:s/></text:span><text:a xlink:href="https://www.24ur.com/novice/slovenija/dolga-pot-do-referenduma.html" office:target-frame-name="_top" xlink:show="replace"><text:span text:style-name="T888">https://www.24ur.com/novice/slovenija/dolga-pot-do-referenduma.html</text:span></text:a></text:p>
        </text:list-item>
      </text:list>
      <text:p text:style-name="P889"/>
      <text:list text:style-name="LFO27" text:continue-numbering="true">
        <text:list-item>
          <text:p text:style-name="P890"><text:span text:style-name="T891">Resnica ali laž? (10. 3. 2015)<text:s/></text:span><text:a xlink:href="https://www.24ur.com/novice/slovenija/resnica-ali-laz.html" office:target-frame-name="_top" xlink:show="replace"><text:span text:style-name="T892">https://www.24ur.com/novice/slovenija/resnica-ali-laz.html</text:span></text:a></text:p>
        </text:list-item>
      </text:list>
      <text:p text:style-name="P893"/>
      <text:list text:style-name="LFO27" text:continue-numbering="true">
        <text:list-item>
          <text:p text:style-name="P894"><text:span text:style-name="T895">FOTO: Državni svet ni izglasoval veta na novelo zakona o zakonski zvezi (10. 3. 2015)<text:s/></text:span><text:a xlink:href="https://www.24ur.com/novice/slovenija/referendum-zahteva-kar-80-518-volivcev.html" office:target-frame-name="_top" xlink:show="replace"><text:span text:style-name="T896">https://www.24ur.com/novice/slovenija/referendum-zahteva-kar-80-518-volivcev.html</text:span></text:a><text:span text:style-name="T897"><text:s/></text:span></text:p>
        </text:list-item>
      </text:list>
      <text:p text:style-name="P898"/>
      <text:list text:style-name="LFO27" text:continue-numbering="true">
        <text:list-item>
          <text:p text:style-name="P899"><text:span text:style-name="T900">Kdo je človek, ki mu je v enem tednu uspelo zbrati 80 tisoč podpisov za referendumsko pobudo? (14. 3. 2015)<text:s/></text:span><text:a xlink:href="https://www.24ur.com/novice/slovenija/kdo-je-clovek-ki-mu-je-v-enem-tednu-uspelo-zbrati-80-tisoc-podpisov-za-referendumsko-pobudo.html" office:target-frame-name="_top" xlink:show="replace"><text:span text:style-name="T901">https://www.24ur.com/novice/slovenija/kdo-je-clovek-ki-mu-je-v-enem-tednu-uspelo-zbrati-80-tisoc-podpisov-za-referendumsko-pobudo.html</text:span></text:a></text:p>
        </text:list-item>
      </text:list>
      <text:p text:style-name="P902"/>
      <text:list text:style-name="LFO27" text:continue-numbering="true">
        <text:list-item>
          <text:p text:style-name="P903"><text:span text:style-name="T904">Bo državni zbor preprečil referendum? (16. 3. 2015)<text:s/></text:span><text:a xlink:href="https://www.24ur.com/novice/slovenija/bo-drzavni-zbor-preprecil-referendum.html" office:target-frame-name="_top" xlink:show="replace"><text:span text:style-name="T905">https://www.24ur.com/novice/slovenija/bo-drzavni-zbor-preprecil-referendum.html</text:span></text:a></text:p>
        </text:list-item>
      </text:list>
      <text:p text:style-name="P906"/>
      <text:list text:style-name="LFO27" text:continue-numbering="true">
        <text:list-item>
          <text:p text:style-name="P907"><text:span text:style-name="T908">V ZL prepričani, da je referendum o noveli zakona o zakonski zvezi neustaven (17. 3. 2015)<text:s/></text:span><text:a xlink:href="https://www.24ur.com/novice/slovenija/ce-volja-ljudstva-ni-zadovoljna-z-voljo-parlamentarne-vecine-ima-na-razpolago-referendum.html" office:target-frame-name="_top" xlink:show="replace"><text:span text:style-name="T909">https://www.24ur.com/novice/slovenija/ce-volja-ljudstva-ni-zadovoljna-z-voljo-parlamentarne-vecine-ima-na-razpolago-referendum.html</text:span></text:a></text:p>
        </text:list-item>
      </text:list>
      <text:p text:style-name="P910"/>
      <text:list text:style-name="LFO27" text:continue-numbering="true">
        <text:list-item>
          <text:p text:style-name="P911"><text:span text:style-name="T912">Duhovnikom navodila, da vernike spodbudijo k oddaji podpisa tudi z organiziranimi prevozi (22. 3. 2015)<text:s/></text:span><text:a xlink:href="https://www.24ur.com/novice/slovenija/duhovnikom-navodila-da-vernike-spodbudijo-k-oddaji-podpisa-tudi-z-organiziranimi-prevozi.html" office:target-frame-name="_top" xlink:show="replace"><text:span text:style-name="T913">https://www.24ur.com/novice/slovenija/duhovnikom-navodila-da-vernike-spodbudijo-k-oddaji-podpisa-tudi-z-organiziranimi-prevozi.html</text:span></text:a></text:p>
        </text:list-item>
      </text:list>
      <text:p text:style-name="P914"/>
      <text:list text:style-name="LFO27" text:continue-numbering="true">
        <text:list-item>
          <text:p text:style-name="P915"><text:span text:style-name="T916">Koalicija 'Za otroke gre': Prepoved referenduma bi bila nezakonita (23. 3. 2015)<text:s/></text:span><text:a xlink:href="https://www.24ur.com/novice/slovenija/zacenja-se-zbiranje-podpisov-za-referendum.html" office:target-frame-name="_top" xlink:show="replace"><text:span text:style-name="T917">https://www.24ur.com/novice/slovenija/zacenja-se-zbiranje-podpisov-za-referendum.html</text:span></text:a></text:p>
        </text:list-item>
      </text:list>
      <text:p text:style-name="P918"/>
      <text:list text:style-name="LFO27" text:continue-numbering="true">
        <text:list-item>
          <text:p text:style-name="P919"><text:span text:style-name="T920">Bo DZ v referendumski postopek posegel že med zbiranjem podpisov? (25. 3. 2015)<text:s/></text:span><text:a xlink:href="https://www.24ur.com/novice/slovenija/bo-dz-v-referendumski-postopek-posegel-ze-med-zbiranjem-podpisov.html" office:target-frame-name="_top" xlink:show="replace"><text:span text:style-name="T921">https://www.24ur.com/novice/slovenija/bo-dz-v-referendumski-postopek-posegel-ze-med-zbiranjem-podpisov.html</text:span></text:a></text:p>
        </text:list-item>
      </text:list>
      <text:p text:style-name="P922"/>
      <text:list text:style-name="LFO27" text:continue-numbering="true">
        <text:list-item>
          <text:p text:style-name="P923"><text:span text:style-name="T924">Poslanci odločili: Referendum ni dopusten. Koalicija 'Za otroke gre' bo šla na ustavno sodišče (26. 3. 2015)<text:s/></text:span><text:a xlink:href="https://www.24ur.com/novice/slovenija/referendum-2.html" office:target-frame-name="_top" xlink:show="replace"><text:span text:style-name="T925">https://www.24ur.com/novice/slovenija/referendum-2.html</text:span></text:a></text:p>
        </text:list-item>
      </text:list>
      <text:p text:style-name="P926"/>
      <text:list text:style-name="LFO27" text:continue-numbering="true">
        <text:list-item>
          <text:p text:style-name="P927"><text:span text:style-name="T928">Primčeva koalicija gre zaradi zavrnitve razpisa referenduma na ustavno sodišče (27. 3. 2015)<text:s/></text:span><text:a xlink:href="https://www.24ur.com/novice/slovenija/zamrznili-zbiranje-podpisov.html" office:target-frame-name="_top" xlink:show="replace"><text:span text:style-name="T929">https://www.24ur.com/novice/slovenija/zamrznili-zbiranje-podpisov.html</text:span></text:a></text:p>
        </text:list-item>
      </text:list>
      <text:p text:style-name="P930"/>
      <text:list text:style-name="LFO27" text:continue-numbering="true">
        <text:list-item>
          <text:p text:style-name="P931"><text:span text:style-name="T932">Kaj v resnici pomeni, če otrok živi v istospolni družini? (31. 3. 2015)<text:s/></text:span><text:a xlink:href="https://www.24ur.com/novice/slovenija/kaj-v-resnici-pomeni-ce-otrok-zivi-v-istospolni-druzini.html" office:target-frame-name="_top" xlink:show="replace"><text:span text:style-name="T933">https://www.24ur.com/novice/slovenija/kaj-v-resnici-pomeni-ce-otrok-zivi-v-istospolni-druzini.html</text:span></text:a><text:span text:style-name="T934"><text:s/></text:span></text:p>
        </text:list-item>
      </text:list>
      <text:p text:style-name="P935"/>
      <text:list text:style-name="LFO27" text:continue-numbering="true">
        <text:list-item>
          <text:p text:style-name="P936"><text:span text:style-name="T937">Velikonočni poslanici dveh škofov: brez omembe novele ni šlo, a sporočili sta različni (1. 4. 2015)<text:s/></text:span><text:a xlink:href="https://www.24ur.com/novice/slovenija/velikonocni-poslanici-dveh-skofov-brez-omembe-novele-ni-slo-a-sporocila-sta-razlicna.html" office:target-frame-name="_top" xlink:show="replace"><text:span text:style-name="T938">https://www.24ur.com/novice/slovenija/velikonocni-poslanici-dveh-skofov-brez-omembe-novele-ni-slo-a-sporocila-sta-razlicna.html</text:span></text:a></text:p>
        </text:list-item>
      </text:list>
      <text:p text:style-name="P939"/>
      <text:list text:style-name="LFO27" text:continue-numbering="true">
        <text:list-item>
          <text:p text:style-name="P940"><text:span text:style-name="T941">Koalicija Za otroke gre se je pritožila na ustavno sodišče (3. 4. 2015)<text:s/></text:span><text:a xlink:href="https://www.24ur.com/novice/slovenija/koalicija-za-otroke-gre-se-je-pritozila-na-ustavno-sodisce.html" office:target-frame-name="_top" xlink:show="replace"><text:span text:style-name="T942">https://www.24ur.com/novice/slovenija/koalicija-za-otroke-gre-se-je-pritozila-na-ustavno-sodisce.html</text:span></text:a></text:p>
        </text:list-item>
      </text:list>
      <text:p text:style-name="P943"/>
      <text:list text:style-name="LFO27" text:continue-numbering="true">
        <text:list-item>
          <text:p text:style-name="P944"><text:span text:style-name="T945">FOTO in VIDEO: Janković že čaka, da lahko poroči prvi gejevski par</text:span><text:span text:style-name="T946"><text:s/>(13. 6. 2015)</text:span><text:s/><text:a xlink:href="https://www.24ur.com/novice/slovenija/na-danasnjo-parado-ponosa-skupaj-z-druzino.html" office:target-frame-name="_top" xlink:show="replace"><text:span text:style-name="T947">https://www.24ur.com/novice/slovenija/na-danasnjo-parado-ponosa-skupaj-z-druzino.html</text:span></text:a></text:p>
        </text:list-item>
      </text:list>
      <text:p text:style-name="P948"/>
      <text:list text:style-name="LFO27" text:continue-numbering="true">
        <text:list-item>
          <text:p text:style-name="P949"><text:span text:style-name="T950">Ustavno sodišče zanika, da je sprejelo končno odločitev o referendumu. V koaliciji Za otroke gre se že veselijo</text:span><text:span text:style-name="T951"><text:s/>(30. 9. 2015)<text:s/></text:span><text:a xlink:href="https://www.24ur.com/novice/slovenija/ustavno-sodisce-dovolilo-referendum-o-pravicah-istospolnih-parov.html" office:target-frame-name="_top" xlink:show="replace"><text:span text:style-name="T952">https://www.24ur.com/novice/slovenija/ustavno-sodisce-dovolilo-referendum-o-pravicah-istospolnih-parov.html</text:span></text:a></text:p>
        </text:list-item>
      </text:list>
      <text:p text:style-name="P953"/>
      <text:list text:style-name="LFO27" text:continue-numbering="true">
        <text:list-item>
          <text:p text:style-name="P954"><text:span text:style-name="T955">Referendum o zakonski zvezi bo. Predlagatelji: 'Sodišče odločilo v prid ljudi in ne elite'</text:span><text:span text:style-name="T956"><text:s/>(22. 10. 2015)<text:s/></text:span><text:a xlink:href="https://www.24ur.com/novice/slovenija/ustavno-sodisce-vendarle-odlocilo-glede-referenduma-o-zakonski-zvezi.html" office:target-frame-name="_top" xlink:show="replace"><text:span text:style-name="T957">https://www.24ur.com/novice/slovenija/ustavno-sodisce-vendarle-odlocilo-glede-referenduma-o-zakonski-zvezi.html</text:span></text:a></text:p>
        </text:list-item>
      </text:list>
      <text:p text:style-name="P958"/>
      <text:list text:style-name="LFO27" text:continue-numbering="true">
        <text:list-item>
          <text:p text:style-name="P959"><text:span text:style-name="T960">Nadaljuje se zbiranje podpisov za referendum o noveli zakona o zakonski zvezi</text:span><text:span text:style-name="T961"><text:s/>(26. 10. 2015)<text:s/></text:span><text:a xlink:href="https://www.24ur.com/novice/slovenija/nadaljuje-se-zbiranje-podpisov-za-referendum-o-noveli-zakona-o-zakonski-zvezi.html" office:target-frame-name="_top" xlink:show="replace"><text:span text:style-name="T962">https://www.24ur.com/novice/slovenija/nadaljuje-se-zbiranje-podpisov-za-referendum-o-noveli-zakona-o-zakonski-zvezi.html</text:span></text:a></text:p>
        </text:list-item>
      </text:list>
      <text:p text:style-name="P963"/>
      <text:list text:style-name="LFO27" text:continue-numbering="true">
        <text:list-item>
          <text:p text:style-name="P964"><text:span text:style-name="T965">Podpisov za referendum o zakonu o zakonski zvezi ne bodo več zbirali, zahteva v DZ do konca tedna</text:span><text:span text:style-name="T966"><text:s/>(27. 10. 2015)<text:s/></text:span><text:a xlink:href="https://www.24ur.com/novice/slovenija/podpisov-za-referendum-o-zakonu-o-zakonski-zvezi-ne-bodo-vec-zbirali-zahteva-v-dz-do-konca-tedna.html" office:target-frame-name="_top" xlink:show="replace"><text:span text:style-name="T967">https://www.24ur.com/novice/slovenija/podpisov-za-</text:span><text:soft-page-break/><text:span text:style-name="T968">referendum-o-zakonu-o-zakonski-zvezi-ne-bodo-vec-zbirali-zahteva-v-dz-do-konca-tedna.html</text:span></text:a></text:p>
        </text:list-item>
      </text:list>
      <text:p text:style-name="P969"/>
      <text:list text:style-name="LFO27" text:continue-numbering="true">
        <text:list-item>
          <text:p text:style-name="P970"><text:span text:style-name="T971">FOTO: Primc: To bo strpna in najlepša kampanja na svetu</text:span><text:span text:style-name="T972"><text:s/>(30. 10. 2015)<text:s/></text:span><text:a xlink:href="https://www.24ur.com/novice/slovenija/v-dz-zahteva-za-referendum-o-zakonu-o-zakonski-zvezi-in-druzinskih-razmerjih.html" office:target-frame-name="_top" xlink:show="replace"><text:span text:style-name="T973">https://www.24ur.com/novice/slovenija/v-dz-zahteva-za-referendum-o-zakonu-o-zakonski-zvezi-in-druzinskih-razmerjih.html</text:span></text:a></text:p>
        </text:list-item>
      </text:list>
      <text:p text:style-name="P974"/>
      <text:list text:style-name="LFO27" text:continue-numbering="true">
        <text:list-item>
          <text:p text:style-name="P975"><text:span text:style-name="T976">Bomo šli na referendum 10. januarja?</text:span><text:span text:style-name="T977"><text:s/>(2. 11. 2015)<text:s/></text:span><text:a xlink:href="https://www.24ur.com/novice/slovenija/bomo-sli-na-referendum-10-januarja.html" office:target-frame-name="_top" xlink:show="replace"><text:span text:style-name="T978">https://www.24ur.com/novice/slovenija/bomo-sli-na-referendum-10-januarja.html</text:span></text:a></text:p>
        </text:list-item>
      </text:list>
      <text:p text:style-name="P979"/>
      <text:list text:style-name="LFO27" text:continue-numbering="true">
        <text:list-item>
          <text:p text:style-name="P980"><text:span text:style-name="T981">Odbor DZ za dan referenduma o zakonski zvezi predlaga 20. december</text:span><text:span text:style-name="T982"><text:s/>(3. 11. 2015)<text:s/></text:span><text:a xlink:href="https://www.24ur.com/novice/slovenija/odbor-dz-za-dan-referenduma-o-zakonski-zvezi-predlaga-20-december.html" office:target-frame-name="_top" xlink:show="replace"><text:span text:style-name="T983">https://www.24ur.com/novice/slovenija/odbor-dz-za-dan-referenduma-o-zakonski-zvezi-predlaga-20-december.html</text:span></text:a></text:p>
        </text:list-item>
      </text:list>
      <text:p text:style-name="P984"/>
      <text:list text:style-name="LFO27" text:continue-numbering="true">
        <text:list-item>
          <text:p text:style-name="P985"><text:span text:style-name="T986">Referendum o partnerski skupnosti bo 20. decembra, predlagatelji referenduma z datumom zadovoljni</text:span><text:span text:style-name="T987"><text:s/>(4. 11. 2015)<text:s/></text:span><text:a xlink:href="https://www.24ur.com/novice/slovenija/20-decembra-bomo-sli-na-volisca.html" office:target-frame-name="_top" xlink:show="replace"><text:span text:style-name="T988">https://www.24ur.com/novice/slovenija/20-decembra-bomo-sli-na-volisca.html</text:span></text:a></text:p>
        </text:list-item>
      </text:list>
      <text:p text:style-name="P989"/>
      <text:list text:style-name="LFO27" text:continue-numbering="true">
        <text:list-item>
          <text:p text:style-name="P990"><text:span text:style-name="T991">Za zavrnitev novele o zakonski zvezi bo potrebnih vsaj okoli 343.000 glasov</text:span><text:span text:style-name="T992"><text:s/>(9. 11. 2015)<text:s/></text:span><text:a xlink:href="https://www.24ur.com/novice/slovenija/za-zavrnitev-novele-o-zakonski-zvezi-bo-potrebnih-vsaj-okoli-343-000-glasov.html" office:target-frame-name="_top" xlink:show="replace"><text:span text:style-name="T993">https://www.24ur.com/novice/slovenija/za-zavrnitev-novele-o-zakonski-zvezi-bo-potrebnih-vsaj-okoli-343-000-glasov.html</text:span></text:a></text:p>
        </text:list-item>
      </text:list>
      <text:p text:style-name="P994"/>
      <text:list text:style-name="LFO27" text:continue-numbering="true">
        <text:list-item>
          <text:p text:style-name="P995"><text:span text:style-name="T996">Z vabili zavajajo vernike?</text:span><text:span text:style-name="T997"><text:s/>(10. 11. 2015)<text:s/></text:span><text:a xlink:href="https://www.24ur.com/novice/slovenija/z-vabili-zavajajo-vernike.html" office:target-frame-name="_top" xlink:show="replace"><text:span text:style-name="T998">https://www.24ur.com/novice/slovenija/z-vabili-zavajajo-vernike.html</text:span></text:a></text:p>
        </text:list-item>
      </text:list>
      <text:p text:style-name="P999"/>
      <text:list text:style-name="LFO27" text:continue-numbering="true">
        <text:list-item>
          <text:p text:style-name="P1000"><text:span text:style-name="T1001">Začenja se kampanja pred referendumom o noveli zakona o zakonski zvezi</text:span><text:span text:style-name="T1002"><text:s/>(19. 11. 2015)<text:s/></text:span><text:a xlink:href="https://www.24ur.com/novice/slovenija/zacenja-se-kampanja-pred-referendumom-o-noveli-zakona-o-zakonski-zvezi.html" office:target-frame-name="_top" xlink:show="replace"><text:span text:style-name="T1003">https://www.24ur.com/novice/slovenija/zacenja-se-kampanja-pred-referendumom-o-noveli-zakona-o-zakonski-zvezi.html</text:span></text:a></text:p>
        </text:list-item>
      </text:list>
      <text:p text:style-name="P1004"/>
      <text:list text:style-name="LFO27" text:continue-numbering="true">
        <text:list-item>
          <text:p text:style-name="P1005"><text:span text:style-name="T1006">Za koga gre v resnici?</text:span><text:span text:style-name="T1007"><text:s/>(20. 11. 2015)<text:s/></text:span><text:a xlink:href="https://www.24ur.com/novice/slovenija/za-koga-gre-v-resnici.html" office:target-frame-name="_top" xlink:show="replace"><text:span text:style-name="T1008">https://www.24ur.com/novice/slovenija/za-koga-gre-v-resnici.html</text:span></text:a></text:p>
        </text:list-item>
      </text:list>
      <text:p text:style-name="P1009"/>
      <text:list text:style-name="LFO27" text:continue-numbering="true">
        <text:list-item>
          <text:p text:style-name="P1010"><text:span text:style-name="T1011">Bitka za glasove je neusmiljena</text:span><text:span text:style-name="T1012"><text:s/>(23. 11. 2015)<text:s/></text:span><text:a xlink:href="https://www.24ur.com/novice/slovenija/bitka-za-glasove-je-neusmiljena.html" office:target-frame-name="_top" xlink:show="replace"><text:span text:style-name="T1013">https://www.24ur.com/novice/slovenija/bitka-za-glasove-je-neusmiljena.html</text:span></text:a></text:p>
        </text:list-item>
      </text:list>
      <text:p text:style-name="P1014"/>
      <text:list text:style-name="LFO27" text:continue-numbering="true">
        <text:list-item>
          <text:p text:style-name="P1015"><text:span text:style-name="T1016">DeSUS samostojno v referendumsko kampanjo o zakonu o zakonski zvezi</text:span><text:span text:style-name="T1017"><text:s/>(24. 11. 2015)<text:s/></text:span><text:a xlink:href="https://www.24ur.com/novice/slovenija/desus-samostojno-v-referendumsko-kampanjo-o-zakonu-o-zakonski-zvezi.html" office:target-frame-name="_top" xlink:show="replace"><text:span text:style-name="T1018">https://www.24ur.com/novice/slovenija/desus-samostojno-v-referendumsko-kampanjo-o-zakonu-o-zakonski-zvezi.html</text:span></text:a></text:p>
        </text:list-item>
      </text:list>
      <text:p text:style-name="P1019"/>
      <text:list text:style-name="LFO27" text:continue-numbering="true">
        <text:list-item>
          <text:p text:style-name="P1020"><text:span text:style-name="T1021">Družinski referendum: volivce bo nagovarjalo 39 različnih organizatorjev</text:span><text:span text:style-name="T1022"><text:s/>(25. 11. 2015)<text:s/></text:span><text:a xlink:href="https://www.24ur.com/novice/slovenija/druzinski-referendum-volivce-bo-nagovarjalo-39-razlicnih-organizatorjev.html" office:target-frame-name="_top" xlink:show="replace"><text:span text:style-name="T1023">https://www.24ur.com/novice/slovenija/druzinski-referendum-volivce-bo-nagovarjalo-39-razlicnih-organizatorjev.html</text:span></text:a></text:p>
        </text:list-item>
      </text:list>
      <text:p text:style-name="P1024"/>
      <text:list text:style-name="LFO27" text:continue-numbering="true">
        <text:list-item>
          <text:p text:style-name="P1025"><text:span text:style-name="T1026">Istospolni par javno o ljubezni, otroku in vzgoji: Želiva si, da bi najin otrok spoštoval vse ljudi</text:span><text:span text:style-name="T1027"><text:s/>(26. 11. 2015)<text:s/></text:span><text:a xlink:href="https://www.24ur.com/novice/slovenija/lezbijki-javno-o-ljubezni-otroku-in-vzgoji-zeliva-si-da-bi-najin-otrok-spostoval-vse-ljudi.html" office:target-frame-name="_top" xlink:show="replace"><text:span text:style-name="T1028">https://www.24ur.com/novice/slovenija/lezbijki-javno-o-ljubezni-otroku-in-vzgoji-zeliva-si-da-bi-najin-otrok-spostoval-vse-ljudi.html</text:span></text:a></text:p>
        </text:list-item>
      </text:list>
      <text:p text:style-name="P1029"/>
      <text:list text:style-name="LFO27" text:continue-numbering="true">
        <text:list-item>
          <text:p text:style-name="P1030"><text:span text:style-name="T1031">FOTO: Ljubljanski grad obarvan z mavričnimi barvami, svetniki NSi pa na nogah</text:span><text:span text:style-name="T1032"><text:s/>(26. 11. 2015)<text:s/></text:span><text:a xlink:href="https://www.24ur.com/novice/slovenija/ljubljanski-grad-obarvan-z-mavricnimi-barvami-svetniki-nsi-pa-na-nogah.html" office:target-frame-name="_top" xlink:show="replace"><text:span text:style-name="T1033">https://www.24ur.com/novice/slovenija/ljubljanski-grad-obarvan-z-mavricnimi-barvami-svetniki-nsi-pa-na-nogah.html</text:span></text:a></text:p>
        </text:list-item>
      </text:list>
      <text:p text:style-name="P1034"/>
      <text:list text:style-name="LFO27" text:continue-numbering="true">
        <text:list-item>
          <text:p text:style-name="P1035"><text:span text:style-name="T1036">DVK o referendumu ne bo posebej obveščala volivcev, ki ne živijo v Sloveniji</text:span><text:span text:style-name="T1037"><text:s/>(4. 12. 2015)<text:s/></text:span><text:a xlink:href="https://www.24ur.com/novice/slovenija/dvk-o-referendumu-ne-bo-posebej-obvescala-volivcev-ki-ne-zivijo-v-sloveniji.html" office:target-frame-name="_top" xlink:show="replace"><text:span text:style-name="T1038">https://www.24ur.com/novice/slovenija/dvk-o-referendumu-ne-bo-posebej-obvescala-volivcev-ki-ne-zivijo-v-sloveniji.html</text:span></text:a></text:p>
        </text:list-item>
      </text:list>
      <text:p text:style-name="P1039"/>
      <text:list text:style-name="LFO27" text:continue-numbering="true">
        <text:list-item>
          <text:p text:style-name="P1040"><text:span text:style-name="T1041">Predčasno lahko glasujete na referendumu o izenačitvi partnerskih skupnosti</text:span><text:span text:style-name="T1042"><text:s/>(15. 12. 2015)<text:s/></text:span><text:a xlink:href="https://www.24ur.com/novice/slovenija/z-danasnjim-dnem-lahko-predcasno-glasujete-na-referendumu-o-izenacitvi-partnerskih-skupnosti.html" office:target-frame-name="_top" xlink:show="replace"><text:span text:style-name="T1043">https://www.24ur.com/novice/slovenija/z-danasnjim-dnem-lahko-predcasno-glasujete-na-referendumu-o-izenacitvi-partnerskih-skupnosti.html</text:span></text:a></text:p>
        </text:list-item>
      </text:list>
      <text:p text:style-name="P1044"/>
      <text:list text:style-name="LFO27" text:continue-numbering="true">
        <text:list-item>
          <text:p text:style-name="P1045"><text:span text:style-name="T1046">V dveh dneh predčasno glasovalo že skoraj 16.000 volivk in volivcev</text:span><text:span text:style-name="T1047"><text:s/>(17. 12. 2015)<text:s/></text:span><text:a xlink:href="https://www.24ur.com/novice/slovenija/v-dveh-dneh-predcasno-glasovalo-ze-skoraj-16-000-volivk-in-volivcev.html" office:target-frame-name="_top" xlink:show="replace"><text:span text:style-name="T1048">https://www.24ur.com/novice/slovenija/v-dveh-dneh-predcasno-glasovalo-ze-skoraj-16-000-volivk-in-volivcev.html</text:span></text:a></text:p>
        </text:list-item>
      </text:list>
      <text:p text:style-name="P1049"/>
      <text:list text:style-name="LFO27" text:continue-numbering="true">
        <text:list-item>
          <text:p text:style-name="P1050"><text:span text:style-name="T1051">Za slovenske istospolne partnerje se je zavzel iz Hollywooda</text:span><text:span text:style-name="T1052"><text:s/>(17. 12. 2015)<text:s/></text:span><text:a xlink:href="https://www.24ur.com/ekskluziv/tuja-scena/za-slovenske-istospolne-partnerje-se-je-zavzel-iz-hollywooda.html" office:target-frame-name="_top" xlink:show="replace"><text:span text:style-name="T1053">https://www.24ur.com/ekskluziv/tuja-scena/za-slovenske-istospolne-partnerje-se-je-zavzel-iz-hollywooda.html</text:span></text:a></text:p>
        </text:list-item>
      </text:list>
      <text:p text:style-name="P1054"/>
      <text:list text:style-name="LFO27" text:continue-numbering="true">
        <text:list-item>
          <text:p text:style-name="P1055"><text:span text:style-name="T1056">Zadnji dan kampanje pred referendumom: nasprotniki napovedujejo nov zakon</text:span><text:span text:style-name="T1057"><text:s/>(18. 12. 2015)<text:s/></text:span><text:a xlink:href="https://www.24ur.com/novice/slovenija/zadnji-dan-kampanje-pred-referendumom-nasprotniki-napovedujejo-nov-zakon.html" office:target-frame-name="_top" xlink:show="replace"><text:span text:style-name="T1058">https://www.24ur.com/novice/slovenija/zadnji-dan-kampanje-pred-referendumom-nasprotniki-napovedujejo-nov-zakon.html</text:span></text:a></text:p>
        </text:list-item>
      </text:list>
      <text:p text:style-name="P1059"/>
      <text:list text:style-name="LFO27" text:continue-numbering="true">
        <text:list-item>
          <text:p text:style-name="P1060"><text:span text:style-name="T1061">ZA in PROTI med slovenskimi estradniki</text:span><text:span text:style-name="T1062"><text:s/>(18. 12. 2015)<text:s/></text:span><text:a xlink:href="https://www.24ur.com/ekskluziv/domaca-scena/za-in-proti-med-slovenskimi-estradniki.html" office:target-frame-name="_top" xlink:show="replace"><text:span text:style-name="T1063">https://www.24ur.com/ekskluziv/domaca-scena/za-in-proti-med-slovenskimi-estradniki.html</text:span></text:a></text:p>
        </text:list-item>
      </text:list>
      <text:p text:style-name="P1064"/>
      <text:list text:style-name="LFO27" text:continue-numbering="true">
        <text:list-item>
          <text:p text:style-name="P1065"><text:span text:style-name="T1066">Pred nedeljskim referendumom volilni molk</text:span><text:span text:style-name="T1067"><text:s/>(19. 12. 2015)<text:s/></text:span><text:a xlink:href="https://www.24ur.com/novice/slovenija/pred-nedeljskim-referendumom-nastopil-volilni-molk.html" office:target-frame-name="_top" xlink:show="replace"><text:span text:style-name="T1068">https://www.24ur.com/novice/slovenija/pred-nedeljskim-referendumom-nastopil-volilni-molk.html</text:span></text:a></text:p>
        </text:list-item>
      </text:list>
      <text:p text:style-name="P1069"/>
      <text:list text:style-name="LFO27" text:continue-numbering="true">
        <text:list-item>
          <text:p text:style-name="P1070"><text:span text:style-name="T1071">FOTO: Nasprotniki zakona slavili v vseh volilnih enotah, najbolj odločno so bili proti na Ptuju</text:span><text:span text:style-name="T1072"><text:s/>(20. 12. 2015)<text:s/></text:span><text:a xlink:href="https://www.24ur.com/novice/slovenija/vec-kot-3100-volisc-za-referendumsko-glasovanje-ze-odprtih.html" office:target-frame-name="_top" xlink:show="replace"><text:span text:style-name="T1073">https://www.24ur.com/novice/slovenija/vec-kot-3100-volisc-za-referendumsko-glasovanje-ze-odprtih.html</text:span></text:a></text:p>
        </text:list-item>
      </text:list>
      <text:p text:style-name="P1074"/>
      <text:list text:style-name="LFO27" text:continue-numbering="true">
        <text:list-item>
          <text:p text:style-name="P1075"><text:span text:style-name="T1076">FOTO in VIDEO: Primc: Ta rezultat je zmaga za vse naše otroke. Lobnik: Vztrajali bomo pri svojih prizadevanjih</text:span><text:span text:style-name="T1077"><text:s/>(20. 12. 2015)<text:s/></text:span><text:a xlink:href="https://www.24ur.com/novice/slovenija/glede-izida-referenduma-sta-obe-strani-optimisticni.html" office:target-frame-name="_top" xlink:show="replace"><text:span text:style-name="T1078">https://www.24ur.com/novice/slovenija/glede-izida-referenduma-sta-obe-strani-optimisticni.html</text:span></text:a></text:p>
        </text:list-item>
      </text:list>
      <text:p text:style-name="P1079"/>
      <text:list text:style-name="LFO27" text:continue-numbering="true">
        <text:list-item>
          <text:p text:style-name="P1080"><text:span text:style-name="T1081">'Bolj ko ljudje živijo v bedi, bolj se oprijemajo tradicionalnih vrednot'</text:span><text:span text:style-name="T1082"><text:s/>(21. 12. 2015)<text:s/></text:span><text:a xlink:href="https://www.24ur.com/novice/slovenija/pridali-bodo-se-glasove-po-posti-a-rezultata-ni-mogoce-spremeniti-zakonska-zveza-bo-se-naprej-pripadala-le-moskemu-in-zenski.html" office:target-frame-name="_top" xlink:show="replace"><text:span text:style-name="T1083">https://www.24ur.com/novice/slovenija/pridali-bodo-se-glasove-po-posti-a-rezultata-ni-mogoce-spremeniti-zakonska-zveza-bo-se-naprej-pripadala-le-moskemu-in-zenski.html</text:span></text:a></text:p>
        </text:list-item>
      </text:list>
      <text:p text:style-name="P1084"/>
      <text:list text:style-name="LFO27" text:continue-numbering="true">
        <text:list-item>
          <text:p text:style-name="P1085"><text:span text:style-name="T1086">Kje so nasprotniki izenačevanja zakonskih zvez in istospolnih partnerstev najbolj pridobili?</text:span><text:span text:style-name="T1087"><text:s/>(21. 12. 2015)<text:s/></text:span><text:a xlink:href="https://www.24ur.com/novice/slovenija/poraz-podpornikov-ali-zmaga-nasprotnikov-zakona.html" office:target-frame-name="_top" xlink:show="replace"><text:span text:style-name="T1088">https://www.24ur.com/novice/slovenija/poraz-podpornikov-ali-zmaga-nasprotnikov-zakona.html</text:span></text:a></text:p>
        </text:list-item>
      </text:list>
      <text:p text:style-name="P1089"/>
      <text:list text:style-name="LFO27" text:continue-numbering="true">
        <text:list-item>
          <text:p text:style-name="P1090"><text:span text:style-name="T1091">Möderndorfer: Primc je zlorabil referendumsko vprašanje za svojo brezplačno predvolilno kampanjo</text:span><text:span text:style-name="T1092"><text:s/>(22. 12. 2015)<text:s/></text:span><text:a xlink:href="https://www.24ur.com/novice/slovenija/presteli-se-glasovnice-ki-so-prispele-po-posti-iz-slovenije-vecina-zavrnila-novelo-zakona-o-zakonski-zvezi.html" office:target-frame-name="_top" xlink:show="replace"><text:span text:style-name="T1093">https://www.24ur.com/novice/slovenija/presteli-</text:span><text:soft-page-break/><text:span text:style-name="T1094">se-glasovnice-ki-so-prispele-po-posti-iz-slovenije-vecina-zavrnila-novelo-zakona-o-zakonski-zvezi.html</text:span></text:a></text:p>
        </text:list-item>
      </text:list>
      <text:p text:style-name="P1095"/>
      <text:p text:style-name="P1096"/>
      <text:list text:style-name="LFO2" text:continue-numbering="true">
        <text:list-item>
          <text:p text:style-name="P1097">Nova24</text:p>
        </text:list-item>
      </text:list>
      <text:p text:style-name="P1098"/>
      <text:list text:style-name="LFO29" text:continue-numbering="true">
        <text:list-item>
          <text:p text:style-name="P1099"><text:span text:style-name="T1100">Metka Zevnik: Tudi v Sloveniji lahko zmaga David nad Goljatom (30. 9. 2015)<text:s/></text:span><text:a xlink:href="https://nova24tv.si/slovenija/ljudje/ustavno-sodisce-se-vedno-ni-odlocilo-o-druzinskem-referendumu/" office:target-frame-name="_top" xlink:show="replace"><text:span text:style-name="T1101">https://nova24tv.si/slovenija/ljudje/ustavno-sodisce-se-vedno-ni-odlocilo-o-druzinskem-referendumu/</text:span></text:a></text:p>
        </text:list-item>
      </text:list>
      <text:p text:style-name="P1102"/>
      <text:list text:style-name="LFO29" text:continue-numbering="true">
        <text:list-item>
          <text:p text:style-name="P1103"><text:span text:style-name="T1104">Nestrpni izpad koprskega urednika javne RTV</text:span><text:span text:style-name="T1105"><text:s/>(5. 10. 2015)<text:s/></text:span><text:a xlink:href="https://nova24tv.si/slovenija/nestrpni-izpad-koprskega-urednika-javne-rtv-2/" office:target-frame-name="_top" xlink:show="replace"><text:span text:style-name="T1106">https://nova24tv.si/slovenija/nestrpni-izpad-koprskega-urednika-javne-rtv-2/</text:span></text:a></text:p>
        </text:list-item>
      </text:list>
      <text:p text:style-name="ListParagraph"/>
      <text:list text:style-name="LFO29" text:continue-numbering="true">
        <text:list-item>
          <text:p text:style-name="P1107"><text:span text:style-name="T1108">Metka Zevnik o začetku referendumske kampanje: Podpise bomo zbirali naprej. Šli bomo od človeka do človeka.</text:span><text:span text:style-name="T1109"><text:s/>(22. 10. 2015)<text:s/></text:span><text:a xlink:href="https://nova24tv.si/slovenija/ustavno-sodisce-druzinski-zakonik-osnutek/" office:target-frame-name="_top" xlink:show="replace"><text:span text:style-name="T1110">https://nova24tv.si/slovenija/ustavno-sodisce-druzinski-zakonik-osnutek/</text:span></text:a></text:p>
        </text:list-item>
      </text:list>
      <text:p text:style-name="P1111"/>
      <text:list text:style-name="LFO29" text:continue-numbering="true">
        <text:list-item>
          <text:p text:style-name="P1112"><text:span text:style-name="T1113">“S tem je široka mavrična koalicija dobila klofuto ustavnega sodišča”</text:span><text:span text:style-name="T1114"><text:s/>(22. 10. 2015)<text:s/></text:span><text:a xlink:href="https://nova24tv.si/slovenija/s-tem-je-siroka-mavricna-koalicija-dobila-klofuto-ustavnega-sodisca/" office:target-frame-name="_top" xlink:show="replace"><text:span text:style-name="T1115">https://nova24tv.si/slovenija/s-tem-je-siroka-mavricna-koalicija-dobila-klofuto-ustavnega-sodisca/</text:span></text:a></text:p>
        </text:list-item>
      </text:list>
      <text:p text:style-name="P1116"/>
      <text:list text:style-name="LFO29" text:continue-numbering="true">
        <text:list-item>
          <text:p text:style-name="P1117"><text:span text:style-name="T1118">Novakova ZA bolj odločno reševanje migrantske politike in PROTI zakonski zvezi “dveh oseb”</text:span><text:span text:style-name="T1119"><text:s/>(27. 10. 2015)<text:s/></text:span><text:a xlink:href="https://nova24tv.si/slovenija/novakova-za-bolj-odlocno-resevanje-migrantske-politike-in-proti-zakonski-zvezi-dveh-oseb/" office:target-frame-name="_top" xlink:show="replace"><text:span text:style-name="T1120">https://nova24tv.si/slovenija/novakova-za-bolj-odlocno-resevanje-migrantske-politike-in-proti-zakonski-zvezi-dveh-oseb/</text:span></text:a></text:p>
        </text:list-item>
      </text:list>
      <text:p text:style-name="P1121"/>
      <text:list text:style-name="LFO29" text:continue-numbering="true">
        <text:list-item>
          <text:p text:style-name="P1122"><text:span text:style-name="T1123">Koalicija “Za otroke gre!”: Podpisov ne bomo več zbirali. Posvetimo se referendumu!</text:span><text:span text:style-name="T1124"><text:s/>(27. 10. 2015)<text:s/></text:span><text:a xlink:href="https://nova24tv.si/slovenija/ljudje/koalicija-za-otroke-gre-podpisov-ne-bomo-vec-zbirali-posvetimo-se-referendumu/" office:target-frame-name="_top" xlink:show="replace"><text:span text:style-name="T1125">https://nova24tv.si/slovenija/ljudje/koalicija-za-otroke-gre-podpisov-ne-bomo-vec-zbirali-posvetimo-se-referendumu/</text:span></text:a></text:p>
        </text:list-item>
      </text:list>
      <text:p text:style-name="P1126"/>
      <text:list text:style-name="LFO29" text:continue-numbering="true">
        <text:list-item>
          <text:p text:style-name="P1127"><text:span text:style-name="T1128">Primc napoveduje ljubezni poln referendum</text:span><text:span text:style-name="T1129"><text:s/>(30. 10. 2015)<text:s/></text:span><text:a xlink:href="https://nova24tv.si/slovenija/ljudje/primc-napoveduje-ljubezni-poln-referendum/" office:target-frame-name="_top" xlink:show="replace"><text:span text:style-name="T1130">https://nova24tv.si/slovenija/ljudje/primc-napoveduje-ljubezni-poln-referendum/</text:span></text:a></text:p>
        </text:list-item>
      </text:list>
      <text:p text:style-name="P1131"/>
      <text:list text:style-name="LFO29" text:continue-numbering="true">
        <text:list-item>
          <text:p text:style-name="P1132"><text:span text:style-name="T1133">Referendum o družinskem zakoniku bo najverjetneje 10. januarja</text:span><text:span text:style-name="T1134"><text:s/>(2. 11. 2015)<text:s/></text:span><text:a xlink:href="https://nova24tv.si/slovenija/ljudje/referendum-o-druzinskem-zakoniku-bo-najverjetneje-10-januarja/" office:target-frame-name="_top" xlink:show="replace"><text:span text:style-name="T1135">https://nova24tv.si/slovenija/ljudje/referendum-o-druzinskem-zakoniku-bo-najverjetneje-10-januarja/</text:span></text:a></text:p>
        </text:list-item>
      </text:list>
      <text:p text:style-name="P1136"/>
      <text:list text:style-name="LFO29" text:continue-numbering="true">
        <text:list-item>
          <text:p text:style-name="P1137"><text:span text:style-name="T1138">To je demokracija po Cerarjevo. Naredil bi vse, da ljudem oteži glasovanje.</text:span><text:span text:style-name="T1139"><text:s/>(3. 11. 2015)<text:s/></text:span><text:a xlink:href="https://nova24tv.si/slovenija/to-je-demokracija-po-cerarjevo-naredil-bi-vse-da-ljudem-otezi-glasovanje/" office:target-frame-name="_top" xlink:show="replace"><text:span text:style-name="T1140">https://nova24tv.si/slovenija/to-je-demokracija-po-cerarjevo-naredil-bi-vse-da-ljudem-otezi-glasovanje/</text:span></text:a></text:p>
        </text:list-item>
      </text:list>
      <text:p text:style-name="P1141"/>
      <text:list text:style-name="LFO29" text:continue-numbering="true">
        <text:list-item>
          <text:p text:style-name="P1142"><text:span text:style-name="T1143">Odbor DZ si je premislil, referendum o družinskem zakoniku prestavljen na 20. december</text:span><text:span text:style-name="T1144"><text:s/>(3. 11. 2015)<text:s/></text:span><text:a xlink:href="https://nova24tv.si/slovenija/odbor-dz-si-je-premislil-referendum-o-druzinskem-zakoniku-prestavljen-na-20-december/" office:target-frame-name="_top" xlink:show="replace"><text:span text:style-name="T1145">https://nova24tv.si/slovenija/odbor-dz-si-je-premislil-referendum-o-druzinskem-zakoniku-prestavljen-na-20-december/</text:span></text:a></text:p>
        </text:list-item>
      </text:list>
      <text:p text:style-name="P1146"/>
      <text:list text:style-name="LFO29" text:continue-numbering="true">
        <text:list-item>
          <text:p text:style-name="P1147"><text:span text:style-name="T1148">Kar je dovoljeno marksističnemu krožku, ni dovoljeno Koaliciji “Za otroke gre!”</text:span><text:span text:style-name="T1149"><text:s/>(4. 11. 2015)<text:s/></text:span><text:a xlink:href="https://nova24tv.si/slovenija/kar-je-dovoljeno-marksisticnemu-krozku-ni-dovoljeno-koaliciji-za-otroke/" office:target-frame-name="_top" xlink:show="replace"><text:span text:style-name="T1150">https://nova24tv.si/slovenija/kar-je-dovoljeno-marksisticnemu-krozku-ni-dovoljeno-koaliciji-za-otroke/</text:span></text:a></text:p>
        </text:list-item>
      </text:list>
      <text:p text:style-name="P1151"/>
      <text:soft-page-break/>
      <text:list text:style-name="LFO29" text:continue-numbering="true">
        <text:list-item>
          <text:p text:style-name="P1152"><text:span text:style-name="T1153">V boju za pravice otrok: “Pričakujemo kakovostno, pravično in nepristransko poročanje medijev”</text:span><text:span text:style-name="T1154"><text:s/>(4. 11. 2015)<text:s/></text:span><text:a xlink:href="https://nova24tv.si/slovenija/predniki-stranke-sd-preganjali-vernike-danes-kvazi-humanisti/" office:target-frame-name="_top" xlink:show="replace"><text:span text:style-name="T1155">https://nova24tv.si/slovenija/predniki-stranke-sd-preganjali-vernike-danes-kvazi-humanisti/</text:span></text:a></text:p>
        </text:list-item>
      </text:list>
      <text:p text:style-name="P1156"/>
      <text:list text:style-name="LFO29" text:continue-numbering="true">
        <text:list-item>
          <text:p text:style-name="P1157"><text:span text:style-name="T1158">Nič se ne bo spremenilo … Res? Preberite, kako živijo v državi, kjer že vlada “zakon dveh oseb”.</text:span><text:span text:style-name="T1159"><text:s/>(7. 11. 2015)<text:s/></text:span><text:a xlink:href="https://nova24tv.si/panorama/nic-se-ne-bo-spremenilo-res-preberite-kako-zivijo-v-drzavi-kjer-ze-vlada-zakon-dveh-oseb/" office:target-frame-name="_top" xlink:show="replace"><text:span text:style-name="T1160">https://nova24tv.si/panorama/nic-se-ne-bo-spremenilo-res-preberite-kako-zivijo-v-drzavi-kjer-ze-vlada-zakon-dveh-oseb/</text:span></text:a></text:p>
        </text:list-item>
      </text:list>
      <text:p text:style-name="P1161"/>
      <text:list text:style-name="LFO29" text:continue-numbering="true">
        <text:list-item>
          <text:p text:style-name="P1162"><text:span text:style-name="T1163">SMC: Permisivna politika, permisivna religija</text:span><text:span text:style-name="T1164"><text:s/>(8. 11. 2015)<text:s/></text:span><text:a xlink:href="https://nova24tv.si/slovenija/smc-permisivna-politika-permisivna-religija/" office:target-frame-name="_top" xlink:show="replace"><text:span text:style-name="T1165">https://nova24tv.si/slovenija/smc-permisivna-politika-permisivna-religija/</text:span></text:a></text:p>
        </text:list-item>
      </text:list>
      <text:p text:style-name="P1166"/>
      <text:list text:style-name="LFO29" text:continue-numbering="true">
        <text:list-item>
          <text:p text:style-name="P1167"><text:span text:style-name="T1168">Pa imamo poroko treh žensk. Poglejte, kaj bo naredila ena izmed treh mladoporočenk.</text:span><text:span text:style-name="T1169"><text:s/>(8. 11. 2015)<text:s/></text:span><text:a xlink:href="https://nova24tv.si/svet/porocile-so-se-tri-zenske-eno-od-njih-nacrtuje-otroka-s-pomocjo-umetne-oploditve/" office:target-frame-name="_top" xlink:show="replace"><text:span text:style-name="T1170">https://nova24tv.si/svet/porocile-so-se-tri-zenske-eno-od-njih-nacrtuje-otroka-s-pomocjo-umetne-oploditve/</text:span></text:a></text:p>
        </text:list-item>
      </text:list>
      <text:p text:style-name="P1171"/>
      <text:list text:style-name="LFO29" text:continue-numbering="true">
        <text:list-item>
          <text:p text:style-name="P1172"><text:span text:style-name="T1173">Video: Kako poskuša gejevski lobi v Cerkvi vplivati na nadškofa Zoreta?</text:span><text:span text:style-name="T1174"><text:s/>(9. 11. 2015)<text:s/></text:span><text:a xlink:href="https://nova24tv.si/panorama/kako-poskusa-gejevski-lobij-v-cerkvi-vplivati-na-nadskofa-zoreta/" office:target-frame-name="_top" xlink:show="replace"><text:span text:style-name="T1175">https://nova24tv.si/panorama/kako-poskusa-gejevski-lobij-v-cerkvi-vplivati-na-nadskofa-zoreta/</text:span></text:a></text:p>
        </text:list-item>
      </text:list>
      <text:p text:style-name="P1176"/>
      <text:list text:style-name="LFO29" text:continue-numbering="true">
        <text:list-item>
          <text:p text:style-name="P1177"><text:span text:style-name="T1178">Še 40 dni do “ene največjih preizkušenj v zgodovini naroda”</text:span><text:span text:style-name="T1179"><text:s/>(10. 11. 2015)<text:s/></text:span><text:a xlink:href="https://nova24tv.si/slovenija/ljudje/se-40-dni-do-ene-najvecjih-preizkusenj-v-zgodovini-naroda/" office:target-frame-name="_top" xlink:show="replace"><text:span text:style-name="T1180">https://nova24tv.si/slovenija/ljudje/se-40-dni-do-ene-najvecjih-preizkusenj-v-zgodovini-naroda/</text:span></text:a></text:p>
        </text:list-item>
      </text:list>
      <text:p text:style-name="P1181"/>
      <text:list text:style-name="LFO29" text:continue-numbering="true">
        <text:list-item>
          <text:p text:style-name="P1182"><text:span text:style-name="T1183">Ljudmila Novak: Otrok ima pravico do mame in očeta</text:span><text:span text:style-name="T1184"><text:s/>(12. 11. 2015)<text:s/></text:span><text:a xlink:href="https://nova24tv.si/slovenija/ljudje/nsi-stopa-v-referendumsko-kampanjo-samostojno/" office:target-frame-name="_top" xlink:show="replace"><text:span text:style-name="T1185">https://nova24tv.si/slovenija/ljudje/nsi-stopa-v-referendumsko-kampanjo-samostojno/</text:span></text:a></text:p>
        </text:list-item>
      </text:list>
      <text:p text:style-name="P1186"/>
      <text:list text:style-name="LFO29" text:continue-numbering="true">
        <text:list-item>
          <text:p text:style-name="P1187"><text:span text:style-name="T1188">Hude zlorabe na Fakulteti za socialno delo. Obupani študenti: Prosimo, ukrepajte!</text:span><text:span text:style-name="T1189"><text:s/>(17. 11. 2015)<text:s/></text:span><text:a xlink:href="https://nova24tv.si/slovenija/ljudje/fakulteta-za-socialno-delo-ideolosko-nasilje-nad-studenti/" office:target-frame-name="_top" xlink:show="replace"><text:span text:style-name="T1190">https://nova24tv.si/slovenija/ljudje/fakulteta-za-socialno-delo-ideolosko-nasilje-nad-studenti/</text:span></text:a></text:p>
        </text:list-item>
      </text:list>
      <text:p text:style-name="P1191"/>
      <text:list text:style-name="LFO29" text:continue-numbering="true">
        <text:list-item>
          <text:p text:style-name="P1192"><text:span text:style-name="T1193">Začelo se je – na referendumu lahko odloči tudi en sam glas</text:span><text:span text:style-name="T1194"><text:s/>(19. 11. 2015)<text:s/></text:span><text:a xlink:href="https://nova24tv.si/slovenija/ljudje/zacelo-se-je-na-referendumu-lahko-odloci-tudi-en-sam-glas/" office:target-frame-name="_top" xlink:show="replace"><text:span text:style-name="T1195">https://nova24tv.si/slovenija/ljudje/zacelo-se-je-na-referendumu-lahko-odloci-tudi-en-sam-glas/</text:span></text:a></text:p>
        </text:list-item>
      </text:list>
      <text:p text:style-name="P1196"/>
      <text:list text:style-name="LFO29" text:continue-numbering="true">
        <text:list-item>
          <text:p text:style-name="P1197"><text:span text:style-name="T1198">Sprememba spola že pri petnajstih – brez privoljenja staršev</text:span><text:span text:style-name="T1199"><text:s/>(20. 11. 2015)<text:s/></text:span><text:a xlink:href="https://nova24tv.si/slovenija/ljudje/grob-poskus-vpeljave-novega-totalitarizma/" office:target-frame-name="_top" xlink:show="replace"><text:span text:style-name="T1200">https://nova24tv.si/slovenija/ljudje/grob-poskus-vpeljave-novega-totalitarizma/</text:span></text:a></text:p>
        </text:list-item>
      </text:list>
      <text:p text:style-name="P1201"/>
      <text:list text:style-name="LFO29" text:continue-numbering="true">
        <text:list-item>
          <text:p text:style-name="P1202"><text:span text:style-name="T1203">“Slovenska vlada nas je izdala!”</text:span><text:span text:style-name="T1204"><text:s/>(21. 11. 2015)<text:s/></text:span><text:a xlink:href="https://nova24tv.si/slovenija/iz-kongresa-sls-predsednik-zidansek-slovenska-vlada-nas-je-izdala/" office:target-frame-name="_top" xlink:show="replace"><text:span text:style-name="T1205">https://nova24tv.si/slovenija/iz-kongresa-sls-predsednik-zidansek-slovenska-vlada-nas-je-izdala/</text:span></text:a></text:p>
        </text:list-item>
      </text:list>
      <text:p text:style-name="P1206"/>
      <text:list text:style-name="LFO29" text:continue-numbering="true">
        <text:list-item>
          <text:p text:style-name="P1207"><text:span text:style-name="T1208">Kaj nam zakon jemlje in kaj daje?</text:span><text:span text:style-name="T1209"><text:s/>(24. 11. 2015)<text:s/></text:span><text:a xlink:href="https://nova24tv.si/slovenija/ljudje/kaj-nam-zakon-jemlje-in-kaj-daje/" office:target-frame-name="_top" xlink:show="replace"><text:span text:style-name="T1210">https://nova24tv.si/slovenija/ljudje/kaj-nam-zakon-jemlje-in-kaj-daje/</text:span></text:a></text:p>
        </text:list-item>
      </text:list>
      <text:p text:style-name="P1211"/>
      <text:list text:style-name="LFO29" text:continue-numbering="true">
        <text:list-item>
          <text:p text:style-name="P1212"><text:span text:style-name="T1213">[VIDEO] Civilna pobuda Spoštovanje različnih: Za razumevanje istospolnih, vendar proti spremembi zakonodaje</text:span><text:span text:style-name="T1214"><text:s/>(24. 11. 2015)<text:s/></text:span><text:a xlink:href="https://nova24tv.si/slovenija/ljudje/civilna-pobuda-spostovanje-razlicnih-za-razumevanje-istospolnih-vendar-proti-spremembi-zakonodaje/" office:target-frame-name="_top" xlink:show="replace"><text:span text:style-name="T1215">https://nova24tv.si/slovenija/ljudje/civilna-pobuda-spostovanje-razlicnih-za-razumevanje-istospolnih-vendar-proti-spremembi-zakonodaje/</text:span></text:a></text:p>
        </text:list-item>
      </text:list>
      <text:p text:style-name="P1216"/>
      <text:soft-page-break/>
      <text:list text:style-name="LFO29" text:continue-numbering="true">
        <text:list-item>
          <text:p text:style-name="P1217"><text:span text:style-name="T1218">Rekordnih 39 organizatorjev v kampanji pred referendumom</text:span><text:span text:style-name="T1219"><text:s/>(25. 11. 2015)<text:s/></text:span><text:a xlink:href="https://nova24tv.si/slovenija/ljudje/rekordnih-39-organizatorjev-v-kampanji-pred-referendumom/" office:target-frame-name="_top" xlink:show="replace"><text:span text:style-name="T1220">https://nova24tv.si/slovenija/ljudje/rekordnih-39-organizatorjev-v-kampanji-pred-referendumom/</text:span></text:a></text:p>
        </text:list-item>
      </text:list>
      <text:p text:style-name="P1221"/>
      <text:list text:style-name="LFO29" text:continue-numbering="true">
        <text:list-item>
          <text:p text:style-name="P1222"><text:span text:style-name="T1223">Za slovensko zastavo Jankoviću eno figo mar, za kakšno drugo bi pa zakon kršil</text:span><text:span text:style-name="T1224"><text:s/>(27. 11. 2015)<text:s/></text:span><text:a xlink:href="https://nova24tv.si/slovenija/se-je-zoran-jankovic-prijavil-v-referendumsko-kampanjo/" office:target-frame-name="_top" xlink:show="replace"><text:span text:style-name="T1225">https://nova24tv.si/slovenija/se-je-zoran-jankovic-prijavil-v-referendumsko-kampanjo/</text:span></text:a></text:p>
        </text:list-item>
      </text:list>
      <text:p text:style-name="P1226"/>
      <text:list text:style-name="LFO29" text:continue-numbering="true">
        <text:list-item>
          <text:p text:style-name="P1227"><text:span text:style-name="T1228">Kako bomo popravili napako vrlih ustavnih pravnikov</text:span><text:span text:style-name="T1229"><text:s/>(29. 11. 2015)<text:s/></text:span><text:a xlink:href="https://nova24tv.si/kolumna/na-referendumu-bomo-moralno-odgovorni-ljudje-glasovali/" office:target-frame-name="_top" xlink:show="replace"><text:span text:style-name="T1230">https://nova24tv.si/kolumna/na-referendumu-bomo-moralno-odgovorni-ljudje-glasovali/</text:span></text:a></text:p>
        </text:list-item>
      </text:list>
      <text:p text:style-name="P1231"/>
      <text:list text:style-name="LFO29" text:continue-numbering="true">
        <text:list-item>
          <text:p text:style-name="P1232"><text:span text:style-name="T1233">Neverjetno, kako prefinjeno psihološko vojno nad zaposlenimi izvaja direktorica uprave MOL Heglerjeva</text:span><text:span text:style-name="T1234"><text:s/>(29. 11. 2015)<text:s/></text:span><text:a xlink:href="https://nova24tv.si/slovenija/ljudje/neverjetno-kako-prefinjeno-psiholosko-vojno-nad-zaposlenimi-izvaja-direktorica-uprave-mol-heglerjeva/" office:target-frame-name="_top" xlink:show="replace"><text:span text:style-name="T1235">https://nova24tv.si/slovenija/ljudje/neverjetno-kako-prefinjeno-psiholosko-vojno-nad-zaposlenimi-izvaja-direktorica-uprave-mol-heglerjeva/</text:span></text:a></text:p>
        </text:list-item>
      </text:list>
      <text:p text:style-name="P1236"/>
      <text:list text:style-name="LFO29" text:continue-numbering="true">
        <text:list-item>
          <text:p text:style-name="P1237"><text:span text:style-name="T1238">Anketa: Zagovorniki otrokovih pravic trenutno v manjši prednosti</text:span><text:span text:style-name="T1239"><text:s/>(30. 11. 2015)<text:s/></text:span><text:a xlink:href="https://nova24tv.si/slovenija/anketa-zagovorniki-otrokovih-pravic-trenutno-v-manjsi-prednosti/" office:target-frame-name="_top" xlink:show="replace"><text:span text:style-name="T1240">https://nova24tv.si/slovenija/anketa-zagovorniki-otrokovih-pravic-trenutno-v-manjsi-prednosti/</text:span></text:a></text:p>
        </text:list-item>
      </text:list>
      <text:p text:style-name="P1241"/>
      <text:list text:style-name="LFO29" text:continue-numbering="true">
        <text:list-item>
          <text:p text:style-name="P1242"><text:span text:style-name="T1243">Posneli smo jo: Poglejte, kako direktorica ljubljanske uprave Heglerjeva izvaja prefinjen psihološki teror</text:span><text:span text:style-name="T1244"><text:s/>(30. 11. 2015)<text:s/></text:span><text:a xlink:href="https://nova24tv.si/slovenija/posneli-smo-jo-poglejte-kako-direktorica-ljubljanske-uprave-heglerjeva-izvaja-prefinjen-psiholoski-teror/" office:target-frame-name="_top" xlink:show="replace"><text:span text:style-name="T1245">https://nova24tv.si/slovenija/posneli-smo-jo-poglejte-kako-direktorica-ljubljanske-uprave-heglerjeva-izvaja-prefinjen-psiholoski-teror/</text:span></text:a></text:p>
        </text:list-item>
      </text:list>
      <text:p text:style-name="P1246"/>
      <text:list text:style-name="LFO29" text:continue-numbering="true">
        <text:list-item>
          <text:p text:style-name="P1247"><text:span text:style-name="T1248">Odvetnik Domen Gorenšek o tem, kaj je in kaj ni človekova pravica</text:span><text:span text:style-name="T1249"><text:s/>(1. 12. 2015)<text:s/></text:span><text:a xlink:href="https://nova24tv.si/slovenija/odvetnik-domen-gorensek-o-tem-kaj-je-in-kaj-ni-clovekova-pravica/" office:target-frame-name="_top" xlink:show="replace"><text:span text:style-name="T1250">https://nova24tv.si/slovenija/odvetnik-domen-gorensek-o-tem-kaj-je-in-kaj-ni-clovekova-pravica/</text:span></text:a><text:span text:style-name="T1251"><text:s/></text:span></text:p>
        </text:list-item>
      </text:list>
      <text:p text:style-name="P1252"/>
      <text:list text:style-name="LFO29" text:continue-numbering="true">
        <text:list-item>
          <text:p text:style-name="P1253"><text:span text:style-name="T1254">Manifest davkoplačevalcev: Človek ni Bog, da bi si sam izbiral spol</text:span><text:span text:style-name="T1255"><text:s/>(1. 12. 2015)<text:s/></text:span><text:a xlink:href="https://nova24tv.si/slovenija/ljudje/manifest-davkoplacevalcev-clovek-ni-bog-da-bi-si-sam-izbiral-spol/" office:target-frame-name="_top" xlink:show="replace"><text:span text:style-name="T1256">https://nova24tv.si/slovenija/ljudje/manifest-davkoplacevalcev-clovek-ni-bog-da-bi-si-sam-izbiral-spol/</text:span></text:a></text:p>
        </text:list-item>
      </text:list>
      <text:p text:style-name="P1257"/>
      <text:list text:style-name="LFO29" text:continue-numbering="true">
        <text:list-item>
          <text:p text:style-name="P1258"><text:span text:style-name="T1259">Slovenske demokratke na referendumu odločno proti</text:span><text:span text:style-name="T1260"><text:s/>(2. 12. 2015)<text:s/></text:span><text:a xlink:href="https://nova24tv.si/slovenija/slovenske-demokratke-na-referendumu-odlocno-proti/" office:target-frame-name="_top" xlink:show="replace"><text:span text:style-name="T1261">https://nova24tv.si/slovenija/slovenske-demokratke-na-referendumu-odlocno-proti/</text:span></text:a></text:p>
        </text:list-item>
      </text:list>
      <text:p text:style-name="P1262"/>
      <text:list text:style-name="LFO29" text:continue-numbering="true">
        <text:list-item>
          <text:p text:style-name="P1263"><text:span text:style-name="T1264">Besni meščan nad Jankovića: Tudi jaz sem Ljubljana</text:span><text:span text:style-name="T1265"><text:s/>(3. 12. 2015)<text:s/></text:span><text:a xlink:href="https://nova24tv.si/slovenija/besni-mescan-nad-jankovica-tudi-jaz-sem-ljubljana/" office:target-frame-name="_top" xlink:show="replace"><text:span text:style-name="T1266">https://nova24tv.si/slovenija/besni-mescan-nad-jankovica-tudi-jaz-sem-ljubljana/</text:span></text:a></text:p>
        </text:list-item>
      </text:list>
      <text:p text:style-name="P1267"/>
      <text:list text:style-name="LFO29" text:continue-numbering="true">
        <text:list-item>
          <text:p text:style-name="P1268"><text:span text:style-name="T1269">Evropska poslanka Fajonova ostro proti pravicam otrok</text:span><text:span text:style-name="T1270"><text:s/>(3. 12. 2015)<text:s/></text:span><text:a xlink:href="https://nova24tv.si/slovenija/evropska-poslanka-fajonava-ostro-proti-pravicam-otrok/" office:target-frame-name="_top" xlink:show="replace"><text:span text:style-name="T1271">https://nova24tv.si/slovenija/evropska-poslanka-fajonava-ostro-proti-pravicam-otrok/</text:span></text:a></text:p>
        </text:list-item>
      </text:list>
      <text:p text:style-name="P1272"/>
      <text:list text:style-name="LFO29" text:continue-numbering="true">
        <text:list-item>
          <text:p text:style-name="P1273"><text:span text:style-name="T1274">NSi s prijavo nad Svetlano Makarovič</text:span><text:span text:style-name="T1275"><text:s/>(4. 12. 2015)<text:s/></text:span><text:a xlink:href="https://nova24tv.si/slovenija/nsi-s-prijavo-nad-svetlano-makarovic/" office:target-frame-name="_top" xlink:show="replace"><text:span text:style-name="T1276">https://nova24tv.si/slovenija/nsi-s-prijavo-nad-svetlano-makarovic/</text:span></text:a></text:p>
        </text:list-item>
      </text:list>
      <text:p text:style-name="P1277"/>
      <text:list text:style-name="LFO29" text:continue-numbering="true">
        <text:list-item>
          <text:p text:style-name="P1278"><text:span text:style-name="T1279">Koalicija “Za otroke gre!”: Državna volilna komisija naj omogoči pošten referendum</text:span><text:span text:style-name="T1280"><text:s/>(4. 12. 2015)<text:s/></text:span><text:a xlink:href="https://nova24tv.si/slovenija/koalicija-za-otroke-gre-drzavna-volilna-komisija-naj-omogoci-posten-referendum/" office:target-frame-name="_top" xlink:show="replace"><text:span text:style-name="T1281">https://nova24tv.si/slovenija/koalicija-za-otroke-gre-drzavna-volilna-komisija-naj-omogoci-posten-referendum/</text:span></text:a></text:p>
        </text:list-item>
      </text:list>
      <text:p text:style-name="P1282"/>
      <text:soft-page-break/>
      <text:list text:style-name="LFO29" text:continue-numbering="true">
        <text:list-item>
          <text:p text:style-name="P1283"><text:span text:style-name="T1284">Referendumska napoved: Bitka med borci za otroke in proti njim skoraj izenačena</text:span><text:span text:style-name="T1285"><text:s/>(5. 12. 2015)<text:s/></text:span><text:a xlink:href="https://nova24tv.si/panorama/referendumska-napoved-bitka-med-borci-za-otroke-in-proti-njim-skoraj-izenacena/" office:target-frame-name="_top" xlink:show="replace"><text:span text:style-name="T1286">https://nova24tv.si/panorama/referendumska-napoved-bitka-med-borci-za-otroke-in-proti-njim-skoraj-izenacena/</text:span></text:a></text:p>
        </text:list-item>
      </text:list>
      <text:p text:style-name="P1287"/>
      <text:list text:style-name="LFO29" text:continue-numbering="true">
        <text:list-item>
          <text:p text:style-name="P1288"><text:span text:style-name="T1289">Kučan bi moral svojim zelenim neotesancem naviti ušesa</text:span><text:span text:style-name="T1290"><text:s/>(6. 12. 2015)<text:s/></text:span><text:a xlink:href="https://nova24tv.si/kolumna/kucan-bi-moral-svojim-zelenim-neotesancem-naviti-usesa/" office:target-frame-name="_top" xlink:show="replace"><text:span text:style-name="T1291">https://nova24tv.si/kolumna/kucan-bi-moral-svojim-zelenim-neotesancem-naviti-usesa/</text:span></text:a></text:p>
        </text:list-item>
      </text:list>
      <text:p text:style-name="P1292"/>
      <text:list text:style-name="LFO29" text:continue-numbering="true">
        <text:list-item>
          <text:p text:style-name="P1293"><text:span text:style-name="T1294">Vrata prevar in laži</text:span><text:span text:style-name="T1295"><text:s/>(7. 12. 2015)<text:s/></text:span><text:a xlink:href="https://nova24tv.si/kolumna/vrata-prevar-in-lazi/" office:target-frame-name="_top" xlink:show="replace"><text:span text:style-name="T1296">https://nova24tv.si/kolumna/vrata-prevar-in-lazi/</text:span></text:a></text:p>
        </text:list-item>
      </text:list>
      <text:p text:style-name="P1297"/>
      <text:list text:style-name="LFO29" text:continue-numbering="true">
        <text:list-item>
          <text:p text:style-name="P1298"><text:span text:style-name="T1299">Video: Nadškof Zore na referendumu ostro proti zakonu</text:span><text:span text:style-name="T1300"><text:s/>(7. 12. 2015)<text:s/></text:span><text:a xlink:href="https://nova24tv.si/slovenija/ljudje/nadskof-zore-zakonska-zveza-moskega-in-zenske-je-edino-zagotovilo-za-napredek-druzbe-kot-celote/" office:target-frame-name="_top" xlink:show="replace"><text:span text:style-name="T1301">https://nova24tv.si/slovenija/ljudje/nadskof-zore-zakonska-zveza-moskega-in-zenske-je-edino-zagotovilo-za-napredek-druzbe-kot-celote/</text:span></text:a></text:p>
        </text:list-item>
      </text:list>
      <text:p text:style-name="P1302"/>
      <text:list text:style-name="LFO29" text:continue-numbering="true">
        <text:list-item>
          <text:p text:style-name="P1303"><text:span text:style-name="T1304">Strokovnjaki iz Društva psihologov Slovenije. Malo potvarjajo, malo pa manipulirajo.</text:span><text:span text:style-name="T1305"><text:s/>(8. 12. 2015)<text:s/></text:span><text:a xlink:href="https://nova24tv.si/slovenija/ljudje/slovensko-drustvo-psihologov-zavaja-z-raziskavami-v-prid-homoseksualnim-druzinam/" office:target-frame-name="_top" xlink:show="replace"><text:span text:style-name="T1306">https://nova24tv.si/slovenija/ljudje/slovensko-drustvo-psihologov-zavaja-z-raziskavami-v-prid-homoseksualnim-druzinam/</text:span></text:a></text:p>
        </text:list-item>
      </text:list>
      <text:p text:style-name="P1307"/>
      <text:list text:style-name="LFO29" text:continue-numbering="true">
        <text:list-item>
          <text:p text:style-name="P1308"><text:span text:style-name="T1309">Je na pohodu trgovina z otroki?</text:span><text:span text:style-name="T1310"><text:s/>(9. 12. 2015)<text:s/></text:span><text:a xlink:href="https://nova24tv.si/slovenija/mahnic-to-je-napad-na-zdravo-pamet/" office:target-frame-name="_top" xlink:show="replace"><text:span text:style-name="T1311">https://nova24tv.si/slovenija/mahnic-to-je-napad-na-zdravo-pamet/</text:span></text:a></text:p>
        </text:list-item>
      </text:list>
      <text:p text:style-name="P1312"/>
      <text:list text:style-name="LFO29" text:continue-numbering="true">
        <text:list-item>
          <text:p text:style-name="P1313"><text:span text:style-name="T1314">[Video] Janša ostro v boj za pravice otrok: Brisanje spola ni boj za človekove pravice</text:span><text:span text:style-name="T1315"><text:s/>(9. 12. 2015)<text:s/></text:span><text:a xlink:href="https://nova24tv.si/slovenija/janez-jansa-za-druzbo-brez-monopolov-burk-in-diktature-agresivne-manjsine-video/" office:target-frame-name="_top" xlink:show="replace"><text:span text:style-name="T1316">https://nova24tv.si/slovenija/janez-jansa-za-druzbo-brez-monopolov-burk-in-diktature-agresivne-manjsine-video/</text:span></text:a></text:p>
        </text:list-item>
      </text:list>
      <text:p text:style-name="P1317"/>
      <text:list text:style-name="LFO29" text:continue-numbering="true">
        <text:list-item>
          <text:p text:style-name="P1318"><text:span text:style-name="T1319">Sramota: Napadanje sogovornikov, širjenje nestrpnosti, zavajanje in stigmatizacija</text:span><text:span text:style-name="T1320"><text:s/>(9. 12. 2015)<text:s/></text:span><text:a xlink:href="https://nova24tv.si/slovenija/ljudje/sramota-za-novinarstvo-napadanje-sogovornikov-sirjenje-nestrpnosti-zavajanje-in-stigmatizacija/" office:target-frame-name="_top" xlink:show="replace"><text:span text:style-name="T1321">https://nova24tv.si/slovenija/ljudje/sramota-za-novinarstvo-napadanje-sogovornikov-sirjenje-nestrpnosti-zavajanje-in-stigmatizacija/</text:span></text:a></text:p>
        </text:list-item>
      </text:list>
      <text:p text:style-name="P1322"/>
      <text:list text:style-name="LFO29" text:continue-numbering="true">
        <text:list-item>
          <text:p text:style-name="P1323"><text:span text:style-name="T1324">Matevž Krivic: Za zakon, a proti posvojitvam in razvrednotenju pojmovanja zakonske zveze</text:span><text:span text:style-name="T1325"><text:s/>(9. 12. 2015)<text:s/></text:span><text:a xlink:href="https://nova24tv.si/slovenija/ljudje/matevz-krivic-za-zakon-a-proti-posvojitvam-in-razvrednotenju-pojmovanja-zakonske-zveze/" office:target-frame-name="_top" xlink:show="replace"><text:span text:style-name="T1326">https://nova24tv.si/slovenija/ljudje/matevz-krivic-za-zakon-a-proti-posvojitvam-in-razvrednotenju-pojmovanja-zakonske-zveze/</text:span></text:a></text:p>
        </text:list-item>
      </text:list>
      <text:p text:style-name="P1327"/>
      <text:list text:style-name="LFO29" text:continue-numbering="true">
        <text:list-item>
          <text:p text:style-name="P1328"><text:span text:style-name="T1329">ŠOU v LJ v imenu vseh študentov ZA, študenti pa PROTI</text:span><text:span text:style-name="T1330"><text:s/>(11. 12. 2015)<text:s/></text:span><text:a xlink:href="https://nova24tv.si/slovenija/ljudje/sou-v-lj-v-imenu-vseh-studentov-za-studenti-pa-proti/" office:target-frame-name="_top" xlink:show="replace"><text:span text:style-name="T1331">https://nova24tv.si/slovenija/ljudje/sou-v-lj-v-imenu-vseh-studentov-za-studenti-pa-proti/</text:span></text:a></text:p>
        </text:list-item>
      </text:list>
      <text:p text:style-name="P1332"/>
      <text:list text:style-name="LFO29" text:continue-numbering="true">
        <text:list-item>
          <text:p text:style-name="P1333"><text:span text:style-name="T1334">ZZZDR ni protiustaven, novela pa krši več členov Ustave</text:span><text:span text:style-name="T1335"><text:s/>(11. 12. 2015)<text:s/></text:span><text:a xlink:href="https://nova24tv.si/slovenija/ljudje/zzzdr-ni-protiustaven-novela-pa-krsi-vec-clenov-ustave/" office:target-frame-name="_top" xlink:show="replace"><text:span text:style-name="T1336">https://nova24tv.si/slovenija/ljudje/zzzdr-ni-protiustaven-novela-pa-krsi-vec-clenov-ustave/</text:span></text:a></text:p>
        </text:list-item>
      </text:list>
      <text:p text:style-name="P1337"/>
      <text:list text:style-name="LFO29" text:continue-numbering="true">
        <text:list-item>
          <text:p text:style-name="P1338"><text:span text:style-name="T1339">Homoseksualec Mario Plešej: “Krivično je otrokom v osnovi odreči njihovo pravico do življenja z očetom in materjo”</text:span><text:span text:style-name="T1340"><text:s/>(12. 12. 2015)<text:s/></text:span><text:a xlink:href="https://nova24tv.si/slovenija/ljudje/homoseksualec-mario-plesej-krivicno-je-otrokom-v-osnovi-odreci-njihovo-pravico-do-zivljenja-z-ocetom-in-materjo/" office:target-frame-name="_top" xlink:show="replace"><text:span text:style-name="T1341">https://nova24tv.si/slovenija/ljudje/homoseksualec-mario-plesej-krivicno-je-otrokom-v-osnovi-odreci-njihovo-pravico-do-zivljenja-z-ocetom-in-materjo/</text:span></text:a></text:p>
        </text:list-item>
      </text:list>
      <text:p text:style-name="P1342"/>
      <text:list text:style-name="LFO29" text:continue-numbering="true">
        <text:list-item>
          <text:p text:style-name="P1343"><text:span text:style-name="T1344">71 možnih spolov na Facebooku ali kam pelje politika spolne identifikacije</text:span><text:span text:style-name="T1345"><text:s/>(13. 12. 2015)</text:span><text:s/><text:a xlink:href="https://nova24tv.si/panorama/71-moznih-spolov-na-facebooku-ali-kam-pelje-politika-spolne-identifikacije/" office:target-frame-name="_top" xlink:show="replace"><text:span text:style-name="T1346">https://nova24tv.si/panorama/71-moznih-spolov-na-facebooku-ali-kam-pelje-politika-spolne-identifikacije/</text:span></text:a></text:p>
        </text:list-item>
      </text:list>
      <text:p text:style-name="P1347"/>
      <text:soft-page-break/>
      <text:list text:style-name="LFO29" text:continue-numbering="true">
        <text:list-item>
          <text:p text:style-name="P1348"><text:span text:style-name="T1349">Aleš Primc kot novi Ivan Kramberger?</text:span><text:span text:style-name="T1350"><text:s/>(13. 12. 2015)<text:s/></text:span><text:a xlink:href="https://nova24tv.si/kolumna/ales-primc-kot-nov-ivan-kramberger/" office:target-frame-name="_top" xlink:show="replace"><text:span text:style-name="T1351">https://nova24tv.si/kolumna/ales-primc-kot-nov-ivan-kramberger/</text:span></text:a></text:p>
        </text:list-item>
      </text:list>
      <text:p text:style-name="P1352"/>
      <text:list text:style-name="LFO29" text:continue-numbering="true">
        <text:list-item>
          <text:p text:style-name="P1353"><text:span text:style-name="T1354">Neverjetno, kakšen izpad sovraštva je doživel novinar POP TV Sandi Prosen</text:span><text:span text:style-name="T1355"><text:s/>(14. 12. 2015)<text:s/></text:span><text:a xlink:href="https://nova24tv.si/slovenija/ljudje/neverjetno-kaksen-izpad-sovrastva-je-dozivel-novinar-pop-tv-sandi-prosen/" office:target-frame-name="_top" xlink:show="replace"><text:span text:style-name="T1356">https://nova24tv.si/slovenija/ljudje/neverjetno-kaksen-izpad-sovrastva-je-dozivel-novinar-pop-tv-sandi-prosen/</text:span></text:a></text:p>
        </text:list-item>
      </text:list>
      <text:p text:style-name="P1357"/>
      <text:list text:style-name="LFO29" text:continue-numbering="true">
        <text:list-item>
          <text:p text:style-name="P1358"><text:span text:style-name="T1359">Glasovanje o prihodnosti otrok se začenja</text:span><text:span text:style-name="T1360"><text:s/>(15. 12. 2015)<text:s/></text:span><text:a xlink:href="https://nova24tv.si/slovenija/ljudje/glasovanje-o-prihodnosti-otrok-se-zacenja/" office:target-frame-name="_top" xlink:show="replace"><text:span text:style-name="T1361">https://nova24tv.si/slovenija/ljudje/glasovanje-o-prihodnosti-otrok-se-zacenja/</text:span></text:a></text:p>
        </text:list-item>
      </text:list>
      <text:p text:style-name="P1362"/>
      <text:list text:style-name="LFO29" text:continue-numbering="true">
        <text:list-item>
          <text:p text:style-name="P1363"><text:span text:style-name="T1364">Papež Frančišek: “Želim opogumiti Slovence, da ohranite družino kot osnovno celico družbe.”</text:span><text:span text:style-name="T1365"><text:s/>(16. 12. 2015)<text:s/></text:span><text:a xlink:href="https://nova24tv.si/slovenija/ljudje/papez-francisek-zelim-opogumiti-slovence-da-ohranite-druzino-kot-osnovno-celico-druzbe/" office:target-frame-name="_top" xlink:show="replace"><text:span text:style-name="T1366">https://nova24tv.si/slovenija/ljudje/papez-francisek-zelim-opogumiti-slovence-da-ohranite-druzino-kot-osnovno-celico-druzbe/</text:span></text:a></text:p>
        </text:list-item>
      </text:list>
      <text:p text:style-name="ListParagraph"/>
      <text:list text:style-name="LFO29" text:continue-numbering="true">
        <text:list-item>
          <text:p text:style-name="P1367"><text:span text:style-name="T1368">Psiholog Perko jasno in odločno: “Z otroki eksperimentirajo!”</text:span><text:span text:style-name="T1369"><text:s/>(16. 12. 2015)<text:s/></text:span><text:a xlink:href="https://nova24tv.si/slovenija/travmaticne-izkusnje-otrok-iz-istospolnih-druzin-sploh-ne-vedo-kdo-so/" office:target-frame-name="_top" xlink:show="replace"><text:span text:style-name="T1370">https://nova24tv.si/slovenija/travmaticne-izkusnje-otrok-iz-istospolnih-druzin-sploh-ne-vedo-kdo-so/</text:span></text:a><text:span text:style-name="T1371"><text:s/></text:span></text:p>
        </text:list-item>
      </text:list>
      <text:p text:style-name="P1372"/>
      <text:list text:style-name="LFO29" text:continue-numbering="true">
        <text:list-item>
          <text:p text:style-name="P1373"><text:span text:style-name="T1374">Odbor 2014 obsodil nenavadno ravnanje policije pred referendumom (17. 12. 2015)<text:s/></text:span><text:a xlink:href="https://nova24tv.si/slovenija/odbor-2014-obsodil-nenavadno-ravnanje-policije-pred-referendumom/" office:target-frame-name="_top" xlink:show="replace"><text:span text:style-name="T1375">https://nova24tv.si/slovenija/odbor-2014-obsodil-nenavadno-ravnanje-policije-pred-referendumom/</text:span></text:a></text:p>
        </text:list-item>
      </text:list>
      <text:p text:style-name="P1376"/>
      <text:list text:style-name="LFO29" text:continue-numbering="true">
        <text:list-item>
          <text:p text:style-name="P1377"><text:span text:style-name="T1378">[VIDEO] “Vsak otrok ve, da sta njegova starša oče in mama.”</text:span><text:span text:style-name="T1379"><text:s/>(17. 12. 2015)<text:s/></text:span><text:a xlink:href="https://nova24tv.si/slovenija/zadnji-dan-predcasnega-glasovanja/" office:target-frame-name="_top" xlink:show="replace"><text:span text:style-name="T1380">https://nova24tv.si/slovenija/zadnji-dan-predcasnega-glasovanja/</text:span></text:a></text:p>
        </text:list-item>
      </text:list>
      <text:p text:style-name="P1381"/>
      <text:list text:style-name="LFO29" text:continue-numbering="true">
        <text:list-item>
          <text:p text:style-name="P1382"><text:span text:style-name="T1383">Več kot 80 akademikov pozvalo državljane, naj glasujejo PROTI</text:span><text:span text:style-name="T1384"><text:s/>(17. 12. 2015)<text:s/></text:span><text:a xlink:href="https://nova24tv.si/slovenija/ljudje/vec-kot-80-akademikov-pozvalo-drzavljane-naj-glasujejo-proti-2/" office:target-frame-name="_top" xlink:show="replace"><text:span text:style-name="T1385">https://nova24tv.si/slovenija/ljudje/vec-kot-80-akademikov-pozvalo-drzavljane-naj-glasujejo-proti-2/</text:span></text:a></text:p>
        </text:list-item>
      </text:list>
      <text:p text:style-name="P1386"/>
      <text:list text:style-name="LFO29" text:continue-numbering="true">
        <text:list-item>
          <text:p text:style-name="P1387"><text:span text:style-name="T1388">Raziskava: V nedeljo bodo slavili zagovorniki otrok, a le za las</text:span><text:span text:style-name="T1389"><text:s/>(18. 12. 2015)<text:s/></text:span><text:a xlink:href="https://nova24tv.si/slovenija/ljudje/anketa-zagovorniki-odraslih-dihajo-za-ovratnik-zagovornikom-otrok/" office:target-frame-name="_top" xlink:show="replace"><text:span text:style-name="T1390">https://nova24tv.si/slovenija/ljudje/anketa-zagovorniki-odraslih-dihajo-za-ovratnik-zagovornikom-otrok/</text:span></text:a></text:p>
        </text:list-item>
      </text:list>
      <text:p text:style-name="P1391"/>
      <text:list text:style-name="LFO29" text:continue-numbering="true">
        <text:list-item>
          <text:p text:style-name="P1392"><text:span text:style-name="T1393">[VIDEO] “Danes nas napadajo in smešijo, jutri nas bodo kaznovali in zapirali”</text:span><text:span text:style-name="T1394"><text:s/>(18. 12. 2015)<text:s/></text:span><text:a xlink:href="https://nova24tv.si/slovenija/ljudje/zevnikova-veste-ko-ni-argumentov-se-vedno-pojavi-izraz-homofobija/" office:target-frame-name="_top" xlink:show="replace"><text:span text:style-name="T1395">https://nova24tv.si/slovenija/ljudje/zevnikova-veste-ko-ni-argumentov-se-vedno-pojavi-izraz-homofobija/</text:span></text:a></text:p>
        </text:list-item>
      </text:list>
      <text:p text:style-name="P1396"/>
      <text:list text:style-name="LFO29" text:continue-numbering="true">
        <text:list-item>
          <text:p text:style-name="P1397"><text:span text:style-name="T1398">“Novo zakonsko zvezo z možnostjo posvojiti otroka bosta lahko sklenila tudi dva transseksulca in queerseksualca”</text:span><text:span text:style-name="T1399"><text:s/>(18. 12. 2015)<text:s/></text:span><text:a xlink:href="https://nova24tv.si/panorama/v-roku-enega-meseca-bomo-pripravili-zakon-ki-bo-uredil-vsa-neresena-vprasanja/" office:target-frame-name="_top" xlink:show="replace"><text:span text:style-name="T1400">https://nova24tv.si/panorama/v-roku-enega-meseca-bomo-pripravili-zakon-ki-bo-uredil-vsa-neresena-vprasanja/</text:span></text:a></text:p>
        </text:list-item>
      </text:list>
      <text:p text:style-name="P1401"/>
      <text:list text:style-name="LFO29" text:continue-numbering="true">
        <text:list-item>
          <text:p text:style-name="P1402"><text:span text:style-name="T1403">Hare Krišna: Nismo proti istospolnim, smo le proti predlogu novega družinskega zakona</text:span><text:span text:style-name="T1404"><text:s/>(18. 12. 2015)<text:s/></text:span><text:a xlink:href="https://nova24tv.si/slovenija/ljudje/hare-krisna-nismo-proti-istospolnim-smo-proti-drzavi-in-zato-proti-zakonu/" office:target-frame-name="_top" xlink:show="replace"><text:span text:style-name="T1405">https://nova24tv.si/slovenija/ljudje/hare-krisna-nismo-proti-istospolnim-smo-proti-drzavi-in-zato-proti-zakonu/</text:span></text:a></text:p>
        </text:list-item>
      </text:list>
      <text:p text:style-name="ListParagraph"/>
      <text:list text:style-name="LFO29" text:continue-numbering="true">
        <text:list-item>
          <text:p text:style-name="P1406"><text:span text:style-name="T1407">Viri: Janković grozil muftiju, naj bo tiho glede referenduma, drugače ne bo džamije</text:span><text:span text:style-name="T1408"><text:s/>(18. 12. 2015)<text:s/></text:span><text:a xlink:href="https://nova24tv.si/slovenija/jankovic-muftiju-bodite-tiho-glede-referenduma-drugace-ne-bo-dzamije/" office:target-frame-name="_top" xlink:show="replace"><text:span text:style-name="T1409">https://nova24tv.si/slovenija/jankovic-muftiju-bodite-tiho-glede-referenduma-drugace-ne-bo-dzamije/</text:span></text:a></text:p>
        </text:list-item>
      </text:list>
      <text:p text:style-name="P1410"/>
      <text:soft-page-break/>
      <text:list text:style-name="LFO29" text:continue-numbering="true">
        <text:list-item>
          <text:p text:style-name="P1411"><text:span text:style-name="T1412">Zmagal glas proti: Kvorum dosežen, zbranih 391.818 glasov</text:span><text:span text:style-name="T1413"><text:s/>(20. 12. 2015)<text:s/></text:span><text:a xlink:href="https://nova24tv.si/slovenija/17-milijona-ljudi-bo-lahko-odlocalo-o-definiciji-zakonske-zveze/" office:target-frame-name="_top" xlink:show="replace"><text:span text:style-name="T1414">https://nova24tv.si/slovenija/17-milijona-ljudi-bo-lahko-odlocalo-o-definiciji-zakonske-zveze/</text:span></text:a></text:p>
        </text:list-item>
      </text:list>
      <text:p text:style-name="P1415"/>
      <text:list text:style-name="LFO29" text:continue-numbering="true">
        <text:list-item>
          <text:p text:style-name="P1416"><text:span text:style-name="T1417">Primc: Če bo udeležba čez 35 odstotkov, verjamemo, da bo zakon zavrnjen</text:span><text:span text:style-name="T1418"><text:s/>(20. 12. 2015)<text:s/></text:span><text:a xlink:href="https://nova24tv.si/slovenija/zevnikova-optimisticna-brglez-o-tem-kako-ne-bi-uposteval-ljudstva-mesec-pa-o-zmagi/" office:target-frame-name="_top" xlink:show="replace"><text:span text:style-name="T1419">https://nova24tv.si/slovenija/zevnikova-optimisticna-brglez-o-tem-kako-ne-bi-uposteval-ljudstva-mesec-pa-o-zmagi/</text:span></text:a></text:p>
        </text:list-item>
      </text:list>
      <text:p text:style-name="P1420"/>
      <text:list text:style-name="LFO29" text:continue-numbering="true">
        <text:list-item>
          <text:p text:style-name="P1421"><text:span text:style-name="T1422">Aleš Primc bo nadaljeval s svojim delom – tudi v politiki, nasprotni strani ponuja roko sodelovanja</text:span><text:span text:style-name="T1423"><text:s/>(20. 12. 2015)</text:span><text:s/><text:a xlink:href="https://nova24tv.si/slovenija/ales-primc-bo-nadaljeval-s-svojim-delom-tudi-v-politiki/" office:target-frame-name="_top" xlink:show="replace"><text:span text:style-name="T1424">https://nova24tv.si/slovenija/ales-primc-bo-nadaljeval-s-svojim-delom-tudi-v-politiki/</text:span></text:a><text:span text:style-name="T1425"><text:s/></text:span></text:p>
        </text:list-item>
      </text:list>
      <text:p text:style-name="P1426"/>
      <text:list text:style-name="LFO29" text:continue-numbering="true">
        <text:list-item>
          <text:p text:style-name="P1427"><text:span text:style-name="T1428">Razočaranje v taboru ZA: Volje ljudstva ne sprejemajo, znova grozijo ter nasprotnike obtožujejo laži</text:span><text:span text:style-name="T1429"><text:s/>(20. 12. 2015)<text:s/></text:span><text:a xlink:href="https://nova24tv.si/slovenija/razocaranje-v-taboru-za-volje-ljudstva-ne-sprejemajo-znova-grozijo-ter-nasprotnike-obtozujejo-lazi/" office:target-frame-name="_top" xlink:show="replace"><text:span text:style-name="T1430">https://nova24tv.si/slovenija/razocaranje-v-taboru-za-volje-ljudstva-ne-sprejemajo-znova-grozijo-ter-nasprotnike-obtozujejo-lazi/</text:span></text:a></text:p>
        </text:list-item>
      </text:list>
      <text:p text:style-name="P1431"/>
      <text:list text:style-name="LFO29" text:continue-numbering="true">
        <text:list-item>
          <text:p text:style-name="P1432"><text:span text:style-name="T1433">Kako so o izidu referenduma poročali slovenski mediji?</text:span><text:span text:style-name="T1434"><text:s/>(21. 12. 2015)<text:s/></text:span><text:a xlink:href="https://nova24tv.si/slovenija/kako-so-o-izidu-referenduma-porocali-slovenski-mediji/" office:target-frame-name="_top" xlink:show="replace"><text:span text:style-name="T1435">https://nova24tv.si/slovenija/kako-so-o-izidu-referenduma-porocali-slovenski-mediji/</text:span></text:a></text:p>
        </text:list-item>
      </text:list>
      <text:p text:style-name="P1436"/>
      <text:list text:style-name="LFO29" text:continue-numbering="true">
        <text:list-item>
          <text:p text:style-name="P1437"><text:span text:style-name="T1438">O napakah kampanje ZA ali zakaj jim kampanja ni uspela?</text:span><text:span text:style-name="T1439"><text:s/>(21. 12. 2015)<text:s/></text:span><text:a xlink:href="https://nova24tv.si/slovenija/o-napakah-kampanje-za-ali-zakaj-jim-kampanja-ni-uspela/" office:target-frame-name="_top" xlink:show="replace"><text:span text:style-name="T1440">https://nova24tv.si/slovenija/o-napakah-kampanje-za-ali-zakaj-jim-kampanja-ni-uspela/</text:span></text:a></text:p>
        </text:list-item>
      </text:list>
      <text:p text:style-name="P1441"/>
      <text:list text:style-name="LFO29" text:continue-numbering="true">
        <text:list-item>
          <text:p text:style-name="P1442"><text:span text:style-name="T1443">CNN: Istospolne poroke so očitno sporne v vseh postkomunističnih državah</text:span><text:span text:style-name="T1444"><text:s/>(21. 12. 2015)<text:s/></text:span><text:a xlink:href="https://nova24tv.si/svet/o-izidu-referenduma-tudi-bbc-in-die-welt/" office:target-frame-name="_top" xlink:show="replace"><text:span text:style-name="T1445">https://nova24tv.si/svet/o-izidu-referenduma-tudi-bbc-in-die-welt/</text:span></text:a></text:p>
        </text:list-item>
      </text:list>
      <text:p text:style-name="P1446"/>
      <text:list text:style-name="LFO29" text:continue-numbering="true">
        <text:list-item>
          <text:p text:style-name="P1447"><text:span text:style-name="T1448">SDS: Rezultat referenduma je jasna nezaupnica ministrici Anji Kopač Mrak</text:span><text:span text:style-name="T1449"><text:s/>(21. 12. 2015)<text:s/></text:span><text:a xlink:href="https://nova24tv.si/slovenija/sds-rezultat-referenduma-je-jasna-nezaupnica-ministrici-anji-kopac-mrak/" office:target-frame-name="_top" xlink:show="replace"><text:span text:style-name="T1450">https://nova24tv.si/slovenija/sds-rezultat-referenduma-je-jasna-nezaupnica-ministrici-anji-kopac-mrak/</text:span></text:a></text:p>
        </text:list-item>
      </text:list>
      <text:p text:style-name="P1451"/>
      <text:list text:style-name="LFO29" text:continue-numbering="true">
        <text:list-item>
          <text:p text:style-name="P1452"><text:span text:style-name="T1453">Reportaža iz tabora Združene levice: Dišalo je po trav’ci in cimetovih piškotkih</text:span><text:span text:style-name="T1454"><text:s/>(21. 12. 2015)<text:s/></text:span><text:a xlink:href="https://nova24tv.si/slovenija/reportaza-iz-tabora-zdruzene-levice-disalo-je-po-travci-in-cimetovih-piskotkih/" office:target-frame-name="_top" xlink:show="replace"><text:span text:style-name="T1455">https://nova24tv.si/slovenija/reportaza-iz-tabora-zdruzene-levice-disalo-je-po-travci-in-cimetovih-piskotkih/</text:span></text:a></text:p>
        </text:list-item>
      </text:list>
      <text:p text:style-name="P1456"/>
      <text:list text:style-name="LFO29" text:continue-numbering="true">
        <text:list-item>
          <text:p text:style-name="P1457"><text:span text:style-name="T1458">Ivan Štuhec: Konec »commedie dell’arte«</text:span><text:span text:style-name="T1459"><text:s/>(21. 12. 2015)<text:s/></text:span><text:a xlink:href="https://nova24tv.si/kolumna/ivan-stuhec-konec-commedia-dellarte/" office:target-frame-name="_top" xlink:show="replace"><text:span text:style-name="T1460">https://nova24tv.si/kolumna/ivan-stuhec-konec-commedia-dellarte/</text:span></text:a></text:p>
        </text:list-item>
      </text:list>
      <text:p text:style-name="P1461"/>
      <text:list text:style-name="LFO29" text:continue-numbering="true">
        <text:list-item>
          <text:p text:style-name="P1462"><text:span text:style-name="T1463">[VIDEO] V Sloveniji padel referendum, bo tudi schengen?</text:span><text:span text:style-name="T1464"><text:s/>(21. 12. 2015)<text:s/></text:span><text:a xlink:href="https://nova24tv.si/slovenija/video-v-sloveniji-padel-referendum-bo-tudi-schengen/" office:target-frame-name="_top" xlink:show="replace"><text:span text:style-name="T1465">https://nova24tv.si/slovenija/video-v-sloveniji-padel-referendum-bo-tudi-schengen/</text:span></text:a></text:p>
        </text:list-item>
      </text:list>
      <text:p text:style-name="P1466"/>
      <text:list text:style-name="LFO29" text:continue-numbering="true">
        <text:list-item>
          <text:p text:style-name="P1467"><text:span text:style-name="T1468">Grozljivo: Rasistični pogrom nad sodelavcem v centru za socialno delo, ker je glasoval proti</text:span><text:span text:style-name="T1469"><text:s/>(22. 12. 2015)<text:s/></text:span><text:a xlink:href="https://nova24tv.si/slovenija/ljudje/socialni-delavec-ni-vec-kompetenten-in-odgovoren-ker-se-je-zavzemal-za-pravice-otrok/" office:target-frame-name="_top" xlink:show="replace"><text:span text:style-name="T1470">https://nova24tv.si/slovenija/ljudje/socialni-delavec-ni-vec-kompetenten-in-odgovoren-ker-se-je-zavzemal-za-pravice-otrok/</text:span></text:a></text:p>
        </text:list-item>
      </text:list>
      <text:p text:style-name="P1471"/>
      <text:list text:style-name="LFO29" text:continue-numbering="true">
        <text:list-item>
          <text:p text:style-name="P1472"><text:span text:style-name="T1473">Novelo zakona o zakonski zvezi prepričljivo zavrnili tudi po pošti</text:span><text:span text:style-name="T1474"><text:s/>(22. 12. 2015)<text:s/></text:span><text:a xlink:href="https://nova24tv.si/slovenija/novelo-zakona-o-zakonski-zvezi-prepricljivo-zavrnili-tudi-po-posti/" office:target-frame-name="_top" xlink:show="replace"><text:span text:style-name="T1475">https://nova24tv.si/slovenija/novelo-zakona-o-zakonski-zvezi-prepricljivo-zavrnili-tudi-po-posti/</text:span></text:a></text:p>
        </text:list-item>
      </text:list>
      <text:p text:style-name="P1476"/>
      <text:soft-page-break/>
      <text:list text:style-name="LFO29" text:continue-numbering="true">
        <text:list-item>
          <text:p text:style-name="P1477"><text:span text:style-name="T1478">V vseh volilnih okrajih večina proti – na Ptuju kar 82 odstotkov</text:span><text:span text:style-name="T1479"><text:s/>(21. 12. 2015)<text:s/></text:span><text:a xlink:href="https://nova24tv.si/slovenija/v-vseh-volilnih-okrajih-vecina-proti-najvecja-razlika-na-ptuju/" office:target-frame-name="_top" xlink:show="replace"><text:span text:style-name="T1480">https://nova24tv.si/slovenija/v-vseh-volilnih-okrajih-vecina-proti-najvecja-razlika-na-ptuju/</text:span></text:a></text:p>
        </text:list-item>
      </text:list>
      <text:p text:style-name="P1481"/>
      <text:list text:style-name="LFO29" text:continue-numbering="true">
        <text:list-item>
          <text:p text:style-name="P1482"><text:span text:style-name="T1483">Ude o napovedanih Cerarjevih čistkah: Ustavno sodišče ne sme biti orodje političnih strank</text:span><text:span text:style-name="T1484"><text:s/>(22. 12. 2015)<text:s/></text:span><text:a xlink:href="https://nova24tv.si/slovenija/poslanka-smc-jasna-murgel-naslednje-leto-bomo-zopet-politicno-kadrovali/" office:target-frame-name="_top" xlink:show="replace"><text:span text:style-name="T1485">https://nova24tv.si/slovenija/poslanka-smc-jasna-murgel-naslednje-leto-bomo-zopet-politicno-kadrovali/</text:span></text:a></text:p>
        </text:list-item>
      </text:list>
      <text:p text:style-name="P1486"/>
      <text:list text:style-name="LFO29" text:continue-numbering="true">
        <text:list-item>
          <text:p text:style-name="P1487"><text:span text:style-name="T1488">Kam se mudi Janiju Möderndorferju?</text:span><text:span text:style-name="T1489"><text:s/>(22. 12. 2015)<text:s/></text:span><text:a xlink:href="https://nova24tv.si/slovenija/kam-se-mudi-janiju-moderndorferju/" office:target-frame-name="_top" xlink:show="replace"><text:span text:style-name="T1490">https://nova24tv.si/slovenija/kam-se-mudi-janiju-moderndorferju/</text:span></text:a></text:p>
        </text:list-item>
      </text:list>
      <text:p text:style-name="P1491"/>
      <text:list text:style-name="LFO29" text:continue-numbering="true">
        <text:list-item>
          <text:p text:style-name="P1492"><text:span text:style-name="T1493">Tabor ZA se zdaj prepira med sabo – kdo je bolj kriv za poraz</text:span><text:span text:style-name="T1494"><text:s/>(23. 12. 2015)<text:s/></text:span><text:a xlink:href="https://nova24tv.si/slovenija/poglejte-kako-se-po-porazu-prepirajo-10-stvari-ki-so-pri-kampanji-za-sle-narobe/" office:target-frame-name="_top" xlink:show="replace"><text:span text:style-name="T1495">https://nova24tv.si/slovenija/poglejte-kako-se-po-porazu-prepirajo-10-stvari-ki-so-pri-kampanji-za-sle-narobe/</text:span></text:a></text:p>
        </text:list-item>
      </text:list>
      <text:p text:style-name="P1496"/>
      <text:list text:style-name="LFO29" text:continue-numbering="true">
        <text:list-item>
          <text:p text:style-name="P1497"><text:span text:style-name="T1498">Zdrava kmečka pamet je premagala “strokovne” gospodarje vednosti</text:span><text:span text:style-name="T1499"><text:s/>(27. 12. 2015)<text:s/></text:span><text:a xlink:href="https://nova24tv.si/kolumna/zdrava-kmecka-pamet-je-premagala-strokovne-gospodarje-vednosti/" office:target-frame-name="_top" xlink:show="replace"><text:span text:style-name="T1500">https://nova24tv.si/kolumna/zdrava-kmecka-pamet-je-premagala-strokovne-gospodarje-vednosti/</text:span></text:a></text:p>
        </text:list-item>
      </text:list>
      <text:p text:style-name="P1501"/>
      <text:list text:style-name="LFO29" text:continue-numbering="true">
        <text:list-item>
          <text:p text:style-name="P1502"><text:span text:style-name="T1503">Znan je končni neuradni izid referenduma</text:span><text:span text:style-name="T1504"><text:s/>(29. 12. 2015)<text:s/></text:span><text:a xlink:href="https://nova24tv.si/slovenija/znan-je-koncni-neuradni-izid-referenduma/" office:target-frame-name="_top" xlink:show="replace"><text:span text:style-name="T1505">https://nova24tv.si/slovenija/znan-je-koncni-neuradni-izid-referenduma/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complex="Times New Roman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Wingding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8LVL1" style:family="text">
      <style:text-properties style:font-name="Wingdings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30LVL1" style:family="text">
      <style:text-properties style:font-name="Wingdings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Wingdings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Wingdings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4" style:parent-style-name="Footer" style:family="paragraph">
      <style:text-properties style:font-name="Times New Roman" style:font-name-complex="Times New Roman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ADP Študent 2</dc:creator>
    <meta:creation-date>2022-01-03T09:31:00Z</meta:creation-date>
    <dc:date>2022-01-03T09:31:00Z</dc:date>
    <meta:print-date>2020-08-30T07:59:00Z</meta:print-date>
    <meta:template xlink:href="Normal" xlink:type="simple"/>
    <meta:editing-cycles>2</meta:editing-cycles>
    <meta:editing-duration>PT0S</meta:editing-duration>
    <meta:document-statistic meta:page-count="27" meta:paragraph-count="180" meta:word-count="13532" meta:character-count="90488" meta:row-count="642" meta:non-whitespace-character-count="77136"/>
  </office:meta>
</office:document-meta>
</file>